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2mm"/>
    </style:style>
    <style:style style:name="co3" style:family="table-column">
      <style:table-column-properties fo:break-before="auto" style:column-width="54.82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33.57mm"/>
    </style:style>
    <style:style style:name="co7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nse NN (DEAP-3600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9896581581468" calcext:value-type="float">
            <text:p>0.509896581581468</text:p>
          </table:table-cell>
          <table:table-cell office:value-type="float" office:value="0.160431591640451" calcext:value-type="float">
            <text:p>0.160431591640451</text:p>
          </table:table-cell>
          <table:table-cell office:value-type="float" office:value="0.0243678000223267" calcext:value-type="float">
            <text:p>0.024367800022327</text:p>
          </table:table-cell>
          <table:table-cell office:value-type="float" office:value="0.0118124718156363" calcext:value-type="float">
            <text:p>0.011812471815636</text:p>
          </table:table-cell>
          <table:table-cell office:value-type="float" office:value="0.566336633663366" calcext:value-type="float">
            <text:p>0.566336633663366</text:p>
          </table:table-cell>
          <table:table-cell office:value-type="float" office:value="0.18074398249453" calcext:value-type="float">
            <text:p>0.18074398249453</text:p>
          </table:table-cell>
          <table:table-cell office:value-type="float" office:value="0.484477611940299" calcext:value-type="float">
            <text:p>0.484477611940299</text:p>
          </table:table-cell>
          <table:table-cell office:value-type="float" office:value="0.147016861219196" calcext:value-type="float">
            <text:p>0.1470168612191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3608830857136" calcext:value-type="float">
            <text:p>0.53608830857136</text:p>
          </table:table-cell>
          <table:table-cell office:value-type="float" office:value="0.154152148360997" calcext:value-type="float">
            <text:p>0.154152148360997</text:p>
          </table:table-cell>
          <table:table-cell office:value-type="float" office:value="0.0196262694384242" calcext:value-type="float">
            <text:p>0.019626269438424</text:p>
          </table:table-cell>
          <table:table-cell office:value-type="float" office:value="0.0132547105694888" calcext:value-type="float">
            <text:p>0.013254710569489</text:p>
          </table:table-cell>
          <table:table-cell office:value-type="float" office:value="0.554619565217391" calcext:value-type="float">
            <text:p>0.554619565217391</text:p>
          </table:table-cell>
          <table:table-cell office:value-type="float" office:value="0.187852494577007" calcext:value-type="float">
            <text:p>0.187852494577007</text:p>
          </table:table-cell>
          <table:table-cell office:value-type="float" office:value="0.485333333333333" calcext:value-type="float">
            <text:p>0.485333333333333</text:p>
          </table:table-cell>
          <table:table-cell office:value-type="float" office:value="0.141581219643821" calcext:value-type="float">
            <text:p>0.1415812196438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84659998083438" calcext:value-type="float">
            <text:p>0.584659998083438</text:p>
          </table:table-cell>
          <table:table-cell office:value-type="float" office:value="0.211780521461596" calcext:value-type="float">
            <text:p>0.211780521461596</text:p>
          </table:table-cell>
          <table:table-cell office:value-type="float" office:value="0.0302065294645127" calcext:value-type="float">
            <text:p>0.030206529464513</text:p>
          </table:table-cell>
          <table:table-cell office:value-type="float" office:value="0.00858012615978166" calcext:value-type="float">
            <text:p>0.008580126159782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221232142857143" calcext:value-type="float">
            <text:p>0.221232142857143</text:p>
          </table:table-cell>
          <table:table-cell office:value-type="float" office:value="0.542639593908629" calcext:value-type="float">
            <text:p>0.542639593908629</text:p>
          </table:table-cell>
          <table:table-cell office:value-type="float" office:value="0.189316239316239" calcext:value-type="float">
            <text:p>0.18931623931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619644199716183" calcext:value-type="float">
            <text:p>0.619644199716183</text:p>
          </table:table-cell>
          <table:table-cell office:value-type="float" office:value="0.231170810222067" calcext:value-type="float">
            <text:p>0.231170810222067</text:p>
          </table:table-cell>
          <table:table-cell office:value-type="float" office:value="0.0321493227349866" calcext:value-type="float">
            <text:p>0.032149322734987</text:p>
          </table:table-cell>
          <table:table-cell office:value-type="float" office:value="0.00506053403999762" calcext:value-type="float">
            <text:p>0.005060534039998</text:p>
          </table:table-cell>
          <table:table-cell office:value-type="float" office:value="0.6513353115727" calcext:value-type="float">
            <text:p>0.6513353115727</text:p>
          </table:table-cell>
          <table:table-cell office:value-type="float" office:value="0.239985642498205" calcext:value-type="float">
            <text:p>0.239985642498205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24111948331539" calcext:value-type="float">
            <text:p>0.22411194833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05428138183458" calcext:value-type="float">
            <text:p>0.705428138183458</text:p>
          </table:table-cell>
          <table:table-cell office:value-type="float" office:value="0.275752347414338" calcext:value-type="float">
            <text:p>0.275752347414338</text:p>
          </table:table-cell>
          <table:table-cell office:value-type="float" office:value="0.0211556035576749" calcext:value-type="float">
            <text:p>0.021155603557675</text:p>
          </table:table-cell>
          <table:table-cell office:value-type="float" office:value="0.00725019057142336" calcext:value-type="float">
            <text:p>0.007250190571423</text:p>
          </table:table-cell>
          <table:table-cell office:value-type="float" office:value="0.767857142857143" calcext:value-type="float">
            <text:p>0.767857142857143</text:p>
          </table:table-cell>
          <table:table-cell office:value-type="float" office:value="0.292584745762712" calcext:value-type="float">
            <text:p>0.292584745762712</text:p>
          </table:table-cell>
          <table:table-cell office:value-type="float" office:value="0.68728813559322" calcext:value-type="float">
            <text:p>0.68728813559322</text:p>
          </table:table-cell>
          <table:table-cell office:value-type="float" office:value="0.266761972837741" calcext:value-type="float">
            <text:p>0.2667619728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730260676265503" calcext:value-type="float">
            <text:p>0.730260676265503</text:p>
          </table:table-cell>
          <table:table-cell office:value-type="float" office:value="0.29475695054609" calcext:value-type="float">
            <text:p>0.29475695054609</text:p>
          </table:table-cell>
          <table:table-cell office:value-type="float" office:value="0.0205792731792619" calcext:value-type="float">
            <text:p>0.020579273179262</text:p>
          </table:table-cell>
          <table:table-cell office:value-type="float" office:value="0.00430536183437276" calcext:value-type="float">
            <text:p>0.004305361834373</text:p>
          </table:table-cell>
          <table:table-cell office:value-type="float" office:value="0.758254716981132" calcext:value-type="float">
            <text:p>0.758254716981132</text:p>
          </table:table-cell>
          <table:table-cell office:value-type="float" office:value="0.301486748545572" calcext:value-type="float">
            <text:p>0.301486748545572</text:p>
          </table:table-cell>
          <table:table-cell office:value-type="float" office:value="0.690322580645161" calcext:value-type="float">
            <text:p>0.690322580645161</text:p>
          </table:table-cell>
          <table:table-cell office:value-type="float" office:value="0.287126600284495" calcext:value-type="float">
            <text:p>0.287126600284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14356819340834" calcext:value-type="float">
            <text:p>0.814356819340834</text:p>
          </table:table-cell>
          <table:table-cell office:value-type="float" office:value="0.307333052171926" calcext:value-type="float">
            <text:p>0.307333052171926</text:p>
          </table:table-cell>
          <table:table-cell office:value-type="float" office:value="0.0138229754821319" calcext:value-type="float">
            <text:p>0.013822975482132</text:p>
          </table:table-cell>
          <table:table-cell office:value-type="float" office:value="0.00457531506187445" calcext:value-type="float">
            <text:p>0.004575315061874</text:p>
          </table:table-cell>
          <table:table-cell office:value-type="float" office:value="0.83375796178344" calcext:value-type="float">
            <text:p>0.83375796178344</text:p>
          </table:table-cell>
          <table:table-cell office:value-type="float" office:value="0.315935828877005" calcext:value-type="float">
            <text:p>0.31593582887700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301052836810294" calcext:value-type="float">
            <text:p>0.301052836810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781792960751034" calcext:value-type="float">
            <text:p>0.781792960751034</text:p>
          </table:table-cell>
          <table:table-cell office:value-type="float" office:value="0.315545893856039" calcext:value-type="float">
            <text:p>0.315545893856039</text:p>
          </table:table-cell>
          <table:table-cell office:value-type="float" office:value="0.0233347242951066" calcext:value-type="float">
            <text:p>0.023334724295107</text:p>
          </table:table-cell>
          <table:table-cell office:value-type="float" office:value="0.0117809673166182" calcext:value-type="float">
            <text:p>0.011780967316618</text:p>
          </table:table-cell>
          <table:table-cell office:value-type="float" office:value="0.804507042253521" calcext:value-type="float">
            <text:p>0.804507042253521</text:p>
          </table:table-cell>
          <table:table-cell office:value-type="float" office:value="0.329073941134243" calcext:value-type="float">
            <text:p>0.329073941134243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286899563318777" calcext:value-type="float">
            <text:p>0.286899563318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32822188366594" calcext:value-type="float">
            <text:p>0.832822188366594</text:p>
          </table:table-cell>
          <table:table-cell office:value-type="float" office:value="0.360818597030966" calcext:value-type="float">
            <text:p>0.360818597030966</text:p>
          </table:table-cell>
          <table:table-cell office:value-type="float" office:value="0.00534864555711874" calcext:value-type="float">
            <text:p>0.005348645557119</text:p>
          </table:table-cell>
          <table:table-cell office:value-type="float" office:value="0.00512803860305394" calcext:value-type="float">
            <text:p>0.005128038603054</text:p>
          </table:table-cell>
          <table:table-cell office:value-type="float" office:value="0.843661971830986" calcext:value-type="float">
            <text:p>0.843661971830986</text:p>
          </table:table-cell>
          <table:table-cell office:value-type="float" office:value="0.369106566200215" calcext:value-type="float">
            <text:p>0.369106566200215</text:p>
          </table:table-cell>
          <table:table-cell office:value-type="float" office:value="0.827376425855513" calcext:value-type="float">
            <text:p>0.827376425855513</text:p>
          </table:table-cell>
          <table:table-cell office:value-type="float" office:value="0.352072609049038" calcext:value-type="float">
            <text:p>0.3520726090490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73625499750313" calcext:value-type="float">
            <text:p>0.873625499750313</text:p>
          </table:table-cell>
          <table:table-cell office:value-type="float" office:value="0.370882329465337" calcext:value-type="float">
            <text:p>0.370882329465337</text:p>
          </table:table-cell>
          <table:table-cell office:value-type="float" office:value="0.030554475274609" calcext:value-type="float">
            <text:p>0.030554475274609</text:p>
          </table:table-cell>
          <table:table-cell office:value-type="float" office:value="0.00985539359629175" calcext:value-type="float">
            <text:p>0.00985539359629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00650759219089" calcext:value-type="float">
            <text:p>0.400650759219089</text:p>
          </table:table-cell>
          <table:table-cell office:value-type="float" office:value="0.84974358974359" calcext:value-type="float">
            <text:p>0.84974358974359</text:p>
          </table:table-cell>
          <table:table-cell office:value-type="float" office:value="0.363080260303688" calcext:value-type="float">
            <text:p>0.3630802603036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46633911300441" calcext:value-type="float">
            <text:p>0.846633911300441</text:p>
          </table:table-cell>
          <table:table-cell office:value-type="float" office:value="0.364263536222073" calcext:value-type="float">
            <text:p>0.364263536222073</text:p>
          </table:table-cell>
          <table:table-cell office:value-type="float" office:value="0.0368409041773646" calcext:value-type="float">
            <text:p>0.036840904177365</text:p>
          </table:table-cell>
          <table:table-cell office:value-type="float" office:value="0.00732385674293642" calcext:value-type="float">
            <text:p>0.007323856742936</text:p>
          </table:table-cell>
          <table:table-cell office:value-type="float" office:value="0.875113122171946" calcext:value-type="float">
            <text:p>0.875113122171946</text:p>
          </table:table-cell>
          <table:table-cell office:value-type="float" office:value="0.375422813961857" calcext:value-type="float">
            <text:p>0.375422813961857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351293103448276" calcext:value-type="float">
            <text:p>0.3512931034482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11836422260064" calcext:value-type="float">
            <text:p>0.811836422260064</text:p>
          </table:table-cell>
          <table:table-cell office:value-type="float" office:value="0.359013838090703" calcext:value-type="float">
            <text:p>0.359013838090703</text:p>
          </table:table-cell>
          <table:table-cell office:value-type="float" office:value="0.0233868125511814" calcext:value-type="float">
            <text:p>0.023386812551181</text:p>
          </table:table-cell>
          <table:table-cell office:value-type="float" office:value="0.00610691416672609" calcext:value-type="float">
            <text:p>0.0061069141667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6754385964912" calcext:value-type="float">
            <text:p>0.376754385964912</text:p>
          </table:table-cell>
          <table:table-cell office:value-type="float" office:value="0.784975369458128" calcext:value-type="float">
            <text:p>0.784975369458128</text:p>
          </table:table-cell>
          <table:table-cell office:value-type="float" office:value="0.351711580480699" calcext:value-type="float">
            <text:p>0.3517115804806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42479786613382" calcext:value-type="float">
            <text:p>0.842479786613382</text:p>
          </table:table-cell>
          <table:table-cell office:value-type="float" office:value="0.39087309971678" calcext:value-type="float">
            <text:p>0.39087309971678</text:p>
          </table:table-cell>
          <table:table-cell office:value-type="float" office:value="0.0107798997223602" calcext:value-type="float">
            <text:p>0.01077989972236</text:p>
          </table:table-cell>
          <table:table-cell office:value-type="float" office:value="0.00504396405025598" calcext:value-type="float">
            <text:p>0.005043964050256</text:p>
          </table:table-cell>
          <table:table-cell office:value-type="float" office:value="0.858953168044077" calcext:value-type="float">
            <text:p>0.858953168044077</text:p>
          </table:table-cell>
          <table:table-cell office:value-type="float" office:value="0.396381053751996" calcext:value-type="float">
            <text:p>0.396381053751996</text:p>
          </table:table-cell>
          <table:table-cell office:value-type="float" office:value="0.819834710743802" calcext:value-type="float">
            <text:p>0.819834710743802</text:p>
          </table:table-cell>
          <table:table-cell office:value-type="float" office:value="0.376406926406926" calcext:value-type="float">
            <text:p>0.3764069264069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81613729485723" calcext:value-type="float">
            <text:p>0.881613729485723</text:p>
          </table:table-cell>
          <table:table-cell office:value-type="float" office:value="0.384495749500685" calcext:value-type="float">
            <text:p>0.384495749500685</text:p>
          </table:table-cell>
          <table:table-cell office:value-type="float" office:value="0.0104732674935474" calcext:value-type="float">
            <text:p>0.010473267493547</text:p>
          </table:table-cell>
          <table:table-cell office:value-type="float" office:value="0.0045141654136331" calcext:value-type="float">
            <text:p>0.004514165413633</text:p>
          </table:table-cell>
          <table:table-cell office:value-type="float" office:value="0.902380952380952" calcext:value-type="float">
            <text:p>0.902380952380952</text:p>
          </table:table-cell>
          <table:table-cell office:value-type="float" office:value="0.393394176445024" calcext:value-type="float">
            <text:p>0.393394176445024</text:p>
          </table:table-cell>
          <table:table-cell office:value-type="float" office:value="0.86235294117647" calcext:value-type="float">
            <text:p>0.86235294117647</text:p>
          </table:table-cell>
          <table:table-cell office:value-type="float" office:value="0.375545851528384" calcext:value-type="float">
            <text:p>0.37554585152838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1425516586023" calcext:value-type="float">
            <text:p>0.881425516586023</text:p>
          </table:table-cell>
          <table:table-cell office:value-type="float" office:value="0.395964873406824" calcext:value-type="float">
            <text:p>0.395964873406824</text:p>
          </table:table-cell>
          <table:table-cell office:value-type="float" office:value="0.0122380920657668" calcext:value-type="float">
            <text:p>0.012238092065767</text:p>
          </table:table-cell>
          <table:table-cell office:value-type="float" office:value="0.0139124965103746" calcext:value-type="float">
            <text:p>0.013912496510375</text:p>
          </table:table-cell>
          <table:table-cell office:value-type="float" office:value="0.896644295302013" calcext:value-type="float">
            <text:p>0.896644295302013</text:p>
          </table:table-cell>
          <table:table-cell office:value-type="float" office:value="0.407848210435533" calcext:value-type="float">
            <text:p>0.407848210435533</text:p>
          </table:table-cell>
          <table:table-cell office:value-type="float" office:value="0.861842105263158" calcext:value-type="float">
            <text:p>0.861842105263158</text:p>
          </table:table-cell>
          <table:table-cell office:value-type="float" office:value="0.351327433628319" calcext:value-type="float">
            <text:p>0.35132743362831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42272004164615" calcext:value-type="float">
            <text:p>0.842272004164615</text:p>
          </table:table-cell>
          <table:table-cell office:value-type="float" office:value="0.399773279822152" calcext:value-type="float">
            <text:p>0.399773279822152</text:p>
          </table:table-cell>
          <table:table-cell office:value-type="float" office:value="0.00820674084183688" calcext:value-type="float">
            <text:p>0.008206740841837</text:p>
          </table:table-cell>
          <table:table-cell office:value-type="float" office:value="0.00653757956367331" calcext:value-type="float">
            <text:p>0.006537579563673</text:p>
          </table:table-cell>
          <table:table-cell office:value-type="float" office:value="0.856746031746032" calcext:value-type="float">
            <text:p>0.856746031746032</text:p>
          </table:table-cell>
          <table:table-cell office:value-type="float" office:value="0.409935205183585" calcext:value-type="float">
            <text:p>0.409935205183585</text:p>
          </table:table-cell>
          <table:table-cell office:value-type="float" office:value="0.823076923076923" calcext:value-type="float">
            <text:p>0.823076923076923</text:p>
          </table:table-cell>
          <table:table-cell office:value-type="float" office:value="0.389417781274587" calcext:value-type="float">
            <text:p>0.38941778127458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89352071853475" calcext:value-type="float">
            <text:p>0.89352071853475</text:p>
          </table:table-cell>
          <table:table-cell office:value-type="float" office:value="0.407843796391882" calcext:value-type="float">
            <text:p>0.407843796391882</text:p>
          </table:table-cell>
          <table:table-cell office:value-type="float" office:value="0.0142008057907186" calcext:value-type="float">
            <text:p>0.014200805790719</text:p>
          </table:table-cell>
          <table:table-cell office:value-type="float" office:value="0.00469799886689063" calcext:value-type="float">
            <text:p>0.004697998866891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415811965811966" calcext:value-type="float">
            <text:p>0.415811965811966</text:p>
          </table:table-cell>
          <table:table-cell office:value-type="float" office:value="0.864227642276423" calcext:value-type="float">
            <text:p>0.864227642276423</text:p>
          </table:table-cell>
          <table:table-cell office:value-type="float" office:value="0.398932764140875" calcext:value-type="float">
            <text:p>0.39893276414087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72365909966448" calcext:value-type="float">
            <text:p>0.872365909966448</text:p>
          </table:table-cell>
          <table:table-cell office:value-type="float" office:value="0.40807534113118" calcext:value-type="float">
            <text:p>0.40807534113118</text:p>
          </table:table-cell>
          <table:table-cell office:value-type="float" office:value="0.0116055813162528" calcext:value-type="float">
            <text:p>0.011605581316253</text:p>
          </table:table-cell>
          <table:table-cell office:value-type="float" office:value="0.00887979198117854" calcext:value-type="float">
            <text:p>0.008879791981179</text:p>
          </table:table-cell>
          <table:table-cell office:value-type="float" office:value="0.883588621444201" calcext:value-type="float">
            <text:p>0.883588621444201</text:p>
          </table:table-cell>
          <table:table-cell office:value-type="float" office:value="0.416218654158398" calcext:value-type="float">
            <text:p>0.416218654158398</text:p>
          </table:table-cell>
          <table:table-cell office:value-type="float" office:value="0.84" calcext:value-type="float">
            <text:p>0.84</text:p>
          </table:table-cell>
          <table:table-cell office:value-type="float" office:value="0.391111111111111" calcext:value-type="float">
            <text:p>0.39111111111111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1454851271075" calcext:value-type="float">
            <text:p>0.891454851271075</text:p>
          </table:table-cell>
          <table:table-cell office:value-type="float" office:value="0.440995163063039" calcext:value-type="float">
            <text:p>0.440995163063039</text:p>
          </table:table-cell>
          <table:table-cell office:value-type="float" office:value="0.00698063862710023" calcext:value-type="float">
            <text:p>0.0069806386271</text:p>
          </table:table-cell>
          <table:table-cell office:value-type="float" office:value="0.00521057527432796" calcext:value-type="float">
            <text:p>0.005210575274328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0.453091684434968" calcext:value-type="float">
            <text:p>0.453091684434968</text:p>
          </table:table-cell>
          <table:table-cell office:value-type="float" office:value="0.879020979020979" calcext:value-type="float">
            <text:p>0.879020979020979</text:p>
          </table:table-cell>
          <table:table-cell office:value-type="float" office:value="0.434087626384208" calcext:value-type="float">
            <text:p>0.43408762638420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89260403155321" calcext:value-type="float">
            <text:p>0.889260403155321</text:p>
          </table:table-cell>
          <table:table-cell office:value-type="float" office:value="0.419346586802759" calcext:value-type="float">
            <text:p>0.419346586802759</text:p>
          </table:table-cell>
          <table:table-cell office:value-type="float" office:value="0.0135505661065815" calcext:value-type="float">
            <text:p>0.013550566106582</text:p>
          </table:table-cell>
          <table:table-cell office:value-type="float" office:value="0.00468719629804436" calcext:value-type="float">
            <text:p>0.004687196298044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426881720430107" calcext:value-type="float">
            <text:p>0.426881720430107</text:p>
          </table:table-cell>
          <table:table-cell office:value-type="float" office:value="0.872260273972603" calcext:value-type="float">
            <text:p>0.872260273972603</text:p>
          </table:table-cell>
          <table:table-cell office:value-type="float" office:value="0.412050739957717" calcext:value-type="float">
            <text:p>0.4120507399577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16285628576219" calcext:value-type="float">
            <text:p>0.916285628576219</text:p>
          </table:table-cell>
          <table:table-cell office:value-type="float" office:value="0.437245840158827" calcext:value-type="float">
            <text:p>0.437245840158827</text:p>
          </table:table-cell>
          <table:table-cell office:value-type="float" office:value="0.020098482604899" calcext:value-type="float">
            <text:p>0.020098482604899</text:p>
          </table:table-cell>
          <table:table-cell office:value-type="float" office:value="0.00910786543314137" calcext:value-type="float">
            <text:p>0.009107865433141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458886509635974" calcext:value-type="float">
            <text:p>0.45888650963597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425890909090909" calcext:value-type="float">
            <text:p>0.4258909090909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93582515277248" calcext:value-type="float">
            <text:p>0.893582515277248</text:p>
          </table:table-cell>
          <table:table-cell office:value-type="float" office:value="0.460651202836413" calcext:value-type="float">
            <text:p>0.460651202836413</text:p>
          </table:table-cell>
          <table:table-cell office:value-type="float" office:value="0.0152224155372838" calcext:value-type="float">
            <text:p>0.015222415537284</text:p>
          </table:table-cell>
          <table:table-cell office:value-type="float" office:value="0.00510676548202673" calcext:value-type="float">
            <text:p>0.005106765482027</text:p>
          </table:table-cell>
          <table:table-cell office:value-type="float" office:value="0.906716417910448" calcext:value-type="float">
            <text:p>0.906716417910448</text:p>
          </table:table-cell>
          <table:table-cell office:value-type="float" office:value="0.46889848812095" calcext:value-type="float">
            <text:p>0.46889848812095</text:p>
          </table:table-cell>
          <table:table-cell office:value-type="float" office:value="0.851388888888889" calcext:value-type="float">
            <text:p>0.851388888888889</text:p>
          </table:table-cell>
          <table:table-cell office:value-type="float" office:value="0.452942322681216" calcext:value-type="float">
            <text:p>0.45294232268121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93784953216787" calcext:value-type="float">
            <text:p>0.893784953216787</text:p>
          </table:table-cell>
          <table:table-cell office:value-type="float" office:value="0.457550232492877" calcext:value-type="float">
            <text:p>0.457550232492877</text:p>
          </table:table-cell>
          <table:table-cell office:value-type="float" office:value="0.00751636598032351" calcext:value-type="float">
            <text:p>0.007516365980324</text:p>
          </table:table-cell>
          <table:table-cell office:value-type="float" office:value="0.0122987354746299" calcext:value-type="float">
            <text:p>0.012298735474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484665226781858" calcext:value-type="float">
            <text:p>0.484665226781858</text:p>
          </table:table-cell>
          <table:table-cell office:value-type="float" office:value="0.883682008368201" calcext:value-type="float">
            <text:p>0.883682008368201</text:p>
          </table:table-cell>
          <table:table-cell office:value-type="float" office:value="0.443736578382248" calcext:value-type="float">
            <text:p>0.44373657838224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6199083037902" calcext:value-type="float">
            <text:p>0.886199083037902</text:p>
          </table:table-cell>
          <table:table-cell office:value-type="float" office:value="0.458539191495988" calcext:value-type="float">
            <text:p>0.458539191495988</text:p>
          </table:table-cell>
          <table:table-cell office:value-type="float" office:value="0.0107803961305919" calcext:value-type="float">
            <text:p>0.010780396130592</text:p>
          </table:table-cell>
          <table:table-cell office:value-type="float" office:value="0.0117984371110548" calcext:value-type="float">
            <text:p>0.011798437111055</text:p>
          </table:table-cell>
          <table:table-cell office:value-type="float" office:value="0.908108108108108" calcext:value-type="float">
            <text:p>0.908108108108108</text:p>
          </table:table-cell>
          <table:table-cell office:value-type="float" office:value="0.470150862068966" calcext:value-type="float">
            <text:p>0.470150862068966</text:p>
          </table:table-cell>
          <table:table-cell office:value-type="float" office:value="0.862162162162162" calcext:value-type="float">
            <text:p>0.862162162162162</text:p>
          </table:table-cell>
          <table:table-cell office:value-type="float" office:value="0.423110151187905" calcext:value-type="float">
            <text:p>0.42311015118790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10882358515292" calcext:value-type="float">
            <text:p>0.910882358515292</text:p>
          </table:table-cell>
          <table:table-cell office:value-type="float" office:value="0.449726962227965" calcext:value-type="float">
            <text:p>0.449726962227965</text:p>
          </table:table-cell>
          <table:table-cell office:value-type="float" office:value="0.0130318420156824" calcext:value-type="float">
            <text:p>0.013031842015682</text:p>
          </table:table-cell>
          <table:table-cell office:value-type="float" office:value="0.00495920874677578" calcext:value-type="float">
            <text:p>0.004959208746776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456989247311828" calcext:value-type="float">
            <text:p>0.456989247311828</text:p>
          </table:table-cell>
          <table:table-cell office:value-type="float" office:value="0.88551724137931" calcext:value-type="float">
            <text:p>0.88551724137931</text:p>
          </table:table-cell>
          <table:table-cell office:value-type="float" office:value="0.436659436008677" calcext:value-type="float">
            <text:p>0.43665943600867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08289056870803" calcext:value-type="float">
            <text:p>0.908289056870803</text:p>
          </table:table-cell>
          <table:table-cell office:value-type="float" office:value="0.459669662732806" calcext:value-type="float">
            <text:p>0.459669662732806</text:p>
          </table:table-cell>
          <table:table-cell office:value-type="float" office:value="0.0119202593901899" calcext:value-type="float">
            <text:p>0.01192025939019</text:p>
          </table:table-cell>
          <table:table-cell office:value-type="float" office:value="0.009373815178612" calcext:value-type="float">
            <text:p>0.009373815178612</text:p>
          </table:table-cell>
          <table:table-cell office:value-type="float" office:value="0.931958762886598" calcext:value-type="float">
            <text:p>0.931958762886598</text:p>
          </table:table-cell>
          <table:table-cell office:value-type="float" office:value="0.48961038961039" calcext:value-type="float">
            <text:p>0.48961038961039</text:p>
          </table:table-cell>
          <table:table-cell office:value-type="float" office:value="0.897272727272727" calcext:value-type="float">
            <text:p>0.897272727272727</text:p>
          </table:table-cell>
          <table:table-cell office:value-type="float" office:value="0.453608470181504" calcext:value-type="float">
            <text:p>0.4536084701815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992453871216953" calcext:value-type="float">
            <text:p>0.992453871216953</text:p>
          </table:table-cell>
          <table:table-cell office:value-type="float" office:value="0.783529457107652" calcext:value-type="float">
            <text:p>0.783529457107652</text:p>
          </table:table-cell>
          <table:table-cell office:value-type="float" office:value="0.00541327096457496" calcext:value-type="float">
            <text:p>0.005413270964575</text:p>
          </table:table-cell>
          <table:table-cell office:value-type="float" office:value="0.102340815578582" calcext:value-type="float">
            <text:p>0.102340815578582</text:p>
          </table:table-cell>
          <table:table-cell office:value-type="float" office:value="1" calcext:value-type="float">
            <text:p>1</text:p>
          </table:table-cell>
          <table:table-cell office:value-type="float" office:value="0.886791546589817" calcext:value-type="float">
            <text:p>0.886791546589817</text:p>
          </table:table-cell>
          <table:table-cell office:value-type="float" office:value="0.982731958762886" calcext:value-type="float">
            <text:p>0.982731958762886</text:p>
          </table:table-cell>
          <table:table-cell office:value-type="float" office:value="0.510425531914894" calcext:value-type="float">
            <text:p>0.51042553191489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69963307809938" calcext:value-type="float">
            <text:p>0.969963307809938</text:p>
          </table:table-cell>
          <table:table-cell office:value-type="float" office:value="0.516381896612146" calcext:value-type="float">
            <text:p>0.516381896612146</text:p>
          </table:table-cell>
          <table:table-cell office:value-type="float" office:value="0.00682193012520544" calcext:value-type="float">
            <text:p>0.006821930125205</text:p>
          </table:table-cell>
          <table:table-cell office:value-type="float" office:value="0.00545888562043933" calcext:value-type="float">
            <text:p>0.005458885620439</text:p>
          </table:table-cell>
          <table:table-cell office:value-type="float" office:value="0.988571428571429" calcext:value-type="float">
            <text:p>0.988571428571429</text:p>
          </table:table-cell>
          <table:table-cell office:value-type="float" office:value="0.529677419354839" calcext:value-type="float">
            <text:p>0.529677419354839</text:p>
          </table:table-cell>
          <table:table-cell office:value-type="float" office:value="0.963178294573643" calcext:value-type="float">
            <text:p>0.963178294573643</text:p>
          </table:table-cell>
          <table:table-cell office:value-type="float" office:value="0.50892274211099" calcext:value-type="float">
            <text:p>0.5089227421109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72216584129515" calcext:value-type="float">
            <text:p>0.972216584129515</text:p>
          </table:table-cell>
          <table:table-cell office:value-type="float" office:value="0.546396533842094" calcext:value-type="float">
            <text:p>0.546396533842094</text:p>
          </table:table-cell>
          <table:table-cell office:value-type="float" office:value="0.00325251332857611" calcext:value-type="float">
            <text:p>0.003252513328576</text:p>
          </table:table-cell>
          <table:table-cell office:value-type="float" office:value="0.00806828451397254" calcext:value-type="float">
            <text:p>0.00806828451397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55110274341044" calcext:value-type="float">
            <text:p>0.555110274341044</text:p>
          </table:table-cell>
          <table:table-cell office:value-type="float" office:value="0.967874396135266" calcext:value-type="float">
            <text:p>0.967874396135266</text:p>
          </table:table-cell>
          <table:table-cell office:value-type="float" office:value="0.532178932178932" calcext:value-type="float">
            <text:p>0.5321789321789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39438547182" calcext:value-type="float">
            <text:p>0.96139438547182</text:p>
          </table:table-cell>
          <table:table-cell office:value-type="float" office:value="0.564983671616464" calcext:value-type="float">
            <text:p>0.564983671616464</text:p>
          </table:table-cell>
          <table:table-cell office:value-type="float" office:value="0.0102047332982279" calcext:value-type="float">
            <text:p>0.010204733298228</text:p>
          </table:table-cell>
          <table:table-cell office:value-type="float" office:value="0.00946415955666532" calcext:value-type="float">
            <text:p>0.009464159556665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582575757575758" calcext:value-type="float">
            <text:p>0.582575757575758</text:p>
          </table:table-cell>
          <table:table-cell office:value-type="float" office:value="0.944295302013423" calcext:value-type="float">
            <text:p>0.944295302013423</text:p>
          </table:table-cell>
          <table:table-cell office:value-type="float" office:value="0.552003699136868" calcext:value-type="float">
            <text:p>0.55200369913686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937971890871414" calcext:value-type="float">
            <text:p>0.937971890871414</text:p>
          </table:table-cell>
          <table:table-cell office:value-type="float" office:value="0.504788924383854" calcext:value-type="float">
            <text:p>0.504788924383854</text:p>
          </table:table-cell>
          <table:table-cell office:value-type="float" office:value="0.0186716590612683" calcext:value-type="float">
            <text:p>0.018671659061268</text:p>
          </table:table-cell>
          <table:table-cell office:value-type="float" office:value="0.00349606442721676" calcext:value-type="float">
            <text:p>0.00349606442721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11642949547219" calcext:value-type="float">
            <text:p>0.511642949547219</text:p>
          </table:table-cell>
          <table:table-cell office:value-type="float" office:value="0.912162162162162" calcext:value-type="float">
            <text:p>0.912162162162162</text:p>
          </table:table-cell>
          <table:table-cell office:value-type="float" office:value="0.500192076830732" calcext:value-type="float">
            <text:p>0.500192076830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963747857972937" calcext:value-type="float">
            <text:p>0.963747857972937</text:p>
          </table:table-cell>
          <table:table-cell office:value-type="float" office:value="0.568403227673919" calcext:value-type="float">
            <text:p>0.568403227673919</text:p>
          </table:table-cell>
          <table:table-cell office:value-type="float" office:value="0.00497438745910223" calcext:value-type="float">
            <text:p>0.004974387459102</text:p>
          </table:table-cell>
          <table:table-cell office:value-type="float" office:value="0.00526167238414204" calcext:value-type="float">
            <text:p>0.00526167238414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577934782608696" calcext:value-type="float">
            <text:p>0.577934782608696</text:p>
          </table:table-cell>
          <table:table-cell office:value-type="float" office:value="0.955154639175258" calcext:value-type="float">
            <text:p>0.955154639175258</text:p>
          </table:table-cell>
          <table:table-cell office:value-type="float" office:value="0.560293318848452" calcext:value-type="float">
            <text:p>0.5602933188484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972551310819093" calcext:value-type="float">
            <text:p>0.972551310819093</text:p>
          </table:table-cell>
          <table:table-cell office:value-type="float" office:value="0.620812068263971" calcext:value-type="float">
            <text:p>0.620812068263971</text:p>
          </table:table-cell>
          <table:table-cell office:value-type="float" office:value="0.00463103398591816" calcext:value-type="float">
            <text:p>0.004631033985918</text:p>
          </table:table-cell>
          <table:table-cell office:value-type="float" office:value="0.0146501178205479" calcext:value-type="float">
            <text:p>0.014650117820548</text:p>
          </table:table-cell>
          <table:table-cell office:value-type="float" office:value="0.97995444191344" calcext:value-type="float">
            <text:p>0.97995444191344</text:p>
          </table:table-cell>
          <table:table-cell office:value-type="float" office:value="0.634950992110925" calcext:value-type="float">
            <text:p>0.634950992110925</text:p>
          </table:table-cell>
          <table:table-cell office:value-type="float" office:value="0.965734265734266" calcext:value-type="float">
            <text:p>0.965734265734266</text:p>
          </table:table-cell>
          <table:table-cell office:value-type="float" office:value="0.591113490364026" calcext:value-type="float">
            <text:p>0.59111349036402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61142768637119" calcext:value-type="float">
            <text:p>0.961142768637119</text:p>
          </table:table-cell>
          <table:table-cell office:value-type="float" office:value="0.525790293061365" calcext:value-type="float">
            <text:p>0.525790293061365</text:p>
          </table:table-cell>
          <table:table-cell office:value-type="float" office:value="0.0110371661166435" calcext:value-type="float">
            <text:p>0.011037166116644</text:p>
          </table:table-cell>
          <table:table-cell office:value-type="float" office:value="0.00654151651254149" calcext:value-type="float">
            <text:p>0.006541516512541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545258620689655" calcext:value-type="float">
            <text:p>0.545258620689655</text:p>
          </table:table-cell>
          <table:table-cell office:value-type="float" office:value="0.947586206896552" calcext:value-type="float">
            <text:p>0.947586206896552</text:p>
          </table:table-cell>
          <table:table-cell office:value-type="float" office:value="0.519101731601732" calcext:value-type="float">
            <text:p>0.519101731601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77637619915542" calcext:value-type="float">
            <text:p>0.977637619915542</text:p>
          </table:table-cell>
          <table:table-cell office:value-type="float" office:value="0.588907958911429" calcext:value-type="float">
            <text:p>0.588907958911429</text:p>
          </table:table-cell>
          <table:table-cell office:value-type="float" office:value="0.0118611215236263" calcext:value-type="float">
            <text:p>0.011861121523626</text:p>
          </table:table-cell>
          <table:table-cell office:value-type="float" office:value="0.0128806475203353" calcext:value-type="float">
            <text:p>0.012880647520335</text:p>
          </table:table-cell>
          <table:table-cell office:value-type="float" office:value="0.987383177570093" calcext:value-type="float">
            <text:p>0.987383177570093</text:p>
          </table:table-cell>
          <table:table-cell office:value-type="float" office:value="0.600924608819346" calcext:value-type="float">
            <text:p>0.600924608819346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548202959830867" calcext:value-type="float">
            <text:p>0.5482029598308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Cylindrical (DEAP-3600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Conv layers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8306280237548" calcext:value-type="float">
            <text:p>0.608306280237548</text:p>
          </table:table-cell>
          <table:table-cell office:value-type="float" office:value="0.239089042989021" calcext:value-type="float">
            <text:p>0.239089042989021</text:p>
          </table:table-cell>
          <table:table-cell office:value-type="float" office:value="0.104119595961739" calcext:value-type="float">
            <text:p>0.104119595961739</text:p>
          </table:table-cell>
          <table:table-cell office:value-type="float" office:value="0.0183037382349308" calcext:value-type="float">
            <text:p>0.018303738234931</text:p>
          </table:table-cell>
          <table:table-cell office:value-type="float" office:value="0.751612903225806" calcext:value-type="float">
            <text:p>0.751612903225806</text:p>
          </table:table-cell>
          <table:table-cell office:value-type="float" office:value="0.269146608315098" calcext:value-type="float">
            <text:p>0.269146608315098</text:p>
          </table:table-cell>
          <table:table-cell office:value-type="float" office:value="0.435714285714286" calcext:value-type="float">
            <text:p>0.435714285714286</text:p>
          </table:table-cell>
          <table:table-cell office:value-type="float" office:value="0.204741379310345" calcext:value-type="float">
            <text:p>0.20474137931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48475122906044" calcext:value-type="float">
            <text:p>0.448475122906044</text:p>
          </table:table-cell>
          <table:table-cell office:value-type="float" office:value="0.17410522704486" calcext:value-type="float">
            <text:p>0.17410522704486</text:p>
          </table:table-cell>
          <table:table-cell office:value-type="float" office:value="0.0826707226709602" calcext:value-type="float">
            <text:p>0.08267072267096</text:p>
          </table:table-cell>
          <table:table-cell office:value-type="float" office:value="0.0176813774521248" calcext:value-type="float">
            <text:p>0.017681377452125</text:p>
          </table:table-cell>
          <table:table-cell office:value-type="float" office:value="0.565714285714286" calcext:value-type="float">
            <text:p>0.565714285714286</text:p>
          </table:table-cell>
          <table:table-cell office:value-type="float" office:value="0.206941431670282" calcext:value-type="float">
            <text:p>0.206941431670282</text:p>
          </table:table-cell>
          <table:table-cell office:value-type="float" office:value="0.324" calcext:value-type="float">
            <text:p>0.324</text:p>
          </table:table-cell>
          <table:table-cell office:value-type="float" office:value="0.150321199143469" calcext:value-type="float">
            <text:p>0.150321199143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402568251773164" calcext:value-type="float">
            <text:p>0.402568251773164</text:p>
          </table:table-cell>
          <table:table-cell office:value-type="float" office:value="0.133773654274927" calcext:value-type="float">
            <text:p>0.133773654274927</text:p>
          </table:table-cell>
          <table:table-cell office:value-type="float" office:value="0.11678710233423" calcext:value-type="float">
            <text:p>0.11678710233423</text:p>
          </table:table-cell>
          <table:table-cell office:value-type="float" office:value="0.0232497103832853" calcext:value-type="float">
            <text:p>0.023249710383285</text:p>
          </table:table-cell>
          <table:table-cell office:value-type="float" office:value="0.677142857142857" calcext:value-type="float">
            <text:p>0.677142857142857</text:p>
          </table:table-cell>
          <table:table-cell office:value-type="float" office:value="0.169677419354839" calcext:value-type="float">
            <text:p>0.169677419354839</text:p>
          </table:table-cell>
          <table:table-cell office:value-type="float" office:value="0.285416666666667" calcext:value-type="float">
            <text:p>0.285416666666667</text:p>
          </table:table-cell>
          <table:table-cell office:value-type="float" office:value="0.0881209503239741" calcext:value-type="float">
            <text:p>0.088120950323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69210537744558" calcext:value-type="float">
            <text:p>0.369210537744558</text:p>
          </table:table-cell>
          <table:table-cell office:value-type="float" office:value="0.133250837729703" calcext:value-type="float">
            <text:p>0.133250837729703</text:p>
          </table:table-cell>
          <table:table-cell office:value-type="float" office:value="0.0563572414630336" calcext:value-type="float">
            <text:p>0.056357241463034</text:p>
          </table:table-cell>
          <table:table-cell office:value-type="float" office:value="0.00972512638858293" calcext:value-type="float">
            <text:p>0.009725126388583</text:p>
          </table:table-cell>
          <table:table-cell office:value-type="float" office:value="0.468571428571428" calcext:value-type="float">
            <text:p>0.468571428571428</text:p>
          </table:table-cell>
          <table:table-cell office:value-type="float" office:value="0.150752688172043" calcext:value-type="float">
            <text:p>0.150752688172043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0.113852813852814" calcext:value-type="float">
            <text:p>0.113852813852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6486908225793" calcext:value-type="float">
            <text:p>0.66486908225793</text:p>
          </table:table-cell>
          <table:table-cell office:value-type="float" office:value="0.299229643459354" calcext:value-type="float">
            <text:p>0.299229643459354</text:p>
          </table:table-cell>
          <table:table-cell office:value-type="float" office:value="0.0454905012145024" calcext:value-type="float">
            <text:p>0.045490501214502</text:p>
          </table:table-cell>
          <table:table-cell office:value-type="float" office:value="0.0349200848438348" calcext:value-type="float">
            <text:p>0.034920084843835</text:p>
          </table:table-cell>
          <table:table-cell office:value-type="float" office:value="0.74" calcext:value-type="float">
            <text:p>0.74</text:p>
          </table:table-cell>
          <table:table-cell office:value-type="float" office:value="0.361473684210526" calcext:value-type="float">
            <text:p>0.361473684210526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237100213219616" calcext:value-type="float">
            <text:p>0.23710021321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461693121759119" calcext:value-type="float">
            <text:p>0.461693121759119</text:p>
          </table:table-cell>
          <table:table-cell office:value-type="float" office:value="0.161756958728985" calcext:value-type="float">
            <text:p>0.161756958728985</text:p>
          </table:table-cell>
          <table:table-cell office:value-type="float" office:value="0.094979593569611" calcext:value-type="float">
            <text:p>0.094979593569611</text:p>
          </table:table-cell>
          <table:table-cell office:value-type="float" office:value="0.0396695843135433" calcext:value-type="float">
            <text:p>0.039669584313543</text:p>
          </table:table-cell>
          <table:table-cell office:value-type="float" office:value="0.6" calcext:value-type="float">
            <text:p>0.6</text:p>
          </table:table-cell>
          <table:table-cell office:value-type="float" office:value="0.222961373390558" calcext:value-type="float">
            <text:p>0.222961373390558</text:p>
          </table:table-cell>
          <table:table-cell office:value-type="float" office:value="0.288636363636364" calcext:value-type="float">
            <text:p>0.288636363636364</text:p>
          </table:table-cell>
          <table:table-cell office:value-type="float" office:value="0.0782894736842105" calcext:value-type="float">
            <text:p>0.078289473684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9289006210775" calcext:value-type="float">
            <text:p>0.309289006210775</text:p>
          </table:table-cell>
          <table:table-cell office:value-type="float" office:value="0.0855443849507216" calcext:value-type="float">
            <text:p>0.085544384950722</text:p>
          </table:table-cell>
          <table:table-cell office:value-type="float" office:value="0.0631597680124231" calcext:value-type="float">
            <text:p>0.063159768012423</text:p>
          </table:table-cell>
          <table:table-cell office:value-type="float" office:value="0.0236266619175074" calcext:value-type="float">
            <text:p>0.023626661917507</text:p>
          </table:table-cell>
          <table:table-cell office:value-type="float" office:value="0.404255319148936" calcext:value-type="float">
            <text:p>0.404255319148936</text:p>
          </table:table-cell>
          <table:table-cell office:value-type="float" office:value="0.132104121475054" calcext:value-type="float">
            <text:p>0.132104121475054</text:p>
          </table:table-cell>
          <table:table-cell office:value-type="float" office:value="0.219354838709677" calcext:value-type="float">
            <text:p>0.219354838709677</text:p>
          </table:table-cell>
          <table:table-cell office:value-type="float" office:value="0.0442516268980477" calcext:value-type="float">
            <text:p>0.044251626898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7645528057166" calcext:value-type="float">
            <text:p>0.27645528057166</text:p>
          </table:table-cell>
          <table:table-cell office:value-type="float" office:value="0.0783517124950261" calcext:value-type="float">
            <text:p>0.078351712495026</text:p>
          </table:table-cell>
          <table:table-cell office:value-type="float" office:value="0.0599210190783895" calcext:value-type="float">
            <text:p>0.05992101907839</text:p>
          </table:table-cell>
          <table:table-cell office:value-type="float" office:value="0.0349030365659807" calcext:value-type="float">
            <text:p>0.034903036565981</text:p>
          </table:table-cell>
          <table:table-cell office:value-type="float" office:value="0.391891891891892" calcext:value-type="float">
            <text:p>0.391891891891892</text:p>
          </table:table-cell>
          <table:table-cell office:value-type="float" office:value="0.179347826086956" calcext:value-type="float">
            <text:p>0.179347826086956</text:p>
          </table:table-cell>
          <table:table-cell office:value-type="float" office:value="0.175757575757576" calcext:value-type="float">
            <text:p>0.175757575757576</text:p>
          </table:table-cell>
          <table:table-cell office:value-type="float" office:value="0.046304347826087" calcext:value-type="float">
            <text:p>0.046304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67530601277598" calcext:value-type="float">
            <text:p>0.567530601277598</text:p>
          </table:table-cell>
          <table:table-cell office:value-type="float" office:value="0.227387201079179" calcext:value-type="float">
            <text:p>0.227387201079179</text:p>
          </table:table-cell>
          <table:table-cell office:value-type="float" office:value="0.0633071644413175" calcext:value-type="float">
            <text:p>0.063307164441318</text:p>
          </table:table-cell>
          <table:table-cell office:value-type="float" office:value="0.0407349093454527" calcext:value-type="float">
            <text:p>0.040734909345453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286492374727669" calcext:value-type="float">
            <text:p>0.286492374727669</text:p>
          </table:table-cell>
          <table:table-cell office:value-type="float" office:value="0.490322580645161" calcext:value-type="float">
            <text:p>0.490322580645161</text:p>
          </table:table-cell>
          <table:table-cell office:value-type="float" office:value="0.164592274678112" calcext:value-type="float">
            <text:p>0.164592274678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98035531564812" calcext:value-type="float">
            <text:p>0.398035531564812</text:p>
          </table:table-cell>
          <table:table-cell office:value-type="float" office:value="0.163109580543585" calcext:value-type="float">
            <text:p>0.163109580543585</text:p>
          </table:table-cell>
          <table:table-cell office:value-type="float" office:value="0.102543128095923" calcext:value-type="float">
            <text:p>0.102543128095923</text:p>
          </table:table-cell>
          <table:table-cell office:value-type="float" office:value="0.0408390930668467" calcext:value-type="float">
            <text:p>0.040839093066847</text:p>
          </table:table-cell>
          <table:table-cell office:value-type="float" office:value="0.561290322580645" calcext:value-type="float">
            <text:p>0.561290322580645</text:p>
          </table:table-cell>
          <table:table-cell office:value-type="float" office:value="0.216008771929825" calcext:value-type="float">
            <text:p>0.216008771929825</text:p>
          </table:table-cell>
          <table:table-cell office:value-type="float" office:value="0.262162162162162" calcext:value-type="float">
            <text:p>0.262162162162162</text:p>
          </table:table-cell>
          <table:table-cell office:value-type="float" office:value="0.106813186813187" calcext:value-type="float">
            <text:p>0.10681318681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5579612244823" calcext:value-type="float">
            <text:p>0.335579612244823</text:p>
          </table:table-cell>
          <table:table-cell office:value-type="float" office:value="0.109832520205908" calcext:value-type="float">
            <text:p>0.109832520205908</text:p>
          </table:table-cell>
          <table:table-cell office:value-type="float" office:value="0.0900865339350489" calcext:value-type="float">
            <text:p>0.090086533935049</text:p>
          </table:table-cell>
          <table:table-cell office:value-type="float" office:value="0.0367514674003201" calcext:value-type="float">
            <text:p>0.03675146740032</text:p>
          </table:table-cell>
          <table:table-cell office:value-type="float" office:value="0.482142857142857" calcext:value-type="float">
            <text:p>0.482142857142857</text:p>
          </table:table-cell>
          <table:table-cell office:value-type="float" office:value="0.192424242424242" calcext:value-type="float">
            <text:p>0.192424242424242</text:p>
          </table:table-cell>
          <table:table-cell office:value-type="float" office:value="0.185294117647059" calcext:value-type="float">
            <text:p>0.185294117647059</text:p>
          </table:table-cell>
          <table:table-cell office:value-type="float" office:value="0.0718614718614719" calcext:value-type="float">
            <text:p>0.07186147186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204386251101" calcext:value-type="float">
            <text:p>0.28204386251101</text:p>
          </table:table-cell>
          <table:table-cell office:value-type="float" office:value="0.0857634637201332" calcext:value-type="float">
            <text:p>0.085763463720133</text:p>
          </table:table-cell>
          <table:table-cell office:value-type="float" office:value="0.0719424136218025" calcext:value-type="float">
            <text:p>0.071942413621803</text:p>
          </table:table-cell>
          <table:table-cell office:value-type="float" office:value="0.0219239028779755" calcext:value-type="float">
            <text:p>0.021923902877976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139139784946237" calcext:value-type="float">
            <text:p>0.139139784946237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2807886612141" calcext:value-type="float">
            <text:p>0.602807886612141</text:p>
          </table:table-cell>
          <table:table-cell office:value-type="float" office:value="0.238322925554612" calcext:value-type="float">
            <text:p>0.238322925554612</text:p>
          </table:table-cell>
          <table:table-cell office:value-type="float" office:value="0.12905289702273" calcext:value-type="float">
            <text:p>0.12905289702273</text:p>
          </table:table-cell>
          <table:table-cell office:value-type="float" office:value="0.0450967813882286" calcext:value-type="float">
            <text:p>0.04509678138822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320043572984749" calcext:value-type="float">
            <text:p>0.32004357298474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162632696390658" calcext:value-type="float">
            <text:p>0.162632696390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05342812076569" calcext:value-type="float">
            <text:p>0.305342812076569</text:p>
          </table:table-cell>
          <table:table-cell office:value-type="float" office:value="0.0991725240818053" calcext:value-type="float">
            <text:p>0.099172524081805</text:p>
          </table:table-cell>
          <table:table-cell office:value-type="float" office:value="0.0940353947760014" calcext:value-type="float">
            <text:p>0.094035394776001</text:p>
          </table:table-cell>
          <table:table-cell office:value-type="float" office:value="0.0468966930774414" calcext:value-type="float">
            <text:p>0.046896693077441</text:p>
          </table:table-cell>
          <table:table-cell office:value-type="float" office:value="0.503448275862069" calcext:value-type="float">
            <text:p>0.503448275862069</text:p>
          </table:table-cell>
          <table:table-cell office:value-type="float" office:value="0.178131634819533" calcext:value-type="float">
            <text:p>0.178131634819533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374468085106383" calcext:value-type="float">
            <text:p>0.037446808510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44943833156486" calcext:value-type="float">
            <text:p>0.244943833156486</text:p>
          </table:table-cell>
          <table:table-cell office:value-type="float" office:value="0.0758172258327751" calcext:value-type="float">
            <text:p>0.075817225832775</text:p>
          </table:table-cell>
          <table:table-cell office:value-type="float" office:value="0.0778040260065831" calcext:value-type="float">
            <text:p>0.077804026006583</text:p>
          </table:table-cell>
          <table:table-cell office:value-type="float" office:value="0.0357510299048218" calcext:value-type="float">
            <text:p>0.035751029904822</text:p>
          </table:table-cell>
          <table:table-cell office:value-type="float" office:value="0.375757575757576" calcext:value-type="float">
            <text:p>0.375757575757576</text:p>
          </table:table-cell>
          <table:table-cell office:value-type="float" office:value="0.166381156316916" calcext:value-type="float">
            <text:p>0.166381156316916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0373931623931624" calcext:value-type="float">
            <text:p>0.03739316239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60898595948357" calcext:value-type="float">
            <text:p>0.260898595948357</text:p>
          </table:table-cell>
          <table:table-cell office:value-type="float" office:value="0.0818811710383926" calcext:value-type="float">
            <text:p>0.081881171038393</text:p>
          </table:table-cell>
          <table:table-cell office:value-type="float" office:value="0.0738228999405708" calcext:value-type="float">
            <text:p>0.073822899940571</text:p>
          </table:table-cell>
          <table:table-cell office:value-type="float" office:value="0.0389360333591883" calcext:value-type="float">
            <text:p>0.038936033359188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0.157327586206897" calcext:value-type="float">
            <text:p>0.1573275862068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20824295010846" calcext:value-type="float">
            <text:p>0.042082429501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50039074998752" calcext:value-type="float">
            <text:p>0.650039074998752</text:p>
          </table:table-cell>
          <table:table-cell office:value-type="float" office:value="0.23523966042961" calcext:value-type="float">
            <text:p>0.23523966042961</text:p>
          </table:table-cell>
          <table:table-cell office:value-type="float" office:value="0.132685940942304" calcext:value-type="float">
            <text:p>0.132685940942304</text:p>
          </table:table-cell>
          <table:table-cell office:value-type="float" office:value="0.0466206034064059" calcext:value-type="float">
            <text:p>0.0466206034064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01282051282051" calcext:value-type="float">
            <text:p>0.301282051282051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0.17198275862069" calcext:value-type="float">
            <text:p>0.17198275862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69370872889423" calcext:value-type="float">
            <text:p>0.469370872889423</text:p>
          </table:table-cell>
          <table:table-cell office:value-type="float" office:value="0.142251511159497" calcext:value-type="float">
            <text:p>0.142251511159497</text:p>
          </table:table-cell>
          <table:table-cell office:value-type="float" office:value="0.0836828776396229" calcext:value-type="float">
            <text:p>0.083682877639623</text:p>
          </table:table-cell>
          <table:table-cell office:value-type="float" office:value="0.0337145845643873" calcext:value-type="float">
            <text:p>0.03371458456438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212200435729847" calcext:value-type="float">
            <text:p>0.212200435729847</text:p>
          </table:table-cell>
          <table:table-cell office:value-type="float" office:value="0.289189189189189" calcext:value-type="float">
            <text:p>0.289189189189189</text:p>
          </table:table-cell>
          <table:table-cell office:value-type="float" office:value="0.0963519313304721" calcext:value-type="float">
            <text:p>0.096351931330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82267643673894" calcext:value-type="float">
            <text:p>0.382267643673894</text:p>
          </table:table-cell>
          <table:table-cell office:value-type="float" office:value="0.10846265647475" calcext:value-type="float">
            <text:p>0.10846265647475</text:p>
          </table:table-cell>
          <table:table-cell office:value-type="float" office:value="0.0685736206676728" calcext:value-type="float">
            <text:p>0.068573620667673</text:p>
          </table:table-cell>
          <table:table-cell office:value-type="float" office:value="0.0235108225416398" calcext:value-type="float">
            <text:p>0.02351082254164</text:p>
          </table:table-cell>
          <table:table-cell office:value-type="float" office:value="0.510714285714286" calcext:value-type="float">
            <text:p>0.510714285714286</text:p>
          </table:table-cell>
          <table:table-cell office:value-type="float" office:value="0.154449152542373" calcext:value-type="float">
            <text:p>0.154449152542373</text:p>
          </table:table-cell>
          <table:table-cell office:value-type="float" office:value="0.3" calcext:value-type="float">
            <text:p>0.3</text:p>
          </table:table-cell>
          <table:table-cell office:value-type="float" office:value="0.0607375271149675" calcext:value-type="float">
            <text:p>0.060737527114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1235493513445" calcext:value-type="float">
            <text:p>0.31235493513445</text:p>
          </table:table-cell>
          <table:table-cell office:value-type="float" office:value="0.0833517102807413" calcext:value-type="float">
            <text:p>0.083351710280741</text:p>
          </table:table-cell>
          <table:table-cell office:value-type="float" office:value="0.0925023877550889" calcext:value-type="float">
            <text:p>0.092502387755089</text:p>
          </table:table-cell>
          <table:table-cell office:value-type="float" office:value="0.0248341527151326" calcext:value-type="float">
            <text:p>0.024834152715133</text:p>
          </table:table-cell>
          <table:table-cell office:value-type="float" office:value="0.525581395348837" calcext:value-type="float">
            <text:p>0.525581395348837</text:p>
          </table:table-cell>
          <table:table-cell office:value-type="float" office:value="0.138949671772429" calcext:value-type="float">
            <text:p>0.138949671772429</text:p>
          </table:table-cell>
          <table:table-cell office:value-type="float" office:value="0.172727272727273" calcext:value-type="float">
            <text:p>0.172727272727273</text:p>
          </table:table-cell>
          <table:table-cell office:value-type="float" office:value="0.037719298245614" calcext:value-type="float">
            <text:p>0.037719298245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96355663101837" calcext:value-type="float">
            <text:p>0.696355663101837</text:p>
          </table:table-cell>
          <table:table-cell office:value-type="float" office:value="0.255728794287166" calcext:value-type="float">
            <text:p>0.255728794287166</text:p>
          </table:table-cell>
          <table:table-cell office:value-type="float" office:value="0.0645393167222772" calcext:value-type="float">
            <text:p>0.064539316722277</text:p>
          </table:table-cell>
          <table:table-cell office:value-type="float" office:value="0.0297696067110861" calcext:value-type="float">
            <text:p>0.029769606711086</text:p>
          </table:table-cell>
          <table:table-cell office:value-type="float" office:value="0.808823529411765" calcext:value-type="float">
            <text:p>0.808823529411765</text:p>
          </table:table-cell>
          <table:table-cell office:value-type="float" office:value="0.299357601713062" calcext:value-type="float">
            <text:p>0.299357601713062</text:p>
          </table:table-cell>
          <table:table-cell office:value-type="float" office:value="0.574074074074074" calcext:value-type="float">
            <text:p>0.574074074074074</text:p>
          </table:table-cell>
          <table:table-cell office:value-type="float" office:value="0.213107822410148" calcext:value-type="float">
            <text:p>0.213107822410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19861308514941" calcext:value-type="float">
            <text:p>0.319861308514941</text:p>
          </table:table-cell>
          <table:table-cell office:value-type="float" office:value="0.0760882062677995" calcext:value-type="float">
            <text:p>0.0760882062678</text:p>
          </table:table-cell>
          <table:table-cell office:value-type="float" office:value="0.0857132204726022" calcext:value-type="float">
            <text:p>0.085713220472602</text:p>
          </table:table-cell>
          <table:table-cell office:value-type="float" office:value="0.0152762062425257" calcext:value-type="float">
            <text:p>0.015276206242526</text:p>
          </table:table-cell>
          <table:table-cell office:value-type="float" office:value="0.508571428571429" calcext:value-type="float">
            <text:p>0.508571428571429</text:p>
          </table:table-cell>
          <table:table-cell office:value-type="float" office:value="0.101077586206897" calcext:value-type="float">
            <text:p>0.101077586206897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0.0508733624454149" calcext:value-type="float">
            <text:p>0.050873362445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4148978825494" calcext:value-type="float">
            <text:p>0.334148978825494</text:p>
          </table:table-cell>
          <table:table-cell office:value-type="float" office:value="0.0954511363926567" calcext:value-type="float">
            <text:p>0.095451136392657</text:p>
          </table:table-cell>
          <table:table-cell office:value-type="float" office:value="0.117451865747649" calcext:value-type="float">
            <text:p>0.117451865747649</text:p>
          </table:table-cell>
          <table:table-cell office:value-type="float" office:value="0.0540674132990245" calcext:value-type="float">
            <text:p>0.0540674132990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221019108280255" calcext:value-type="float">
            <text:p>0.221019108280255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0.0241379310344828" calcext:value-type="float">
            <text:p>0.024137931034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49055085554832" calcext:value-type="float">
            <text:p>0.249055085554832</text:p>
          </table:table-cell>
          <table:table-cell office:value-type="float" office:value="0.0568781849312789" calcext:value-type="float">
            <text:p>0.056878184931279</text:p>
          </table:table-cell>
          <table:table-cell office:value-type="float" office:value="0.0921646829976081" calcext:value-type="float">
            <text:p>0.092164682997608</text:p>
          </table:table-cell>
          <table:table-cell office:value-type="float" office:value="0.0115909537271726" calcext:value-type="float">
            <text:p>0.01159095372717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0834042553191489" calcext:value-type="float">
            <text:p>0.08340425531914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418103448275862" calcext:value-type="float">
            <text:p>0.041810344827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95030043465073" calcext:value-type="float">
            <text:p>0.595030043465073</text:p>
          </table:table-cell>
          <table:table-cell office:value-type="float" office:value="0.21832498222982" calcext:value-type="float">
            <text:p>0.21832498222982</text:p>
          </table:table-cell>
          <table:table-cell office:value-type="float" office:value="0.105318268825322" calcext:value-type="float">
            <text:p>0.105318268825322</text:p>
          </table:table-cell>
          <table:table-cell office:value-type="float" office:value="0.0530254379709645" calcext:value-type="float">
            <text:p>0.053025437970965</text:p>
          </table:table-cell>
          <table:table-cell office:value-type="float" office:value="0.793939393939394" calcext:value-type="float">
            <text:p>0.793939393939394</text:p>
          </table:table-cell>
          <table:table-cell office:value-type="float" office:value="0.296078431372549" calcext:value-type="float">
            <text:p>0.296078431372549</text:p>
          </table:table-cell>
          <table:table-cell office:value-type="float" office:value="0.448780487804878" calcext:value-type="float">
            <text:p>0.448780487804878</text:p>
          </table:table-cell>
          <table:table-cell office:value-type="float" office:value="0.140958605664488" calcext:value-type="float">
            <text:p>0.140958605664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89182086410578" calcext:value-type="float">
            <text:p>0.389182086410578</text:p>
          </table:table-cell>
          <table:table-cell office:value-type="float" office:value="0.121467682373975" calcext:value-type="float">
            <text:p>0.121467682373975</text:p>
          </table:table-cell>
          <table:table-cell office:value-type="float" office:value="0.151638683296467" calcext:value-type="float">
            <text:p>0.151638683296467</text:p>
          </table:table-cell>
          <table:table-cell office:value-type="float" office:value="0.056325618192512" calcext:value-type="float">
            <text:p>0.056325618192512</text:p>
          </table:table-cell>
          <table:table-cell office:value-type="float" office:value="0.691428571428571" calcext:value-type="float">
            <text:p>0.691428571428571</text:p>
          </table:table-cell>
          <table:table-cell office:value-type="float" office:value="0.271827956989247" calcext:value-type="float">
            <text:p>0.271827956989247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0644251626898048" calcext:value-type="float">
            <text:p>0.064425162689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92795936138162" calcext:value-type="float">
            <text:p>0.292795936138162</text:p>
          </table:table-cell>
          <table:table-cell office:value-type="float" office:value="0.0766066112804685" calcext:value-type="float">
            <text:p>0.076606611280469</text:p>
          </table:table-cell>
          <table:table-cell office:value-type="float" office:value="0.0710630391789881" calcext:value-type="float">
            <text:p>0.071063039178988</text:p>
          </table:table-cell>
          <table:table-cell office:value-type="float" office:value="0.0260784179425518" calcext:value-type="float">
            <text:p>0.026078417942552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.150542299349241" calcext:value-type="float">
            <text:p>0.150542299349241</text:p>
          </table:table-cell>
          <table:table-cell office:value-type="float" office:value="0.202439024390244" calcext:value-type="float">
            <text:p>0.202439024390244</text:p>
          </table:table-cell>
          <table:table-cell office:value-type="float" office:value="0.0457516339869281" calcext:value-type="float">
            <text:p>0.045751633986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387051616295" calcext:value-type="float">
            <text:p>0.28387051616295</text:p>
          </table:table-cell>
          <table:table-cell office:value-type="float" office:value="0.0580339160549217" calcext:value-type="float">
            <text:p>0.058033916054922</text:p>
          </table:table-cell>
          <table:table-cell office:value-type="float" office:value="0.0760317710758538" calcext:value-type="float">
            <text:p>0.076031771075854</text:p>
          </table:table-cell>
          <table:table-cell office:value-type="float" office:value="0.0124759230817695" calcext:value-type="float">
            <text:p>0.01247592308177</text:p>
          </table:table-cell>
          <table:table-cell office:value-type="float" office:value="0.417073170731707" calcext:value-type="float">
            <text:p>0.417073170731707</text:p>
          </table:table-cell>
          <table:table-cell office:value-type="float" office:value="0.0795154185022026" calcext:value-type="float">
            <text:p>0.079515418502203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0.0372549019607843" calcext:value-type="float">
            <text:p>0.03725490196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587299652746634" calcext:value-type="float">
            <text:p>0.587299652746634</text:p>
          </table:table-cell>
          <table:table-cell office:value-type="float" office:value="0.204429935507566" calcext:value-type="float">
            <text:p>0.204429935507566</text:p>
          </table:table-cell>
          <table:table-cell office:value-type="float" office:value="0.147542117916244" calcext:value-type="float">
            <text:p>0.147542117916244</text:p>
          </table:table-cell>
          <table:table-cell office:value-type="float" office:value="0.0756809214521184" calcext:value-type="float">
            <text:p>0.0756809214521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0217391304348" calcext:value-type="float">
            <text:p>0.330217391304348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0505422993492408" calcext:value-type="float">
            <text:p>0.050542299349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82221340450253" calcext:value-type="float">
            <text:p>0.282221340450253</text:p>
          </table:table-cell>
          <table:table-cell office:value-type="float" office:value="0.0583649526852643" calcext:value-type="float">
            <text:p>0.058364952685264</text:p>
          </table:table-cell>
          <table:table-cell office:value-type="float" office:value="0.101531191950173" calcext:value-type="float">
            <text:p>0.101531191950173</text:p>
          </table:table-cell>
          <table:table-cell office:value-type="float" office:value="0.0225905070879807" calcext:value-type="float">
            <text:p>0.022590507087981</text:p>
          </table:table-cell>
          <table:table-cell office:value-type="float" office:value="0.471052631578947" calcext:value-type="float">
            <text:p>0.471052631578947</text:p>
          </table:table-cell>
          <table:table-cell office:value-type="float" office:value="0.128354978354978" calcext:value-type="float">
            <text:p>0.128354978354978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0398706896551724" calcext:value-type="float">
            <text:p>0.039870689655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1735147796215" calcext:value-type="float">
            <text:p>0.331735147796215</text:p>
          </table:table-cell>
          <table:table-cell office:value-type="float" office:value="0.0920638181981719" calcext:value-type="float">
            <text:p>0.092063818198172</text:p>
          </table:table-cell>
          <table:table-cell office:value-type="float" office:value="0.167984935947231" calcext:value-type="float">
            <text:p>0.167984935947231</text:p>
          </table:table-cell>
          <table:table-cell office:value-type="float" office:value="0.0812938171197573" calcext:value-type="float">
            <text:p>0.0812938171197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62770562770563" calcext:value-type="float">
            <text:p>0.262770562770563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0297872340425532" calcext:value-type="float">
            <text:p>0.029787234042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317532494373914" calcext:value-type="float">
            <text:p>0.317532494373914</text:p>
          </table:table-cell>
          <table:table-cell office:value-type="float" office:value="0.0823380632521419" calcext:value-type="float">
            <text:p>0.082338063252142</text:p>
          </table:table-cell>
          <table:table-cell office:value-type="float" office:value="0.131615026463309" calcext:value-type="float">
            <text:p>0.131615026463309</text:p>
          </table:table-cell>
          <table:table-cell office:value-type="float" office:value="0.0569633916995586" calcext:value-type="float">
            <text:p>0.056963391699559</text:p>
          </table:table-cell>
          <table:table-cell office:value-type="float" office:value="0.637142857142857" calcext:value-type="float">
            <text:p>0.637142857142857</text:p>
          </table:table-cell>
          <table:table-cell office:value-type="float" office:value="0.243440860215054" calcext:value-type="float">
            <text:p>0.243440860215054</text:p>
          </table:table-cell>
          <table:table-cell office:value-type="float" office:value="0.127027027027027" calcext:value-type="float">
            <text:p>0.127027027027027</text:p>
          </table:table-cell>
          <table:table-cell office:value-type="float" office:value="0.0307017543859649" calcext:value-type="float">
            <text:p>0.03070175438596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8016176059723" calcext:value-type="float">
            <text:p>0.988016176059723</text:p>
          </table:table-cell>
          <table:table-cell office:value-type="float" office:value="0.779327300508146" calcext:value-type="float">
            <text:p>0.779327300508146</text:p>
          </table:table-cell>
          <table:table-cell office:value-type="float" office:value="0.0139728188436584" calcext:value-type="float">
            <text:p>0.013972818843658</text:p>
          </table:table-cell>
          <table:table-cell office:value-type="float" office:value="0.0697155695846089" calcext:value-type="float">
            <text:p>0.069715569584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162162162162" calcext:value-type="float">
            <text:p>0.962162162162162</text:p>
          </table:table-cell>
          <table:table-cell office:value-type="float" office:value="0.722246220302376" calcext:value-type="float">
            <text:p>0.7222462203023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422979472822" calcext:value-type="float">
            <text:p>0.940422979472822</text:p>
          </table:table-cell>
          <table:table-cell office:value-type="float" office:value="0.505105197498285" calcext:value-type="float">
            <text:p>0.505105197498285</text:p>
          </table:table-cell>
          <table:table-cell office:value-type="float" office:value="0.0278604920299258" calcext:value-type="float">
            <text:p>0.027860492029926</text:p>
          </table:table-cell>
          <table:table-cell office:value-type="float" office:value="0.0209079826134355" calcext:value-type="float">
            <text:p>0.020907982613436</text:p>
          </table:table-cell>
          <table:table-cell office:value-type="float" office:value="0.974418604651163" calcext:value-type="float">
            <text:p>0.974418604651163</text:p>
          </table:table-cell>
          <table:table-cell office:value-type="float" office:value="0.533693304535637" calcext:value-type="float">
            <text:p>0.53369330453563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56896551724138" calcext:value-type="float">
            <text:p>0.4568965517241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2029431956271" calcext:value-type="float">
            <text:p>0.82029431956271</text:p>
          </table:table-cell>
          <table:table-cell office:value-type="float" office:value="0.375463638897862" calcext:value-type="float">
            <text:p>0.375463638897862</text:p>
          </table:table-cell>
          <table:table-cell office:value-type="float" office:value="0.0583461539892688" calcext:value-type="float">
            <text:p>0.058346153989269</text:p>
          </table:table-cell>
          <table:table-cell office:value-type="float" office:value="0.0197178254692566" calcext:value-type="float">
            <text:p>0.019717825469257</text:p>
          </table:table-cell>
          <table:table-cell office:value-type="float" office:value="0.887096774193548" calcext:value-type="float">
            <text:p>0.887096774193548</text:p>
          </table:table-cell>
          <table:table-cell office:value-type="float" office:value="0.401279317697228" calcext:value-type="float">
            <text:p>0.401279317697228</text:p>
          </table:table-cell>
          <table:table-cell office:value-type="float" office:value="0.7" calcext:value-type="float">
            <text:p>0.7</text:p>
          </table:table-cell>
          <table:table-cell office:value-type="float" office:value="0.338972162740899" calcext:value-type="float">
            <text:p>0.3389721627408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59018584318361" calcext:value-type="float">
            <text:p>0.759018584318361</text:p>
          </table:table-cell>
          <table:table-cell office:value-type="float" office:value="0.316595642556734" calcext:value-type="float">
            <text:p>0.316595642556734</text:p>
          </table:table-cell>
          <table:table-cell office:value-type="float" office:value="0.0653018862837831" calcext:value-type="float">
            <text:p>0.065301886283783</text:p>
          </table:table-cell>
          <table:table-cell office:value-type="float" office:value="0.023407962319541" calcext:value-type="float">
            <text:p>0.023407962319541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363238512035011" calcext:value-type="float">
            <text:p>0.36323851203501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291973969631236" calcext:value-type="float">
            <text:p>0.29197396963123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77452339217" calcext:value-type="float">
            <text:p>0.99677452339217</text:p>
          </table:table-cell>
          <table:table-cell office:value-type="float" office:value="0.794067722580987" calcext:value-type="float">
            <text:p>0.794067722580987</text:p>
          </table:table-cell>
          <table:table-cell office:value-type="float" office:value="0.00595493584378565" calcext:value-type="float">
            <text:p>0.005954935843786</text:p>
          </table:table-cell>
          <table:table-cell office:value-type="float" office:value="0.0668311905130236" calcext:value-type="float">
            <text:p>0.066831190513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33406593406593" calcext:value-type="float">
            <text:p>0.73340659340659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053401559098" calcext:value-type="float">
            <text:p>0.89053401559098</text:p>
          </table:table-cell>
          <table:table-cell office:value-type="float" office:value="0.460497059110584" calcext:value-type="float">
            <text:p>0.460497059110584</text:p>
          </table:table-cell>
          <table:table-cell office:value-type="float" office:value="0.0450103150034481" calcext:value-type="float">
            <text:p>0.045010315003448</text:p>
          </table:table-cell>
          <table:table-cell office:value-type="float" office:value="0.0324150616202021" calcext:value-type="float">
            <text:p>0.032415061620202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523225806451613" calcext:value-type="float">
            <text:p>0.523225806451613</text:p>
          </table:table-cell>
          <table:table-cell office:value-type="float" office:value="0.835714285714286" calcext:value-type="float">
            <text:p>0.835714285714286</text:p>
          </table:table-cell>
          <table:table-cell office:value-type="float" office:value="0.394360086767896" calcext:value-type="float">
            <text:p>0.3943600867678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52093715317" calcext:value-type="float">
            <text:p>0.752093715317</text:p>
          </table:table-cell>
          <table:table-cell office:value-type="float" office:value="0.331597624917784" calcext:value-type="float">
            <text:p>0.331597624917784</text:p>
          </table:table-cell>
          <table:table-cell office:value-type="float" office:value="0.0430696226159898" calcext:value-type="float">
            <text:p>0.04306962261599</text:p>
          </table:table-cell>
          <table:table-cell office:value-type="float" office:value="0.0350893888410103" calcext:value-type="float">
            <text:p>0.03508938884101</text:p>
          </table:table-cell>
          <table:table-cell office:value-type="float" office:value="0.845945945945946" calcext:value-type="float">
            <text:p>0.845945945945946</text:p>
          </table:table-cell>
          <table:table-cell office:value-type="float" office:value="0.42008547008547" calcext:value-type="float">
            <text:p>0.42008547008547</text:p>
          </table:table-cell>
          <table:table-cell office:value-type="float" office:value="0.676744186046512" calcext:value-type="float">
            <text:p>0.676744186046512</text:p>
          </table:table-cell>
          <table:table-cell office:value-type="float" office:value="0.287991266375546" calcext:value-type="float">
            <text:p>0.28799126637554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2839033471899" calcext:value-type="float">
            <text:p>0.632839033471899</text:p>
          </table:table-cell>
          <table:table-cell office:value-type="float" office:value="0.275979121515235" calcext:value-type="float">
            <text:p>0.275979121515235</text:p>
          </table:table-cell>
          <table:table-cell office:value-type="float" office:value="0.0478079908429845" calcext:value-type="float">
            <text:p>0.047807990842985</text:p>
          </table:table-cell>
          <table:table-cell office:value-type="float" office:value="0.0203129200485866" calcext:value-type="float">
            <text:p>0.020312920048587</text:p>
          </table:table-cell>
          <table:table-cell office:value-type="float" office:value="0.719444444444444" calcext:value-type="float">
            <text:p>0.719444444444444</text:p>
          </table:table-cell>
          <table:table-cell office:value-type="float" office:value="0.319088937093275" calcext:value-type="float">
            <text:p>0.319088937093275</text:p>
          </table:table-cell>
          <table:table-cell office:value-type="float" office:value="0.536734693877551" calcext:value-type="float">
            <text:p>0.536734693877551</text:p>
          </table:table-cell>
          <table:table-cell office:value-type="float" office:value="0.249780701754386" calcext:value-type="float">
            <text:p>0.24978070175438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4267629938362" calcext:value-type="float">
            <text:p>0.994267629938362</text:p>
          </table:table-cell>
          <table:table-cell office:value-type="float" office:value="0.736760441129219" calcext:value-type="float">
            <text:p>0.736760441129219</text:p>
          </table:table-cell>
          <table:table-cell office:value-type="float" office:value="0.00610612920832084" calcext:value-type="float">
            <text:p>0.006106129208321</text:p>
          </table:table-cell>
          <table:table-cell office:value-type="float" office:value="0.0262225347212161" calcext:value-type="float">
            <text:p>0.026222534721216</text:p>
          </table:table-cell>
          <table:table-cell office:value-type="float" office:value="1" calcext:value-type="float">
            <text:p>1</text:p>
          </table:table-cell>
          <table:table-cell office:value-type="float" office:value="0.787284482758621" calcext:value-type="float">
            <text:p>0.787284482758621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68568281938326" calcext:value-type="float">
            <text:p>0.685682819383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014904023299" calcext:value-type="float">
            <text:p>0.940014904023299</text:p>
          </table:table-cell>
          <table:table-cell office:value-type="float" office:value="0.516622803883466" calcext:value-type="float">
            <text:p>0.516622803883466</text:p>
          </table:table-cell>
          <table:table-cell office:value-type="float" office:value="0.0245314751946793" calcext:value-type="float">
            <text:p>0.024531475194679</text:p>
          </table:table-cell>
          <table:table-cell office:value-type="float" office:value="0.032426713442747" calcext:value-type="float">
            <text:p>0.032426713442747</text:p>
          </table:table-cell>
          <table:table-cell office:value-type="float" office:value="0.982051282051282" calcext:value-type="float">
            <text:p>0.982051282051282</text:p>
          </table:table-cell>
          <table:table-cell office:value-type="float" office:value="0.584934497816594" calcext:value-type="float">
            <text:p>0.584934497816594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466163793103448" calcext:value-type="float">
            <text:p>0.46616379310344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9716999522498" calcext:value-type="float">
            <text:p>0.79716999522498</text:p>
          </table:table-cell>
          <table:table-cell office:value-type="float" office:value="0.360531489108186" calcext:value-type="float">
            <text:p>0.360531489108186</text:p>
          </table:table-cell>
          <table:table-cell office:value-type="float" office:value="0.0869547394522773" calcext:value-type="float">
            <text:p>0.086954739452277</text:p>
          </table:table-cell>
          <table:table-cell office:value-type="float" office:value="0.0221916761911627" calcext:value-type="float">
            <text:p>0.022191676191163</text:p>
          </table:table-cell>
          <table:table-cell office:value-type="float" office:value="0.95" calcext:value-type="float">
            <text:p>0.95</text:p>
          </table:table-cell>
          <table:table-cell office:value-type="float" office:value="0.401260504201681" calcext:value-type="float">
            <text:p>0.40126050420168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320479302832244" calcext:value-type="float">
            <text:p>0.320479302832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37993031727047" calcext:value-type="float">
            <text:p>0.637993031727047</text:p>
          </table:table-cell>
          <table:table-cell office:value-type="float" office:value="0.292272071606956" calcext:value-type="float">
            <text:p>0.292272071606956</text:p>
          </table:table-cell>
          <table:table-cell office:value-type="float" office:value="0.0511593479804469" calcext:value-type="float">
            <text:p>0.051159347980447</text:p>
          </table:table-cell>
          <table:table-cell office:value-type="float" office:value="0.0190082958015638" calcext:value-type="float">
            <text:p>0.01900829580156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340820734341253" calcext:value-type="float">
            <text:p>0.340820734341253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72087912087912" calcext:value-type="float">
            <text:p>0.27208791208791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9590742116833" calcext:value-type="float">
            <text:p>0.989590742116833</text:p>
          </table:table-cell>
          <table:table-cell office:value-type="float" office:value="0.761805039551516" calcext:value-type="float">
            <text:p>0.761805039551516</text:p>
          </table:table-cell>
          <table:table-cell office:value-type="float" office:value="0.0153058294692724" calcext:value-type="float">
            <text:p>0.015305829469272</text:p>
          </table:table-cell>
          <table:table-cell office:value-type="float" office:value="0.0347726289670861" calcext:value-type="float">
            <text:p>0.034772628967086</text:p>
          </table:table-cell>
          <table:table-cell office:value-type="float" office:value="1" calcext:value-type="float">
            <text:p>1</text:p>
          </table:table-cell>
          <table:table-cell office:value-type="float" office:value="0.813490364025696" calcext:value-type="float">
            <text:p>0.813490364025696</text:p>
          </table:table-cell>
          <table:table-cell office:value-type="float" office:value="0.95" calcext:value-type="float">
            <text:p>0.95</text:p>
          </table:table-cell>
          <table:table-cell office:value-type="float" office:value="0.718859649122807" calcext:value-type="float">
            <text:p>0.71885964912280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4744887332463" calcext:value-type="float">
            <text:p>0.894744887332463</text:p>
          </table:table-cell>
          <table:table-cell office:value-type="float" office:value="0.465055664463962" calcext:value-type="float">
            <text:p>0.465055664463962</text:p>
          </table:table-cell>
          <table:table-cell office:value-type="float" office:value="0.0421358461635357" calcext:value-type="float">
            <text:p>0.042135846163536</text:p>
          </table:table-cell>
          <table:table-cell office:value-type="float" office:value="0.0265314036421657" calcext:value-type="float">
            <text:p>0.026531403642166</text:p>
          </table:table-cell>
          <table:table-cell office:value-type="float" office:value="0.976470588235294" calcext:value-type="float">
            <text:p>0.976470588235294</text:p>
          </table:table-cell>
          <table:table-cell office:value-type="float" office:value="0.511587982832618" calcext:value-type="float">
            <text:p>0.5115879828326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4565217391304" calcext:value-type="float">
            <text:p>0.43456521739130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44976952092445" calcext:value-type="float">
            <text:p>0.744976952092445</text:p>
          </table:table-cell>
          <table:table-cell office:value-type="float" office:value="0.331928839367929" calcext:value-type="float">
            <text:p>0.331928839367929</text:p>
          </table:table-cell>
          <table:table-cell office:value-type="float" office:value="0.0674496842521801" calcext:value-type="float">
            <text:p>0.06744968425218</text:p>
          </table:table-cell>
          <table:table-cell office:value-type="float" office:value="0.0311544834240455" calcext:value-type="float">
            <text:p>0.031154483424046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393073593073593" calcext:value-type="float">
            <text:p>0.393073593073593</text:p>
          </table:table-cell>
          <table:table-cell office:value-type="float" office:value="0.59" calcext:value-type="float">
            <text:p>0.59</text:p>
          </table:table-cell>
          <table:table-cell office:value-type="float" office:value="0.275652173913043" calcext:value-type="float">
            <text:p>0.27565217391304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4517546749736" calcext:value-type="float">
            <text:p>0.634517546749736</text:p>
          </table:table-cell>
          <table:table-cell office:value-type="float" office:value="0.260270260047209" calcext:value-type="float">
            <text:p>0.260270260047209</text:p>
          </table:table-cell>
          <table:table-cell office:value-type="float" office:value="0.0855490487565149" calcext:value-type="float">
            <text:p>0.085549048756515</text:p>
          </table:table-cell>
          <table:table-cell office:value-type="float" office:value="0.0203564847341743" calcext:value-type="float">
            <text:p>0.020356484734174</text:p>
          </table:table-cell>
          <table:table-cell office:value-type="float" office:value="0.786111111111111" calcext:value-type="float">
            <text:p>0.786111111111111</text:p>
          </table:table-cell>
          <table:table-cell office:value-type="float" office:value="0.295905172413793" calcext:value-type="float">
            <text:p>0.295905172413793</text:p>
          </table:table-cell>
          <table:table-cell office:value-type="float" office:value="0.487096774193548" calcext:value-type="float">
            <text:p>0.487096774193548</text:p>
          </table:table-cell>
          <table:table-cell office:value-type="float" office:value="0.229723991507431" calcext:value-type="float">
            <text:p>0.22972399150743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3925070028011" calcext:value-type="float">
            <text:p>0.993925070028011</text:p>
          </table:table-cell>
          <table:table-cell office:value-type="float" office:value="0.796163770129211" calcext:value-type="float">
            <text:p>0.796163770129211</text:p>
          </table:table-cell>
          <table:table-cell office:value-type="float" office:value="0.00926246198830283" calcext:value-type="float">
            <text:p>0.009262461988303</text:p>
          </table:table-cell>
          <table:table-cell office:value-type="float" office:value="0.0285956976643909" calcext:value-type="float">
            <text:p>0.028595697664391</text:p>
          </table:table-cell>
          <table:table-cell office:value-type="float" office:value="1" calcext:value-type="float">
            <text:p>1</text:p>
          </table:table-cell>
          <table:table-cell office:value-type="float" office:value="0.846608315098468" calcext:value-type="float">
            <text:p>0.846608315098468</text:p>
          </table:table-cell>
          <table:table-cell office:value-type="float" office:value="0.973529411764706" calcext:value-type="float">
            <text:p>0.973529411764706</text:p>
          </table:table-cell>
          <table:table-cell office:value-type="float" office:value="0.750643776824034" calcext:value-type="float">
            <text:p>0.7506437768240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59591996712771" calcext:value-type="float">
            <text:p>0.959591996712771</text:p>
          </table:table-cell>
          <table:table-cell office:value-type="float" office:value="0.530072264463165" calcext:value-type="float">
            <text:p>0.530072264463165</text:p>
          </table:table-cell>
          <table:table-cell office:value-type="float" office:value="0.0184590760936289" calcext:value-type="float">
            <text:p>0.018459076093629</text:p>
          </table:table-cell>
          <table:table-cell office:value-type="float" office:value="0.0175495703860326" calcext:value-type="float">
            <text:p>0.017549570386033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558620689655172" calcext:value-type="float">
            <text:p>0.558620689655172</text:p>
          </table:table-cell>
          <table:table-cell office:value-type="float" office:value="0.921621621621621" calcext:value-type="float">
            <text:p>0.921621621621621</text:p>
          </table:table-cell>
          <table:table-cell office:value-type="float" office:value="0.495414847161572" calcext:value-type="float">
            <text:p>0.49541484716157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97170342677001" calcext:value-type="float">
            <text:p>0.897170342677001</text:p>
          </table:table-cell>
          <table:table-cell office:value-type="float" office:value="0.402778883119924" calcext:value-type="float">
            <text:p>0.402778883119924</text:p>
          </table:table-cell>
          <table:table-cell office:value-type="float" office:value="0.0562988247406065" calcext:value-type="float">
            <text:p>0.056298824740607</text:p>
          </table:table-cell>
          <table:table-cell office:value-type="float" office:value="0.0469926368325612" calcext:value-type="float">
            <text:p>0.046992636832561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475054229934924" calcext:value-type="float">
            <text:p>0.475054229934924</text:p>
          </table:table-cell>
          <table:table-cell office:value-type="float" office:value="0.779310344827586" calcext:value-type="float">
            <text:p>0.779310344827586</text:p>
          </table:table-cell>
          <table:table-cell office:value-type="float" office:value="0.321489361702128" calcext:value-type="float">
            <text:p>0.32148936170212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65292571390871" calcext:value-type="float">
            <text:p>0.765292571390871</text:p>
          </table:table-cell>
          <table:table-cell office:value-type="float" office:value="0.320599886093746" calcext:value-type="float">
            <text:p>0.320599886093746</text:p>
          </table:table-cell>
          <table:table-cell office:value-type="float" office:value="0.0790122368081505" calcext:value-type="float">
            <text:p>0.079012236808151</text:p>
          </table:table-cell>
          <table:table-cell office:value-type="float" office:value="0.0221348398265673" calcext:value-type="float">
            <text:p>0.022134839826567</text:p>
          </table:table-cell>
          <table:table-cell office:value-type="float" office:value="0.865714285714286" calcext:value-type="float">
            <text:p>0.865714285714286</text:p>
          </table:table-cell>
          <table:table-cell office:value-type="float" office:value="0.360851063829787" calcext:value-type="float">
            <text:p>0.360851063829787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280129589632829" calcext:value-type="float">
            <text:p>0.280129589632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8253968253968" calcext:value-type="float">
            <text:p>0.998253968253968</text:p>
          </table:table-cell>
          <table:table-cell office:value-type="float" office:value="0.839160786267706" calcext:value-type="float">
            <text:p>0.839160786267706</text:p>
          </table:table-cell>
          <table:table-cell office:value-type="float" office:value="0.00420260390313453" calcext:value-type="float">
            <text:p>0.004202603903135</text:p>
          </table:table-cell>
          <table:table-cell office:value-type="float" office:value="0.0247027486990068" calcext:value-type="float">
            <text:p>0.024702748699007</text:p>
          </table:table-cell>
          <table:table-cell office:value-type="float" office:value="1" calcext:value-type="float">
            <text:p>1</text:p>
          </table:table-cell>
          <table:table-cell office:value-type="float" office:value="0.898268398268398" calcext:value-type="float">
            <text:p>0.898268398268398</text:p>
          </table:table-cell>
          <table:table-cell office:value-type="float" office:value="0.985714285714285" calcext:value-type="float">
            <text:p>0.985714285714285</text:p>
          </table:table-cell>
          <table:table-cell office:value-type="float" office:value="0.794117647058823" calcext:value-type="float">
            <text:p>0.79411764705882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18646988412592" calcext:value-type="float">
            <text:p>0.918646988412592</text:p>
          </table:table-cell>
          <table:table-cell office:value-type="float" office:value="0.505350711572296" calcext:value-type="float">
            <text:p>0.505350711572296</text:p>
          </table:table-cell>
          <table:table-cell office:value-type="float" office:value="0.0462484950076005" calcext:value-type="float">
            <text:p>0.046248495007601</text:p>
          </table:table-cell>
          <table:table-cell office:value-type="float" office:value="0.0350297103445367" calcext:value-type="float">
            <text:p>0.03502971034453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7139689578714" calcext:value-type="float">
            <text:p>0.57139689578714</text:p>
          </table:table-cell>
          <table:table-cell office:value-type="float" office:value="0.847916666666667" calcext:value-type="float">
            <text:p>0.847916666666667</text:p>
          </table:table-cell>
          <table:table-cell office:value-type="float" office:value="0.431545064377682" calcext:value-type="float">
            <text:p>0.43154506437768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65316699698472" calcext:value-type="float">
            <text:p>0.865316699698472</text:p>
          </table:table-cell>
          <table:table-cell office:value-type="float" office:value="0.370137705662734" calcext:value-type="float">
            <text:p>0.370137705662734</text:p>
          </table:table-cell>
          <table:table-cell office:value-type="float" office:value="0.0547693620332476" calcext:value-type="float">
            <text:p>0.054769362033248</text:p>
          </table:table-cell>
          <table:table-cell office:value-type="float" office:value="0.0182595581053401" calcext:value-type="float">
            <text:p>0.018259558105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08423326133909" calcext:value-type="float">
            <text:p>0.408423326133909</text:p>
          </table:table-cell>
          <table:table-cell office:value-type="float" office:value="0.797368421052632" calcext:value-type="float">
            <text:p>0.797368421052632</text:p>
          </table:table-cell>
          <table:table-cell office:value-type="float" office:value="0.341558441558442" calcext:value-type="float">
            <text:p>0.34155844155844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98741607142522" calcext:value-type="float">
            <text:p>0.698741607142522</text:p>
          </table:table-cell>
          <table:table-cell office:value-type="float" office:value="0.287724761511569" calcext:value-type="float">
            <text:p>0.287724761511569</text:p>
          </table:table-cell>
          <table:table-cell office:value-type="float" office:value="0.0834246752561141" calcext:value-type="float">
            <text:p>0.083424675256114</text:p>
          </table:table-cell>
          <table:table-cell office:value-type="float" office:value="0.0284854584549049" calcext:value-type="float">
            <text:p>0.028485458454905</text:p>
          </table:table-cell>
          <table:table-cell office:value-type="float" office:value="0.819512195121951" calcext:value-type="float">
            <text:p>0.819512195121951</text:p>
          </table:table-cell>
          <table:table-cell office:value-type="float" office:value="0.335991379310345" calcext:value-type="float">
            <text:p>0.335991379310345</text:p>
          </table:table-cell>
          <table:table-cell office:value-type="float" office:value="0.502777777777778" calcext:value-type="float">
            <text:p>0.502777777777778</text:p>
          </table:table-cell>
          <table:table-cell office:value-type="float" office:value="0.233836206896552" calcext:value-type="float">
            <text:p>0.23383620689655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7164382802681" calcext:value-type="float">
            <text:p>0.997164382802681</text:p>
          </table:table-cell>
          <table:table-cell office:value-type="float" office:value="0.804529657609481" calcext:value-type="float">
            <text:p>0.804529657609481</text:p>
          </table:table-cell>
          <table:table-cell office:value-type="float" office:value="0.00468016784665342" calcext:value-type="float">
            <text:p>0.004680167846653</text:p>
          </table:table-cell>
          <table:table-cell office:value-type="float" office:value="0.0198707936126864" calcext:value-type="float">
            <text:p>0.019870793612686</text:p>
          </table:table-cell>
          <table:table-cell office:value-type="float" office:value="1" calcext:value-type="float">
            <text:p>1</text:p>
          </table:table-cell>
          <table:table-cell office:value-type="float" office:value="0.834557235421166" calcext:value-type="float">
            <text:p>0.834557235421166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0.775434782608696" calcext:value-type="float">
            <text:p>0.7754347826086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63068149385839" calcext:value-type="float">
            <text:p>0.963068149385839</text:p>
          </table:table-cell>
          <table:table-cell office:value-type="float" office:value="0.552370663728874" calcext:value-type="float">
            <text:p>0.552370663728874</text:p>
          </table:table-cell>
          <table:table-cell office:value-type="float" office:value="0.0336660829250323" calcext:value-type="float">
            <text:p>0.033666082925032</text:p>
          </table:table-cell>
          <table:table-cell office:value-type="float" office:value="0.0170278697216455" calcext:value-type="float">
            <text:p>0.017027869721646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575777777777778" calcext:value-type="float">
            <text:p>0.575777777777778</text:p>
          </table:table-cell>
          <table:table-cell office:value-type="float" office:value="0.892682926829268" calcext:value-type="float">
            <text:p>0.892682926829268</text:p>
          </table:table-cell>
          <table:table-cell office:value-type="float" office:value="0.509227467811159" calcext:value-type="float">
            <text:p>0.50922746781115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9791938404144" calcext:value-type="float">
            <text:p>0.859791938404144</text:p>
          </table:table-cell>
          <table:table-cell office:value-type="float" office:value="0.409016432084036" calcext:value-type="float">
            <text:p>0.409016432084036</text:p>
          </table:table-cell>
          <table:table-cell office:value-type="float" office:value="0.0426424306485799" calcext:value-type="float">
            <text:p>0.04264243064858</text:p>
          </table:table-cell>
          <table:table-cell office:value-type="float" office:value="0.02345038676202" calcext:value-type="float">
            <text:p>0.02345038676202</text:p>
          </table:table-cell>
          <table:table-cell office:value-type="float" office:value="0.924324324324324" calcext:value-type="float">
            <text:p>0.924324324324324</text:p>
          </table:table-cell>
          <table:table-cell office:value-type="float" office:value="0.456359649122807" calcext:value-type="float">
            <text:p>0.456359649122807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362527233115468" calcext:value-type="float">
            <text:p>0.36252723311546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41133612563544" calcext:value-type="float">
            <text:p>0.741133612563544</text:p>
          </table:table-cell>
          <table:table-cell office:value-type="float" office:value="0.329909340095442" calcext:value-type="float">
            <text:p>0.329909340095442</text:p>
          </table:table-cell>
          <table:table-cell office:value-type="float" office:value="0.0691127644266463" calcext:value-type="float">
            <text:p>0.069112764426646</text:p>
          </table:table-cell>
          <table:table-cell office:value-type="float" office:value="0.0238542941372631" calcext:value-type="float">
            <text:p>0.023854294137263</text:p>
          </table:table-cell>
          <table:table-cell office:value-type="float" office:value="0.848275862068965" calcext:value-type="float">
            <text:p>0.848275862068965</text:p>
          </table:table-cell>
          <table:table-cell office:value-type="float" office:value="0.365952890792291" calcext:value-type="float">
            <text:p>0.365952890792291</text:p>
          </table:table-cell>
          <table:table-cell office:value-type="float" office:value="0.62972972972973" calcext:value-type="float">
            <text:p>0.62972972972973</text:p>
          </table:table-cell>
          <table:table-cell office:value-type="float" office:value="0.295753715498938" calcext:value-type="float">
            <text:p>0.2957537154989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485080622309" calcext:value-type="float">
            <text:p>0.996485080622309</text:p>
          </table:table-cell>
          <table:table-cell office:value-type="float" office:value="0.852573373416724" calcext:value-type="float">
            <text:p>0.852573373416724</text:p>
          </table:table-cell>
          <table:table-cell office:value-type="float" office:value="0.00568528451999602" calcext:value-type="float">
            <text:p>0.005685284519996</text:p>
          </table:table-cell>
          <table:table-cell office:value-type="float" office:value="0.032672962508022" calcext:value-type="float">
            <text:p>0.032672962508022</text:p>
          </table:table-cell>
          <table:table-cell office:value-type="float" office:value="1" calcext:value-type="float">
            <text:p>1</text:p>
          </table:table-cell>
          <table:table-cell office:value-type="float" office:value="0.902127659574468" calcext:value-type="float">
            <text:p>0.902127659574468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92407809110629" calcext:value-type="float">
            <text:p>0.7924078091106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54177280200387" calcext:value-type="float">
            <text:p>0.954177280200387</text:p>
          </table:table-cell>
          <table:table-cell office:value-type="float" office:value="0.532912617608834" calcext:value-type="float">
            <text:p>0.532912617608834</text:p>
          </table:table-cell>
          <table:table-cell office:value-type="float" office:value="0.0335307689333938" calcext:value-type="float">
            <text:p>0.033530768933394</text:p>
          </table:table-cell>
          <table:table-cell office:value-type="float" office:value="0.0316045127845304" calcext:value-type="float">
            <text:p>0.03160451278453</text:p>
          </table:table-cell>
          <table:table-cell office:value-type="float" office:value="1" calcext:value-type="float">
            <text:p>1</text:p>
          </table:table-cell>
          <table:table-cell office:value-type="float" office:value="0.570967741935484" calcext:value-type="float">
            <text:p>0.570967741935484</text:p>
          </table:table-cell>
          <table:table-cell office:value-type="float" office:value="0.880555555555556" calcext:value-type="float">
            <text:p>0.880555555555556</text:p>
          </table:table-cell>
          <table:table-cell office:value-type="float" office:value="0.448464912280702" calcext:value-type="float">
            <text:p>0.44846491228070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5338693558079" calcext:value-type="float">
            <text:p>0.855338693558079</text:p>
          </table:table-cell>
          <table:table-cell office:value-type="float" office:value="0.399577390457022" calcext:value-type="float">
            <text:p>0.399577390457022</text:p>
          </table:table-cell>
          <table:table-cell office:value-type="float" office:value="0.0446536259217858" calcext:value-type="float">
            <text:p>0.044653625921786</text:p>
          </table:table-cell>
          <table:table-cell office:value-type="float" office:value="0.024495702074716" calcext:value-type="float">
            <text:p>0.024495702074716</text:p>
          </table:table-cell>
          <table:table-cell office:value-type="float" office:value="0.903846153846154" calcext:value-type="float">
            <text:p>0.903846153846154</text:p>
          </table:table-cell>
          <table:table-cell office:value-type="float" office:value="0.46" calcext:value-type="float">
            <text:p>0.46</text:p>
          </table:table-cell>
          <table:table-cell office:value-type="float" office:value="0.736585365853659" calcext:value-type="float">
            <text:p>0.736585365853659</text:p>
          </table:table-cell>
          <table:table-cell office:value-type="float" office:value="0.369281045751634" calcext:value-type="float">
            <text:p>0.3692810457516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774010671045555" calcext:value-type="float">
            <text:p>0.774010671045555</text:p>
          </table:table-cell>
          <table:table-cell office:value-type="float" office:value="0.303885073841516" calcext:value-type="float">
            <text:p>0.303885073841516</text:p>
          </table:table-cell>
          <table:table-cell office:value-type="float" office:value="0.0680834954735397" calcext:value-type="float">
            <text:p>0.06808349547354</text:p>
          </table:table-cell>
          <table:table-cell office:value-type="float" office:value="0.0348263453786327" calcext:value-type="float">
            <text:p>0.034826345378633</text:p>
          </table:table-cell>
          <table:table-cell office:value-type="float" office:value="0.885714285714286" calcext:value-type="float">
            <text:p>0.885714285714286</text:p>
          </table:table-cell>
          <table:table-cell office:value-type="float" office:value="0.354741379310345" calcext:value-type="float">
            <text:p>0.354741379310345</text:p>
          </table:table-cell>
          <table:table-cell office:value-type="float" office:value="0.62093023255814" calcext:value-type="float">
            <text:p>0.62093023255814</text:p>
          </table:table-cell>
          <table:table-cell office:value-type="float" office:value="0.228884026258206" calcext:value-type="float">
            <text:p>0.22888402625820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92219908121636" calcext:value-type="float">
            <text:p>0.992219908121636</text:p>
          </table:table-cell>
          <table:table-cell office:value-type="float" office:value="0" calcext:value-type="float">
            <text:p>0</text:p>
          </table:table-cell>
          <table:table-cell office:value-type="float" office:value="0.0142186237261286" calcext:value-type="float">
            <text:p>0.014218623726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6155507559395" calcext:value-type="float">
            <text:p>0.95615550755939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1051323755308" calcext:value-type="float">
            <text:p>0.991051323755308</text:p>
          </table:table-cell>
          <table:table-cell office:value-type="float" office:value="0.73682643247451" calcext:value-type="float">
            <text:p>0.73682643247451</text:p>
          </table:table-cell>
          <table:table-cell office:value-type="float" office:value="0.0159020042484709" calcext:value-type="float">
            <text:p>0.015902004248471</text:p>
          </table:table-cell>
          <table:table-cell office:value-type="float" office:value="0.031600431481693" calcext:value-type="float">
            <text:p>0.031600431481693</text:p>
          </table:table-cell>
          <table:table-cell office:value-type="float" office:value="1" calcext:value-type="float">
            <text:p>1</text:p>
          </table:table-cell>
          <table:table-cell office:value-type="float" office:value="0.780942184154176" calcext:value-type="float">
            <text:p>0.780942184154176</text:p>
          </table:table-cell>
          <table:table-cell office:value-type="float" office:value="0.954285714285714" calcext:value-type="float">
            <text:p>0.954285714285714</text:p>
          </table:table-cell>
          <table:table-cell office:value-type="float" office:value="0.696498905908096" calcext:value-type="float">
            <text:p>0.6964989059080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2517105949566" calcext:value-type="float">
            <text:p>0.952517105949566</text:p>
          </table:table-cell>
          <table:table-cell office:value-type="float" office:value="0.577190809450984" calcext:value-type="float">
            <text:p>0.577190809450984</text:p>
          </table:table-cell>
          <table:table-cell office:value-type="float" office:value="0.0303095839492619" calcext:value-type="float">
            <text:p>0.030309583949262</text:p>
          </table:table-cell>
          <table:table-cell office:value-type="float" office:value="0.0306089289690294" calcext:value-type="float">
            <text:p>0.030608928969029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633693304535637" calcext:value-type="float">
            <text:p>0.633693304535637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526077586206896" calcext:value-type="float">
            <text:p>0.5260775862068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31347011602109" calcext:value-type="float">
            <text:p>0.931347011602109</text:p>
          </table:table-cell>
          <table:table-cell office:value-type="float" office:value="0.487402670928827" calcext:value-type="float">
            <text:p>0.487402670928827</text:p>
          </table:table-cell>
          <table:table-cell office:value-type="float" office:value="0.0330185813241305" calcext:value-type="float">
            <text:p>0.033018581324131</text:p>
          </table:table-cell>
          <table:table-cell office:value-type="float" office:value="0.0320633226600879" calcext:value-type="float">
            <text:p>0.032063322660088</text:p>
          </table:table-cell>
          <table:table-cell office:value-type="float" office:value="1" calcext:value-type="float">
            <text:p>1</text:p>
          </table:table-cell>
          <table:table-cell office:value-type="float" office:value="0.540384615384615" calcext:value-type="float">
            <text:p>0.540384615384615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0.417073170731707" calcext:value-type="float">
            <text:p>0.4170731707317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767573696145" calcext:value-type="float">
            <text:p>0.995767573696145</text:p>
          </table:table-cell>
          <table:table-cell office:value-type="float" office:value="0.766750690757308" calcext:value-type="float">
            <text:p>0.766750690757308</text:p>
          </table:table-cell>
          <table:table-cell office:value-type="float" office:value="0.00692797937024756" calcext:value-type="float">
            <text:p>0.006927979370248</text:p>
          </table:table-cell>
          <table:table-cell office:value-type="float" office:value="0.0306655060049726" calcext:value-type="float">
            <text:p>0.030665506004973</text:p>
          </table:table-cell>
          <table:table-cell office:value-type="float" office:value="1" calcext:value-type="float">
            <text:p>1</text:p>
          </table:table-cell>
          <table:table-cell office:value-type="float" office:value="0.811182795698925" calcext:value-type="float">
            <text:p>0.81118279569892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20524017467249" calcext:value-type="float">
            <text:p>0.72052401746724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6135966645837" calcext:value-type="float">
            <text:p>0.956135966645837</text:p>
          </table:table-cell>
          <table:table-cell office:value-type="float" office:value="0.561715937952001" calcext:value-type="float">
            <text:p>0.561715937952001</text:p>
          </table:table-cell>
          <table:table-cell office:value-type="float" office:value="0.0346679932567096" calcext:value-type="float">
            <text:p>0.03466799325671</text:p>
          </table:table-cell>
          <table:table-cell office:value-type="float" office:value="0.0322518127437293" calcext:value-type="float">
            <text:p>0.032251812743729</text:p>
          </table:table-cell>
          <table:table-cell office:value-type="float" office:value="1" calcext:value-type="float">
            <text:p>1</text:p>
          </table:table-cell>
          <table:table-cell office:value-type="float" office:value="0.606550218340611" calcext:value-type="float">
            <text:p>0.606550218340611</text:p>
          </table:table-cell>
          <table:table-cell office:value-type="float" office:value="0.894285714285714" calcext:value-type="float">
            <text:p>0.894285714285714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887418241493544" calcext:value-type="float">
            <text:p>0.887418241493544</text:p>
          </table:table-cell>
          <table:table-cell office:value-type="float" office:value="0.452066190618308" calcext:value-type="float">
            <text:p>0.452066190618308</text:p>
          </table:table-cell>
          <table:table-cell office:value-type="float" office:value="0.0484455761000315" calcext:value-type="float">
            <text:p>0.048445576100032</text:p>
          </table:table-cell>
          <table:table-cell office:value-type="float" office:value="0.0349777969060271" calcext:value-type="float">
            <text:p>0.034977796906027</text:p>
          </table:table-cell>
          <table:table-cell office:value-type="float" office:value="0.993939393939394" calcext:value-type="float">
            <text:p>0.993939393939394</text:p>
          </table:table-cell>
          <table:table-cell office:value-type="float" office:value="0.528693790149893" calcext:value-type="float">
            <text:p>0.528693790149893</text:p>
          </table:table-cell>
          <table:table-cell office:value-type="float" office:value="0.820454545454545" calcext:value-type="float">
            <text:p>0.820454545454545</text:p>
          </table:table-cell>
          <table:table-cell office:value-type="float" office:value="0.393859649122807" calcext:value-type="float">
            <text:p>0.3938596491228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9444444444444" calcext:value-type="float">
            <text:p>0.999444444444444</text:p>
          </table:table-cell>
          <table:table-cell office:value-type="float" office:value="0.946363048714646" calcext:value-type="float">
            <text:p>0.946363048714646</text:p>
          </table:table-cell>
          <table:table-cell office:value-type="float" office:value="0.0018425693279752" calcext:value-type="float">
            <text:p>0.001842569327975</text:p>
          </table:table-cell>
          <table:table-cell office:value-type="float" office:value="0.042910656473638" calcext:value-type="float">
            <text:p>0.042910656473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876703296703297" calcext:value-type="float">
            <text:p>0.87670329670329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88774299818292" calcext:value-type="float">
            <text:p>0.988774299818292</text:p>
          </table:table-cell>
          <table:table-cell office:value-type="float" office:value="0.7113546558153" calcext:value-type="float">
            <text:p>0.7113546558153</text:p>
          </table:table-cell>
          <table:table-cell office:value-type="float" office:value="0.0118277193602575" calcext:value-type="float">
            <text:p>0.011827719360258</text:p>
          </table:table-cell>
          <table:table-cell office:value-type="float" office:value="0.017035558509337" calcext:value-type="float">
            <text:p>0.017035558509337</text:p>
          </table:table-cell>
          <table:table-cell office:value-type="float" office:value="1" calcext:value-type="float">
            <text:p>1</text:p>
          </table:table-cell>
          <table:table-cell office:value-type="float" office:value="0.741431670281996" calcext:value-type="float">
            <text:p>0.74143167028199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690322580645161" calcext:value-type="float">
            <text:p>0.69032258064516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1354604317025" calcext:value-type="float">
            <text:p>0.961354604317025</text:p>
          </table:table-cell>
          <table:table-cell office:value-type="float" office:value="0.561345607239432" calcext:value-type="float">
            <text:p>0.561345607239432</text:p>
          </table:table-cell>
          <table:table-cell office:value-type="float" office:value="0.0362368051779769" calcext:value-type="float">
            <text:p>0.036236805177977</text:p>
          </table:table-cell>
          <table:table-cell office:value-type="float" office:value="0.021341273634983" calcext:value-type="float">
            <text:p>0.021341273634983</text:p>
          </table:table-cell>
          <table:table-cell office:value-type="float" office:value="1" calcext:value-type="float">
            <text:p>1</text:p>
          </table:table-cell>
          <table:table-cell office:value-type="float" office:value="0.601720430107527" calcext:value-type="float">
            <text:p>0.601720430107527</text:p>
          </table:table-cell>
          <table:table-cell office:value-type="float" office:value="0.882758620689655" calcext:value-type="float">
            <text:p>0.882758620689655</text:p>
          </table:table-cell>
          <table:table-cell office:value-type="float" office:value="0.524733475479744" calcext:value-type="float">
            <text:p>0.52473347547974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14183202302865" calcext:value-type="float">
            <text:p>0.914183202302865</text:p>
          </table:table-cell>
          <table:table-cell office:value-type="float" office:value="0.477653021046593" calcext:value-type="float">
            <text:p>0.477653021046593</text:p>
          </table:table-cell>
          <table:table-cell office:value-type="float" office:value="0.0451891961225772" calcext:value-type="float">
            <text:p>0.045189196122577</text:p>
          </table:table-cell>
          <table:table-cell office:value-type="float" office:value="0.0271774331468058" calcext:value-type="float">
            <text:p>0.027177433146806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522435897435897" calcext:value-type="float">
            <text:p>0.52243589743589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424945770065076" calcext:value-type="float">
            <text:p>0.42494577006507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2254543863" calcext:value-type="float">
            <text:p>0.992254543863</text:p>
          </table:table-cell>
          <table:table-cell office:value-type="float" office:value="0.74974152754688" calcext:value-type="float">
            <text:p>0.74974152754688</text:p>
          </table:table-cell>
          <table:table-cell office:value-type="float" office:value="0.0115318188113438" calcext:value-type="float">
            <text:p>0.011531818811344</text:p>
          </table:table-cell>
          <table:table-cell office:value-type="float" office:value="0.0309040118061767" calcext:value-type="float">
            <text:p>0.030904011806177</text:p>
          </table:table-cell>
          <table:table-cell office:value-type="float" office:value="1" calcext:value-type="float">
            <text:p>1</text:p>
          </table:table-cell>
          <table:table-cell office:value-type="float" office:value="0.787580299785867" calcext:value-type="float">
            <text:p>0.787580299785867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692489270386266" calcext:value-type="float">
            <text:p>0.6924892703862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3735732844189" calcext:value-type="float">
            <text:p>0.963735732844189</text:p>
          </table:table-cell>
          <table:table-cell office:value-type="float" office:value="0.575232106361375" calcext:value-type="float">
            <text:p>0.575232106361375</text:p>
          </table:table-cell>
          <table:table-cell office:value-type="float" office:value="0.0264522733654427" calcext:value-type="float">
            <text:p>0.026452273365443</text:p>
          </table:table-cell>
          <table:table-cell office:value-type="float" office:value="0.0340110594457599" calcext:value-type="float">
            <text:p>0.03401105944576</text:p>
          </table:table-cell>
          <table:table-cell office:value-type="float" office:value="1" calcext:value-type="float">
            <text:p>1</text:p>
          </table:table-cell>
          <table:table-cell office:value-type="float" office:value="0.650537634408602" calcext:value-type="float">
            <text:p>0.650537634408602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0.514782608695652" calcext:value-type="float">
            <text:p>0.5147826086956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08046182713838" calcext:value-type="float">
            <text:p>0.908046182713838</text:p>
          </table:table-cell>
          <table:table-cell office:value-type="float" office:value="0.470803427526315" calcext:value-type="float">
            <text:p>0.470803427526315</text:p>
          </table:table-cell>
          <table:table-cell office:value-type="float" office:value="0.0374046236151537" calcext:value-type="float">
            <text:p>0.037404623615154</text:p>
          </table:table-cell>
          <table:table-cell office:value-type="float" office:value="0.0183896603304627" calcext:value-type="float">
            <text:p>0.018389660330463</text:p>
          </table:table-cell>
          <table:table-cell office:value-type="float" office:value="0.961764705882353" calcext:value-type="float">
            <text:p>0.961764705882353</text:p>
          </table:table-cell>
          <table:table-cell office:value-type="float" office:value="0.499782608695652" calcext:value-type="float">
            <text:p>0.49978260869565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8260869565217" calcext:value-type="float">
            <text:p>0.4382608695652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74615881024857" calcext:value-type="float">
            <text:p>0.974615881024857</text:p>
          </table:table-cell>
          <table:table-cell office:value-type="float" office:value="0" calcext:value-type="float">
            <text:p>0</text:p>
          </table:table-cell>
          <table:table-cell office:value-type="float" office:value="0.0271152206071941" calcext:value-type="float">
            <text:p>0.027115220607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7903930131004" calcext:value-type="float">
            <text:p>0.9179039301310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676288615805" calcext:value-type="float">
            <text:p>0.998676288615805</text:p>
          </table:table-cell>
          <table:table-cell office:value-type="float" office:value="0.767234109853308" calcext:value-type="float">
            <text:p>0.767234109853308</text:p>
          </table:table-cell>
          <table:table-cell office:value-type="float" office:value="0.00221762389624887" calcext:value-type="float">
            <text:p>0.002217623896249</text:p>
          </table:table-cell>
          <table:table-cell office:value-type="float" office:value="0.0222901689224805" calcext:value-type="float">
            <text:p>0.022290168922481</text:p>
          </table:table-cell>
          <table:table-cell office:value-type="float" office:value="1" calcext:value-type="float">
            <text:p>1</text:p>
          </table:table-cell>
          <table:table-cell office:value-type="float" office:value="0.806263498920086" calcext:value-type="float">
            <text:p>0.80626349892008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731086956521739" calcext:value-type="float">
            <text:p>0.73108695652173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1046323763078" calcext:value-type="float">
            <text:p>0.981046323763078</text:p>
          </table:table-cell>
          <table:table-cell office:value-type="float" office:value="0.627356669884869" calcext:value-type="float">
            <text:p>0.627356669884869</text:p>
          </table:table-cell>
          <table:table-cell office:value-type="float" office:value="0.0179903650571398" calcext:value-type="float">
            <text:p>0.01799036505714</text:p>
          </table:table-cell>
          <table:table-cell office:value-type="float" office:value="0.0340393972257499" calcext:value-type="float">
            <text:p>0.03403939722575</text:p>
          </table:table-cell>
          <table:table-cell office:value-type="float" office:value="1" calcext:value-type="float">
            <text:p>1</text:p>
          </table:table-cell>
          <table:table-cell office:value-type="float" office:value="0.669146608315099" calcext:value-type="float">
            <text:p>0.669146608315099</text:p>
          </table:table-cell>
          <table:table-cell office:value-type="float" office:value="0.934146341463415" calcext:value-type="float">
            <text:p>0.934146341463415</text:p>
          </table:table-cell>
          <table:table-cell office:value-type="float" office:value="0.56797385620915" calcext:value-type="float">
            <text:p>0.5679738562091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44521808279091" calcext:value-type="float">
            <text:p>0.944521808279091</text:p>
          </table:table-cell>
          <table:table-cell office:value-type="float" office:value="0.519144017277869" calcext:value-type="float">
            <text:p>0.519144017277869</text:p>
          </table:table-cell>
          <table:table-cell office:value-type="float" office:value="0.0372724280294548" calcext:value-type="float">
            <text:p>0.037272428029455</text:p>
          </table:table-cell>
          <table:table-cell office:value-type="float" office:value="0.0215285133341834" calcext:value-type="float">
            <text:p>0.021528513334183</text:p>
          </table:table-cell>
          <table:table-cell office:value-type="float" office:value="0.997368421052632" calcext:value-type="float">
            <text:p>0.997368421052632</text:p>
          </table:table-cell>
          <table:table-cell office:value-type="float" office:value="0.556926406926407" calcext:value-type="float">
            <text:p>0.556926406926407</text:p>
          </table:table-cell>
          <table:table-cell office:value-type="float" office:value="0.891176470588235" calcext:value-type="float">
            <text:p>0.891176470588235</text:p>
          </table:table-cell>
          <table:table-cell office:value-type="float" office:value="0.487904967602592" calcext:value-type="float">
            <text:p>0.48790496760259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62552784476" calcext:value-type="float">
            <text:p>0.995062552784476</text:p>
          </table:table-cell>
          <table:table-cell office:value-type="float" office:value="0.78166550209319" calcext:value-type="float">
            <text:p>0.78166550209319</text:p>
          </table:table-cell>
          <table:table-cell office:value-type="float" office:value="0.00814175742553014" calcext:value-type="float">
            <text:p>0.00814175742553</text:p>
          </table:table-cell>
          <table:table-cell office:value-type="float" office:value="0.0227727497618691" calcext:value-type="float">
            <text:p>0.022772749761869</text:p>
          </table:table-cell>
          <table:table-cell office:value-type="float" office:value="1" calcext:value-type="float">
            <text:p>1</text:p>
          </table:table-cell>
          <table:table-cell office:value-type="float" office:value="0.819739696312364" calcext:value-type="float">
            <text:p>0.819739696312364</text:p>
          </table:table-cell>
          <table:table-cell office:value-type="float" office:value="0.979411764705882" calcext:value-type="float">
            <text:p>0.979411764705882</text:p>
          </table:table-cell>
          <table:table-cell office:value-type="float" office:value="0.742384105960265" calcext:value-type="float">
            <text:p>0.74238410596026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3111140830335" calcext:value-type="float">
            <text:p>0.973111140830335</text:p>
          </table:table-cell>
          <table:table-cell office:value-type="float" office:value="0.625681545762128" calcext:value-type="float">
            <text:p>0.625681545762128</text:p>
          </table:table-cell>
          <table:table-cell office:value-type="float" office:value="0.0188440027459557" calcext:value-type="float">
            <text:p>0.018844002745956</text:p>
          </table:table-cell>
          <table:table-cell office:value-type="float" office:value="0.0386832134710978" calcext:value-type="float">
            <text:p>0.038683213471098</text:p>
          </table:table-cell>
          <table:table-cell office:value-type="float" office:value="1" calcext:value-type="float">
            <text:p>1</text:p>
          </table:table-cell>
          <table:table-cell office:value-type="float" office:value="0.682553191489362" calcext:value-type="float">
            <text:p>0.682553191489362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568281938325991" calcext:value-type="float">
            <text:p>0.56828193832599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17908991595208" calcext:value-type="float">
            <text:p>0.917908991595208</text:p>
          </table:table-cell>
          <table:table-cell office:value-type="float" office:value="0.523969986664717" calcext:value-type="float">
            <text:p>0.523969986664717</text:p>
          </table:table-cell>
          <table:table-cell office:value-type="float" office:value="0.0436336742684105" calcext:value-type="float">
            <text:p>0.043633674268411</text:p>
          </table:table-cell>
          <table:table-cell office:value-type="float" office:value="0.0311400017245148" calcext:value-type="float">
            <text:p>0.031140001724515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560775862068965" calcext:value-type="float">
            <text:p>0.560775862068965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8571428571428" calcext:value-type="float">
            <text:p>0.46857142857142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86524824891335" calcext:value-type="float">
            <text:p>0.986524824891335</text:p>
          </table:table-cell>
          <table:table-cell office:value-type="float" office:value="0" calcext:value-type="float">
            <text:p>0</text:p>
          </table:table-cell>
          <table:table-cell office:value-type="float" office:value="0.0238428383888364" calcext:value-type="float">
            <text:p>0.023842838388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7580993520518" calcext:value-type="float">
            <text:p>0.93758099352051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89972663502" calcext:value-type="float">
            <text:p>0.995089972663502</text:p>
          </table:table-cell>
          <table:table-cell office:value-type="float" office:value="0.771783940699081" calcext:value-type="float">
            <text:p>0.771783940699081</text:p>
          </table:table-cell>
          <table:table-cell office:value-type="float" office:value="0.00622671089747907" calcext:value-type="float">
            <text:p>0.006226710897479</text:p>
          </table:table-cell>
          <table:table-cell office:value-type="float" office:value="0.0226641460780403" calcext:value-type="float">
            <text:p>0.02266414607804</text:p>
          </table:table-cell>
          <table:table-cell office:value-type="float" office:value="1" calcext:value-type="float">
            <text:p>1</text:p>
          </table:table-cell>
          <table:table-cell office:value-type="float" office:value="0.826124197002141" calcext:value-type="float">
            <text:p>0.826124197002141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27586206896552" calcext:value-type="float">
            <text:p>0.7275862068965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9070948257678" calcext:value-type="float">
            <text:p>0.979070948257678</text:p>
          </table:table-cell>
          <table:table-cell office:value-type="float" office:value="0.627874422493328" calcext:value-type="float">
            <text:p>0.627874422493328</text:p>
          </table:table-cell>
          <table:table-cell office:value-type="float" office:value="0.0173199961333551" calcext:value-type="float">
            <text:p>0.017319996133355</text:p>
          </table:table-cell>
          <table:table-cell office:value-type="float" office:value="0.0240934456581595" calcext:value-type="float">
            <text:p>0.02409344565816</text:p>
          </table:table-cell>
          <table:table-cell office:value-type="float" office:value="1" calcext:value-type="float">
            <text:p>1</text:p>
          </table:table-cell>
          <table:table-cell office:value-type="float" office:value="0.669612068965517" calcext:value-type="float">
            <text:p>0.669612068965517</text:p>
          </table:table-cell>
          <table:table-cell office:value-type="float" office:value="0.947619047619047" calcext:value-type="float">
            <text:p>0.947619047619047</text:p>
          </table:table-cell>
          <table:table-cell office:value-type="float" office:value="0.587229437229437" calcext:value-type="float">
            <text:p>0.58722943722943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57261691063726" calcext:value-type="float">
            <text:p>0.957261691063726</text:p>
          </table:table-cell>
          <table:table-cell office:value-type="float" office:value="0.526389858480687" calcext:value-type="float">
            <text:p>0.526389858480687</text:p>
          </table:table-cell>
          <table:table-cell office:value-type="float" office:value="0.0352014770724771" calcext:value-type="float">
            <text:p>0.035201477072477</text:p>
          </table:table-cell>
          <table:table-cell office:value-type="float" office:value="0.031148958851691" calcext:value-type="float">
            <text:p>0.031148958851691</text:p>
          </table:table-cell>
          <table:table-cell office:value-type="float" office:value="0.996969696969697" calcext:value-type="float">
            <text:p>0.996969696969697</text:p>
          </table:table-cell>
          <table:table-cell office:value-type="float" office:value="0.584763948497854" calcext:value-type="float">
            <text:p>0.584763948497854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5811965811966" calcext:value-type="float">
            <text:p>0.4658119658119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3691241096534" calcext:value-type="float">
            <text:p>0.993691241096534</text:p>
          </table:table-cell>
          <table:table-cell office:value-type="float" office:value="0.796090920002264" calcext:value-type="float">
            <text:p>0.796090920002264</text:p>
          </table:table-cell>
          <table:table-cell office:value-type="float" office:value="0.00724481887576513" calcext:value-type="float">
            <text:p>0.007244818875765</text:p>
          </table:table-cell>
          <table:table-cell office:value-type="float" office:value="0.0250907243295828" calcext:value-type="float">
            <text:p>0.025090724329583</text:p>
          </table:table-cell>
          <table:table-cell office:value-type="float" office:value="1" calcext:value-type="float">
            <text:p>1</text:p>
          </table:table-cell>
          <table:table-cell office:value-type="float" office:value="0.83681917211329" calcext:value-type="float">
            <text:p>0.83681917211329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49676025917927" calcext:value-type="float">
            <text:p>0.74967602591792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8219920397341" calcext:value-type="float">
            <text:p>0.988219920397341</text:p>
          </table:table-cell>
          <table:table-cell office:value-type="float" office:value="0.659827754168986" calcext:value-type="float">
            <text:p>0.659827754168986</text:p>
          </table:table-cell>
          <table:table-cell office:value-type="float" office:value="0.0136743261662009" calcext:value-type="float">
            <text:p>0.013674326166201</text:p>
          </table:table-cell>
          <table:table-cell office:value-type="float" office:value="0.0306579734327076" calcext:value-type="float">
            <text:p>0.030657973432708</text:p>
          </table:table-cell>
          <table:table-cell office:value-type="float" office:value="1" calcext:value-type="float">
            <text:p>1</text:p>
          </table:table-cell>
          <table:table-cell office:value-type="float" office:value="0.723542600896861" calcext:value-type="float">
            <text:p>0.72354260089686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602637362637363" calcext:value-type="float">
            <text:p>0.602637362637363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53722464220982" calcext:value-type="float">
            <text:p>0.953722464220982</text:p>
          </table:table-cell>
          <table:table-cell office:value-type="float" office:value="0.544677812644956" calcext:value-type="float">
            <text:p>0.544677812644956</text:p>
          </table:table-cell>
          <table:table-cell office:value-type="float" office:value="0.0347596306431377" calcext:value-type="float">
            <text:p>0.034759630643138</text:p>
          </table:table-cell>
          <table:table-cell office:value-type="float" office:value="0.0228053664619716" calcext:value-type="float">
            <text:p>0.02280536646197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570869565217391" calcext:value-type="float">
            <text:p>0.570869565217391</text:p>
          </table:table-cell>
          <table:table-cell office:value-type="float" office:value="0.894117647058823" calcext:value-type="float">
            <text:p>0.894117647058823</text:p>
          </table:table-cell>
          <table:table-cell office:value-type="float" office:value="0.485714285714286" calcext:value-type="float">
            <text:p>0.4857142857142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52380952381" calcext:value-type="float">
            <text:p>0.99952380952381</text:p>
          </table:table-cell>
          <table:table-cell office:value-type="float" office:value="0.862361534143293" calcext:value-type="float">
            <text:p>0.862361534143293</text:p>
          </table:table-cell>
          <table:table-cell office:value-type="float" office:value="0.00157934513826449" calcext:value-type="float">
            <text:p>0.001579345138264</text:p>
          </table:table-cell>
          <table:table-cell office:value-type="float" office:value="0.0487065765232451" calcext:value-type="float">
            <text:p>0.048706576523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285714285714" calcext:value-type="float">
            <text:p>0.994285714285714</text:p>
          </table:table-cell>
          <table:table-cell office:value-type="float" office:value="0.800645161290323" calcext:value-type="float">
            <text:p>0.8006451612903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225379677583" calcext:value-type="float">
            <text:p>0.985225379677583</text:p>
          </table:table-cell>
          <table:table-cell office:value-type="float" office:value="0.705426934472517" calcext:value-type="float">
            <text:p>0.705426934472517</text:p>
          </table:table-cell>
          <table:table-cell office:value-type="float" office:value="0.0144261511822972" calcext:value-type="float">
            <text:p>0.014426151182297</text:p>
          </table:table-cell>
          <table:table-cell office:value-type="float" office:value="0.0293435463784654" calcext:value-type="float">
            <text:p>0.029343546378465</text:p>
          </table:table-cell>
          <table:table-cell office:value-type="float" office:value="1" calcext:value-type="float">
            <text:p>1</text:p>
          </table:table-cell>
          <table:table-cell office:value-type="float" office:value="0.755650319829424" calcext:value-type="float">
            <text:p>0.755650319829424</text:p>
          </table:table-cell>
          <table:table-cell office:value-type="float" office:value="0.964102564102564" calcext:value-type="float">
            <text:p>0.964102564102564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950429203398" calcext:value-type="float">
            <text:p>0.985950429203398</text:p>
          </table:table-cell>
          <table:table-cell office:value-type="float" office:value="0.62305873854979" calcext:value-type="float">
            <text:p>0.62305873854979</text:p>
          </table:table-cell>
          <table:table-cell office:value-type="float" office:value="0.016764561802612" calcext:value-type="float">
            <text:p>0.016764561802612</text:p>
          </table:table-cell>
          <table:table-cell office:value-type="float" office:value="0.0166556565712715" calcext:value-type="float">
            <text:p>0.016655656571272</text:p>
          </table:table-cell>
          <table:table-cell office:value-type="float" office:value="1" calcext:value-type="float">
            <text:p>1</text:p>
          </table:table-cell>
          <table:table-cell office:value-type="float" office:value="0.656774193548387" calcext:value-type="float">
            <text:p>0.65677419354838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97198275862069" calcext:value-type="float">
            <text:p>0.59719827586206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962962962963" calcext:value-type="float">
            <text:p>0.99962962962963</text:p>
          </table:table-cell>
          <table:table-cell office:value-type="float" office:value="0.954572195560706" calcext:value-type="float">
            <text:p>0.954572195560706</text:p>
          </table:table-cell>
          <table:table-cell office:value-type="float" office:value="0.00122837955198349" calcext:value-type="float">
            <text:p>0.001228379551983</text:p>
          </table:table-cell>
          <table:table-cell office:value-type="float" office:value="0.0281104181789959" calcext:value-type="float">
            <text:p>0.028110418178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555555555555" calcext:value-type="float">
            <text:p>0.995555555555555</text:p>
          </table:table-cell>
          <table:table-cell office:value-type="float" office:value="0.891648351648352" calcext:value-type="float">
            <text:p>0.8916483516483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5261794735479" calcext:value-type="float">
            <text:p>0.995261794735479</text:p>
          </table:table-cell>
          <table:table-cell office:value-type="float" office:value="0.749515502161363" calcext:value-type="float">
            <text:p>0.749515502161363</text:p>
          </table:table-cell>
          <table:table-cell office:value-type="float" office:value="0.00834179870752044" calcext:value-type="float">
            <text:p>0.00834179870752</text:p>
          </table:table-cell>
          <table:table-cell office:value-type="float" office:value="0.0333724674924299" calcext:value-type="float">
            <text:p>0.03337246749243</text:p>
          </table:table-cell>
          <table:table-cell office:value-type="float" office:value="1" calcext:value-type="float">
            <text:p>1</text:p>
          </table:table-cell>
          <table:table-cell office:value-type="float" office:value="0.817787418655098" calcext:value-type="float">
            <text:p>0.817787418655098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692407809110629" calcext:value-type="float">
            <text:p>0.6924078091106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77727946712453" calcext:value-type="float">
            <text:p>0.977727946712453</text:p>
          </table:table-cell>
          <table:table-cell office:value-type="float" office:value="0.6382901892884" calcext:value-type="float">
            <text:p>0.6382901892884</text:p>
          </table:table-cell>
          <table:table-cell office:value-type="float" office:value="0.0277489664942422" calcext:value-type="float">
            <text:p>0.027748966494242</text:p>
          </table:table-cell>
          <table:table-cell office:value-type="float" office:value="0.0313566977422705" calcext:value-type="float">
            <text:p>0.031356697742271</text:p>
          </table:table-cell>
          <table:table-cell office:value-type="float" office:value="1" calcext:value-type="float">
            <text:p>1</text:p>
          </table:table-cell>
          <table:table-cell office:value-type="float" office:value="0.669444444444444" calcext:value-type="float">
            <text:p>0.669444444444444</text:p>
          </table:table-cell>
          <table:table-cell office:value-type="float" office:value="0.898" calcext:value-type="float">
            <text:p>0.898</text:p>
          </table:table-cell>
          <table:table-cell office:value-type="float" office:value="0.575496688741722" calcext:value-type="float">
            <text:p>0.57549668874172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555262579653" calcext:value-type="float">
            <text:p>0.998555262579653</text:p>
          </table:table-cell>
          <table:table-cell office:value-type="float" office:value="0.816810080456346" calcext:value-type="float">
            <text:p>0.816810080456346</text:p>
          </table:table-cell>
          <table:table-cell office:value-type="float" office:value="0.00337795853925983" calcext:value-type="float">
            <text:p>0.00337795853926</text:p>
          </table:table-cell>
          <table:table-cell office:value-type="float" office:value="0.0253117895752677" calcext:value-type="float">
            <text:p>0.025311789575268</text:p>
          </table:table-cell>
          <table:table-cell office:value-type="float" office:value="1" calcext:value-type="float">
            <text:p>1</text:p>
          </table:table-cell>
          <table:table-cell office:value-type="float" office:value="0.851502145922747" calcext:value-type="float">
            <text:p>0.851502145922747</text:p>
          </table:table-cell>
          <table:table-cell office:value-type="float" office:value="0.98780487804878" calcext:value-type="float">
            <text:p>0.98780487804878</text:p>
          </table:table-cell>
          <table:table-cell office:value-type="float" office:value="0.762962962962963" calcext:value-type="float">
            <text:p>0.7629629629629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7779705163677" calcext:value-type="float">
            <text:p>0.977779705163677</text:p>
          </table:table-cell>
          <table:table-cell office:value-type="float" office:value="0.699984107996258" calcext:value-type="float">
            <text:p>0.699984107996258</text:p>
          </table:table-cell>
          <table:table-cell office:value-type="float" office:value="0.0167218765166631" calcext:value-type="float">
            <text:p>0.016721876516663</text:p>
          </table:table-cell>
          <table:table-cell office:value-type="float" office:value="0.0321503097809355" calcext:value-type="float">
            <text:p>0.032150309780936</text:p>
          </table:table-cell>
          <table:table-cell office:value-type="float" office:value="1" calcext:value-type="float">
            <text:p>1</text:p>
          </table:table-cell>
          <table:table-cell office:value-type="float" office:value="0.737124463519313" calcext:value-type="float">
            <text:p>0.737124463519313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627489177489177" calcext:value-type="float">
            <text:p>0.62748917748917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8970071537796" calcext:value-type="float">
            <text:p>0.978970071537796</text:p>
          </table:table-cell>
          <table:table-cell office:value-type="float" office:value="0.615172405068276" calcext:value-type="float">
            <text:p>0.615172405068276</text:p>
          </table:table-cell>
          <table:table-cell office:value-type="float" office:value="0.021054858622443" calcext:value-type="float">
            <text:p>0.021054858622443</text:p>
          </table:table-cell>
          <table:table-cell office:value-type="float" office:value="0.0279715433019773" calcext:value-type="float">
            <text:p>0.027971543301977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692274678111588" calcext:value-type="float">
            <text:p>0.692274678111588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5224839400428" calcext:value-type="float">
            <text:p>0.5852248394004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8825809393525" calcext:value-type="float">
            <text:p>0.998825809393525</text:p>
          </table:table-cell>
          <table:table-cell office:value-type="float" office:value="0.906519603166078" calcext:value-type="float">
            <text:p>0.906519603166078</text:p>
          </table:table-cell>
          <table:table-cell office:value-type="float" office:value="0.00325668479644367" calcext:value-type="float">
            <text:p>0.003256684796444</text:p>
          </table:table-cell>
          <table:table-cell office:value-type="float" office:value="0.0310968088637912" calcext:value-type="float">
            <text:p>0.031096808863791</text:p>
          </table:table-cell>
          <table:table-cell office:value-type="float" office:value="1" calcext:value-type="float">
            <text:p>1</text:p>
          </table:table-cell>
          <table:table-cell office:value-type="float" office:value="0.962686567164179" calcext:value-type="float">
            <text:p>0.962686567164179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868052516411379" calcext:value-type="float">
            <text:p>0.86805251641137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2083763329893" calcext:value-type="float">
            <text:p>0.982083763329893</text:p>
          </table:table-cell>
          <table:table-cell office:value-type="float" office:value="0.715579497426776" calcext:value-type="float">
            <text:p>0.715579497426776</text:p>
          </table:table-cell>
          <table:table-cell office:value-type="float" office:value="0.0173338737989149" calcext:value-type="float">
            <text:p>0.017333873798915</text:p>
          </table:table-cell>
          <table:table-cell office:value-type="float" office:value="0.0280512601772798" calcext:value-type="float">
            <text:p>0.02805126017728</text:p>
          </table:table-cell>
          <table:table-cell office:value-type="float" office:value="1" calcext:value-type="float">
            <text:p>1</text:p>
          </table:table-cell>
          <table:table-cell office:value-type="float" office:value="0.755844155844156" calcext:value-type="float">
            <text:p>0.755844155844156</text:p>
          </table:table-cell>
          <table:table-cell office:value-type="float" office:value="0.955263157894737" calcext:value-type="float">
            <text:p>0.955263157894737</text:p>
          </table:table-cell>
          <table:table-cell office:value-type="float" office:value="0.667167381974249" calcext:value-type="float">
            <text:p>0.66716738197424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222096534764" calcext:value-type="float">
            <text:p>0.982222096534764</text:p>
          </table:table-cell>
          <table:table-cell office:value-type="float" office:value="0.63180931979059" calcext:value-type="float">
            <text:p>0.63180931979059</text:p>
          </table:table-cell>
          <table:table-cell office:value-type="float" office:value="0.021047883323494" calcext:value-type="float">
            <text:p>0.021047883323494</text:p>
          </table:table-cell>
          <table:table-cell office:value-type="float" office:value="0.0231929010883447" calcext:value-type="float">
            <text:p>0.023192901088345</text:p>
          </table:table-cell>
          <table:table-cell office:value-type="float" office:value="1" calcext:value-type="float">
            <text:p>1</text:p>
          </table:table-cell>
          <table:table-cell office:value-type="float" office:value="0.678297872340426" calcext:value-type="float">
            <text:p>0.678297872340426</text:p>
          </table:table-cell>
          <table:table-cell office:value-type="float" office:value="0.936585365853658" calcext:value-type="float">
            <text:p>0.936585365853658</text:p>
          </table:table-cell>
          <table:table-cell office:value-type="float" office:value="0.6004329004329" calcext:value-type="float">
            <text:p>0.60043290043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32992202729" calcext:value-type="float">
            <text:p>0.99932992202729</text:p>
          </table:table-cell>
          <table:table-cell office:value-type="float" office:value="0.859456797983311" calcext:value-type="float">
            <text:p>0.859456797983311</text:p>
          </table:table-cell>
          <table:table-cell office:value-type="float" office:value="0.00158189829354696" calcext:value-type="float">
            <text:p>0.001581898293547</text:p>
          </table:table-cell>
          <table:table-cell office:value-type="float" office:value="0.014420787571659" calcext:value-type="float">
            <text:p>0.014420787571659</text:p>
          </table:table-cell>
          <table:table-cell office:value-type="float" office:value="1" calcext:value-type="float">
            <text:p>1</text:p>
          </table:table-cell>
          <table:table-cell office:value-type="float" office:value="0.889507494646681" calcext:value-type="float">
            <text:p>0.88950749464668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375" calcext:value-type="float">
            <text:p>0.837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7540712584531" calcext:value-type="float">
            <text:p>0.997540712584531</text:p>
          </table:table-cell>
          <table:table-cell office:value-type="float" office:value="0.748408647238451" calcext:value-type="float">
            <text:p>0.748408647238451</text:p>
          </table:table-cell>
          <table:table-cell office:value-type="float" office:value="0.00307027152132891" calcext:value-type="float">
            <text:p>0.003070271521329</text:p>
          </table:table-cell>
          <table:table-cell office:value-type="float" office:value="0.0160253220228218" calcext:value-type="float">
            <text:p>0.016025322022822</text:p>
          </table:table-cell>
          <table:table-cell office:value-type="float" office:value="1" calcext:value-type="float">
            <text:p>1</text:p>
          </table:table-cell>
          <table:table-cell office:value-type="float" office:value="0.775704989154013" calcext:value-type="float">
            <text:p>0.775704989154013</text:p>
          </table:table-cell>
          <table:table-cell office:value-type="float" office:value="0.99" calcext:value-type="float">
            <text:p>0.99</text:p>
          </table:table-cell>
          <table:table-cell office:value-type="float" office:value="0.722943722943723" calcext:value-type="float">
            <text:p>0.7229437229437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5312265585413" calcext:value-type="float">
            <text:p>0.975312265585413</text:p>
          </table:table-cell>
          <table:table-cell office:value-type="float" office:value="0.638226609561782" calcext:value-type="float">
            <text:p>0.638226609561782</text:p>
          </table:table-cell>
          <table:table-cell office:value-type="float" office:value="0.0181883587665187" calcext:value-type="float">
            <text:p>0.018188358766519</text:p>
          </table:table-cell>
          <table:table-cell office:value-type="float" office:value="0.0268614961332807" calcext:value-type="float">
            <text:p>0.026861496133281</text:p>
          </table:table-cell>
          <table:table-cell office:value-type="float" office:value="1" calcext:value-type="float">
            <text:p>1</text:p>
          </table:table-cell>
          <table:table-cell office:value-type="float" office:value="0.669574468085106" calcext:value-type="float">
            <text:p>0.66957446808510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1156316916488" calcext:value-type="float">
            <text:p>0.58115631691648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3700137867477" calcext:value-type="float">
            <text:p>0.973700137867477</text:p>
          </table:table-cell>
          <table:table-cell office:value-type="float" office:value="0" calcext:value-type="float">
            <text:p>0</text:p>
          </table:table-cell>
          <table:table-cell office:value-type="float" office:value="0.0301450232033364" calcext:value-type="float">
            <text:p>0.030145023203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1108647450111" calcext:value-type="float">
            <text:p>0.9011086474501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4948073304639" calcext:value-type="float">
            <text:p>0.994948073304639</text:p>
          </table:table-cell>
          <table:table-cell office:value-type="float" office:value="0.774576824478814" calcext:value-type="float">
            <text:p>0.774576824478814</text:p>
          </table:table-cell>
          <table:table-cell office:value-type="float" office:value="0.00516697805967219" calcext:value-type="float">
            <text:p>0.005166978059672</text:p>
          </table:table-cell>
          <table:table-cell office:value-type="float" office:value="0.0284814153428946" calcext:value-type="float">
            <text:p>0.028481415342895</text:p>
          </table:table-cell>
          <table:table-cell office:value-type="float" office:value="1" calcext:value-type="float">
            <text:p>1</text:p>
          </table:table-cell>
          <table:table-cell office:value-type="float" office:value="0.8207343412527" calcext:value-type="float">
            <text:p>0.8207343412527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733478260869565" calcext:value-type="float">
            <text:p>0.73347826086956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760231328911" calcext:value-type="float">
            <text:p>0.982760231328911</text:p>
          </table:table-cell>
          <table:table-cell office:value-type="float" office:value="0.684319168276327" calcext:value-type="float">
            <text:p>0.684319168276327</text:p>
          </table:table-cell>
          <table:table-cell office:value-type="float" office:value="0.0156930549080807" calcext:value-type="float">
            <text:p>0.015693054908081</text:p>
          </table:table-cell>
          <table:table-cell office:value-type="float" office:value="0.0264472821606231" calcext:value-type="float">
            <text:p>0.026447282160623</text:p>
          </table:table-cell>
          <table:table-cell office:value-type="float" office:value="1" calcext:value-type="float">
            <text:p>1</text:p>
          </table:table-cell>
          <table:table-cell office:value-type="float" office:value="0.730021598272138" calcext:value-type="float">
            <text:p>0.730021598272138</text:p>
          </table:table-cell>
          <table:table-cell office:value-type="float" office:value="0.955" calcext:value-type="float">
            <text:p>0.955</text:p>
          </table:table-cell>
          <table:table-cell office:value-type="float" office:value="0.643708609271523" calcext:value-type="float">
            <text:p>0.6437086092715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278529343998" calcext:value-type="float">
            <text:p>0.998278529343998</text:p>
          </table:table-cell>
          <table:table-cell office:value-type="float" office:value="0.844810850387877" calcext:value-type="float">
            <text:p>0.844810850387877</text:p>
          </table:table-cell>
          <table:table-cell office:value-type="float" office:value="0.00266083578701455" calcext:value-type="float">
            <text:p>0.002660835787015</text:p>
          </table:table-cell>
          <table:table-cell office:value-type="float" office:value="0.0271591559419975" calcext:value-type="float">
            <text:p>0.027159155941998</text:p>
          </table:table-cell>
          <table:table-cell office:value-type="float" office:value="1" calcext:value-type="float">
            <text:p>1</text:p>
          </table:table-cell>
          <table:table-cell office:value-type="float" office:value="0.892747252747253" calcext:value-type="float">
            <text:p>0.892747252747253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799783080260304" calcext:value-type="float">
            <text:p>0.79978308026030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6036506343216" calcext:value-type="float">
            <text:p>0.996036506343216</text:p>
          </table:table-cell>
          <table:table-cell office:value-type="float" office:value="0.738982405968539" calcext:value-type="float">
            <text:p>0.738982405968539</text:p>
          </table:table-cell>
          <table:table-cell office:value-type="float" office:value="0.00670287716464497" calcext:value-type="float">
            <text:p>0.006702877164645</text:p>
          </table:table-cell>
          <table:table-cell office:value-type="float" office:value="0.0160638553121014" calcext:value-type="float">
            <text:p>0.016063855312101</text:p>
          </table:table-cell>
          <table:table-cell office:value-type="float" office:value="1" calcext:value-type="float">
            <text:p>1</text:p>
          </table:table-cell>
          <table:table-cell office:value-type="float" office:value="0.759823399558499" calcext:value-type="float">
            <text:p>0.759823399558499</text:p>
          </table:table-cell>
          <table:table-cell office:value-type="float" office:value="0.978260869565217" calcext:value-type="float">
            <text:p>0.978260869565217</text:p>
          </table:table-cell>
          <table:table-cell office:value-type="float" office:value="0.713274336283186" calcext:value-type="float">
            <text:p>0.7132743362831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170315107815" calcext:value-type="float">
            <text:p>0.985170315107815</text:p>
          </table:table-cell>
          <table:table-cell office:value-type="float" office:value="0.654757774544711" calcext:value-type="float">
            <text:p>0.654757774544711</text:p>
          </table:table-cell>
          <table:table-cell office:value-type="float" office:value="0.0148437815181557" calcext:value-type="float">
            <text:p>0.014843781518156</text:p>
          </table:table-cell>
          <table:table-cell office:value-type="float" office:value="0.0189121928240192" calcext:value-type="float">
            <text:p>0.018912192824019</text:p>
          </table:table-cell>
          <table:table-cell office:value-type="float" office:value="1" calcext:value-type="float">
            <text:p>1</text:p>
          </table:table-cell>
          <table:table-cell office:value-type="float" office:value="0.677894736842105" calcext:value-type="float">
            <text:p>0.677894736842105</text:p>
          </table:table-cell>
          <table:table-cell office:value-type="float" office:value="0.954054054054054" calcext:value-type="float">
            <text:p>0.954054054054054</text:p>
          </table:table-cell>
          <table:table-cell office:value-type="float" office:value="0.616052060737527" calcext:value-type="float">
            <text:p>0.61605206073752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2815521388483" calcext:value-type="float">
            <text:p>0.972815521388483</text:p>
          </table:table-cell>
          <table:table-cell office:value-type="float" office:value="0" calcext:value-type="float">
            <text:p>0</text:p>
          </table:table-cell>
          <table:table-cell office:value-type="float" office:value="0.0392716429441328" calcext:value-type="float">
            <text:p>0.039271642944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3648068669528" calcext:value-type="float">
            <text:p>0.9036480686695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3417913785561" calcext:value-type="float">
            <text:p>0.993417913785561</text:p>
          </table:table-cell>
          <table:table-cell office:value-type="float" office:value="0.77493440233562" calcext:value-type="float">
            <text:p>0.77493440233562</text:p>
          </table:table-cell>
          <table:table-cell office:value-type="float" office:value="0.00518866742645409" calcext:value-type="float">
            <text:p>0.005188667426454</text:p>
          </table:table-cell>
          <table:table-cell office:value-type="float" office:value="0.0213432769747579" calcext:value-type="float">
            <text:p>0.021343276974758</text:p>
          </table:table-cell>
          <table:table-cell office:value-type="float" office:value="1" calcext:value-type="float">
            <text:p>1</text:p>
          </table:table-cell>
          <table:table-cell office:value-type="float" office:value="0.802997858672377" calcext:value-type="float">
            <text:p>0.802997858672377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72258064516129" calcext:value-type="float">
            <text:p>0.722580645161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5394040122658" calcext:value-type="float">
            <text:p>0.985394040122658</text:p>
          </table:table-cell>
          <table:table-cell office:value-type="float" office:value="0.677121731837711" calcext:value-type="float">
            <text:p>0.677121731837711</text:p>
          </table:table-cell>
          <table:table-cell office:value-type="float" office:value="0.0131566057645558" calcext:value-type="float">
            <text:p>0.013156605764556</text:p>
          </table:table-cell>
          <table:table-cell office:value-type="float" office:value="0.0267241966824931" calcext:value-type="float">
            <text:p>0.026724196682493</text:p>
          </table:table-cell>
          <table:table-cell office:value-type="float" office:value="1" calcext:value-type="float">
            <text:p>1</text:p>
          </table:table-cell>
          <table:table-cell office:value-type="float" office:value="0.747268907563025" calcext:value-type="float">
            <text:p>0.747268907563025</text:p>
          </table:table-cell>
          <table:table-cell office:value-type="float" office:value="0.951515151515151" calcext:value-type="float">
            <text:p>0.951515151515151</text:p>
          </table:table-cell>
          <table:table-cell office:value-type="float" office:value="0.628907922912206" calcext:value-type="float">
            <text:p>0.62890792291220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99768518518518" calcext:value-type="float">
            <text:p>0.999768518518518</text:p>
          </table:table-cell>
          <table:table-cell office:value-type="float" office:value="0.986799568965517" calcext:value-type="float">
            <text:p>0.986799568965517</text:p>
          </table:table-cell>
          <table:table-cell office:value-type="float" office:value="0.000767737219989673" calcext:value-type="float">
            <text:p>0.00076773721999</text:p>
          </table:table-cell>
          <table:table-cell office:value-type="float" office:value="0.0437808768123423" calcext:value-type="float">
            <text:p>0.043780876812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222222222222" calcext:value-type="float">
            <text:p>0.997222222222222</text:p>
          </table:table-cell>
          <table:table-cell office:value-type="float" office:value="0.841594827586207" calcext:value-type="float">
            <text:p>0.84159482758620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9431330472103" calcext:value-type="float">
            <text:p>0.99431330472103</text:p>
          </table:table-cell>
          <table:table-cell office:value-type="float" office:value="0" calcext:value-type="float">
            <text:p>0</text:p>
          </table:table-cell>
          <table:table-cell office:value-type="float" office:value="0.0188606345374288" calcext:value-type="float">
            <text:p>0.018860634537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175965665236" calcext:value-type="float">
            <text:p>0.9317596566523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59237823415861" calcext:value-type="float">
            <text:p>0.959237823415861</text:p>
          </table:table-cell>
          <table:table-cell office:value-type="float" office:value="0" calcext:value-type="float">
            <text:p>0</text:p>
          </table:table-cell>
          <table:table-cell office:value-type="float" office:value="0.0587654651616381" calcext:value-type="float">
            <text:p>0.058765465161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5315904139433" calcext:value-type="float">
            <text:p>0.84531590413943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Topological (DEAP-3600)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onv layers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761312536988059" calcext:value-type="float">
            <text:p>0.761312536988059</text:p>
          </table:table-cell>
          <table:table-cell office:value-type="float" office:value="0.399453060308415" calcext:value-type="float">
            <text:p>0.399453060308415</text:p>
          </table:table-cell>
          <table:table-cell office:value-type="float" office:value="0.126101981061215" calcext:value-type="float">
            <text:p>0.126101981061215</text:p>
          </table:table-cell>
          <table:table-cell office:value-type="float" office:value="0.271879419292276" calcext:value-type="float">
            <text:p>0.271879419292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1904761904762" calcext:value-type="float">
            <text:p>0.611904761904762</text:p>
          </table:table-cell>
          <table:table-cell office:value-type="float" office:value="0.202575107296137" calcext:value-type="float">
            <text:p>0.202575107296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538822004942695" calcext:value-type="float">
            <text:p>0.538822004942695</text:p>
          </table:table-cell>
          <table:table-cell office:value-type="float" office:value="0.167958762198111" calcext:value-type="float">
            <text:p>0.167958762198111</text:p>
          </table:table-cell>
          <table:table-cell office:value-type="float" office:value="0.0888432498843884" calcext:value-type="float">
            <text:p>0.088843249884388</text:p>
          </table:table-cell>
          <table:table-cell office:value-type="float" office:value="0.022430788195448" calcext:value-type="float">
            <text:p>0.022430788195448</text:p>
          </table:table-cell>
          <table:table-cell office:value-type="float" office:value="0.678787878787879" calcext:value-type="float">
            <text:p>0.678787878787879</text:p>
          </table:table-cell>
          <table:table-cell office:value-type="float" office:value="0.200218340611354" calcext:value-type="float">
            <text:p>0.200218340611354</text:p>
          </table:table-cell>
          <table:table-cell office:value-type="float" office:value="0.402222222222222" calcext:value-type="float">
            <text:p>0.402222222222222</text:p>
          </table:table-cell>
          <table:table-cell office:value-type="float" office:value="0.13032967032967" calcext:value-type="float">
            <text:p>0.13032967032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506406810035842" calcext:value-type="float">
            <text:p>0.506406810035842</text:p>
          </table:table-cell>
          <table:table-cell office:value-type="float" office:value="0.173932257797346" calcext:value-type="float">
            <text:p>0.173932257797346</text:p>
          </table:table-cell>
          <table:table-cell office:value-type="float" office:value="0.0633424837512702" calcext:value-type="float">
            <text:p>0.06334248375127</text:p>
          </table:table-cell>
          <table:table-cell office:value-type="float" office:value="0.0319954854528076" calcext:value-type="float">
            <text:p>0.031995485452808</text:p>
          </table:table-cell>
          <table:table-cell office:value-type="float" office:value="0.596774193548387" calcext:value-type="float">
            <text:p>0.596774193548387</text:p>
          </table:table-cell>
          <table:table-cell office:value-type="float" office:value="0.243965517241379" calcext:value-type="float">
            <text:p>0.243965517241379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15181236673774" calcext:value-type="float">
            <text:p>0.15181236673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417513003792074" calcext:value-type="float">
            <text:p>0.417513003792074</text:p>
          </table:table-cell>
          <table:table-cell office:value-type="float" office:value="0.13007300775111" calcext:value-type="float">
            <text:p>0.13007300775111</text:p>
          </table:table-cell>
          <table:table-cell office:value-type="float" office:value="0.0929998210451719" calcext:value-type="float">
            <text:p>0.092999821045172</text:p>
          </table:table-cell>
          <table:table-cell office:value-type="float" office:value="0.0161268088624701" calcext:value-type="float">
            <text:p>0.01612680886247</text:p>
          </table:table-cell>
          <table:table-cell office:value-type="float" office:value="0.534285714285714" calcext:value-type="float">
            <text:p>0.534285714285714</text:p>
          </table:table-cell>
          <table:table-cell office:value-type="float" office:value="0.157634408602151" calcext:value-type="float">
            <text:p>0.157634408602151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0217391304348" calcext:value-type="float">
            <text:p>0.11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387048105798106" calcext:value-type="float">
            <text:p>0.387048105798106</text:p>
          </table:table-cell>
          <table:table-cell office:value-type="float" office:value="0.10193816055123" calcext:value-type="float">
            <text:p>0.10193816055123</text:p>
          </table:table-cell>
          <table:table-cell office:value-type="float" office:value="0.0713211764299033" calcext:value-type="float">
            <text:p>0.071321176429903</text:p>
          </table:table-cell>
          <table:table-cell office:value-type="float" office:value="0.0178141398850458" calcext:value-type="float">
            <text:p>0.017814139885046</text:p>
          </table:table-cell>
          <table:table-cell office:value-type="float" office:value="0.48" calcext:value-type="float">
            <text:p>0.48</text:p>
          </table:table-cell>
          <table:table-cell office:value-type="float" office:value="0.131521739130435" calcext:value-type="float">
            <text:p>0.131521739130435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0835140997830803" calcext:value-type="float">
            <text:p>0.08351409978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334085421383808" calcext:value-type="float">
            <text:p>0.334085421383808</text:p>
          </table:table-cell>
          <table:table-cell office:value-type="float" office:value="0.102733229984418" calcext:value-type="float">
            <text:p>0.102733229984418</text:p>
          </table:table-cell>
          <table:table-cell office:value-type="float" office:value="0.0775418000229597" calcext:value-type="float">
            <text:p>0.07754180002296</text:p>
          </table:table-cell>
          <table:table-cell office:value-type="float" office:value="0.0138083131571389" calcext:value-type="float">
            <text:p>0.013808313157139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13114406779661" calcext:value-type="float">
            <text:p>0.13114406779661</text:p>
          </table:table-cell>
          <table:table-cell office:value-type="float" office:value="0.207142857142857" calcext:value-type="float">
            <text:p>0.207142857142857</text:p>
          </table:table-cell>
          <table:table-cell office:value-type="float" office:value="0.090280777537797" calcext:value-type="float">
            <text:p>0.090280777537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18258295413027" calcext:value-type="float">
            <text:p>0.918258295413027</text:p>
          </table:table-cell>
          <table:table-cell office:value-type="float" office:value="0.497216504905175" calcext:value-type="float">
            <text:p>0.497216504905175</text:p>
          </table:table-cell>
          <table:table-cell office:value-type="float" office:value="0.0417279916969891" calcext:value-type="float">
            <text:p>0.041727991696989</text:p>
          </table:table-cell>
          <table:table-cell office:value-type="float" office:value="0.0287358769775406" calcext:value-type="float">
            <text:p>0.028735876977541</text:p>
          </table:table-cell>
          <table:table-cell office:value-type="float" office:value="0.975" calcext:value-type="float">
            <text:p>0.975</text:p>
          </table:table-cell>
          <table:table-cell office:value-type="float" office:value="0.531465517241379" calcext:value-type="float">
            <text:p>0.531465517241379</text:p>
          </table:table-cell>
          <table:table-cell office:value-type="float" office:value="0.852173913043478" calcext:value-type="float">
            <text:p>0.852173913043478</text:p>
          </table:table-cell>
          <table:table-cell office:value-type="float" office:value="0.454193548387097" calcext:value-type="float">
            <text:p>0.4541935483870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981505602240896" calcext:value-type="float">
            <text:p>0.981505602240896</text:p>
          </table:table-cell>
          <table:table-cell office:value-type="float" office:value="0.710109311891575" calcext:value-type="float">
            <text:p>0.710109311891575</text:p>
          </table:table-cell>
          <table:table-cell office:value-type="float" office:value="0.020964385491742" calcext:value-type="float">
            <text:p>0.020964385491742</text:p>
          </table:table-cell>
          <table:table-cell office:value-type="float" office:value="0.206888504118582" calcext:value-type="float">
            <text:p>0.206888504118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532903225806452" calcext:value-type="float">
            <text:p>0.532903225806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006264963582" calcext:value-type="float">
            <text:p>0.96006264963582</text:p>
          </table:table-cell>
          <table:table-cell office:value-type="float" office:value="0.428713780797488" calcext:value-type="float">
            <text:p>0.428713780797488</text:p>
          </table:table-cell>
          <table:table-cell office:value-type="float" office:value="0.0188669673158627" calcext:value-type="float">
            <text:p>0.018866967315863</text:p>
          </table:table-cell>
          <table:table-cell office:value-type="float" office:value="0.0332561432372666" calcext:value-type="float">
            <text:p>0.033256143237267</text:p>
          </table:table-cell>
          <table:table-cell office:value-type="float" office:value="0.981818181818182" calcext:value-type="float">
            <text:p>0.981818181818182</text:p>
          </table:table-cell>
          <table:table-cell office:value-type="float" office:value="0.48763557483731" calcext:value-type="float">
            <text:p>0.48763557483731</text:p>
          </table:table-cell>
          <table:table-cell office:value-type="float" office:value="0.928888888888889" calcext:value-type="float">
            <text:p>0.928888888888889</text:p>
          </table:table-cell>
          <table:table-cell office:value-type="float" office:value="0.384835164835165" calcext:value-type="float">
            <text:p>0.384835164835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5982142857143" calcext:value-type="float">
            <text:p>0.935982142857143</text:p>
          </table:table-cell>
          <table:table-cell office:value-type="float" office:value="0.44759609280867" calcext:value-type="float">
            <text:p>0.44759609280867</text:p>
          </table:table-cell>
          <table:table-cell office:value-type="float" office:value="0.0323872570236661" calcext:value-type="float">
            <text:p>0.032387257023666</text:p>
          </table:table-cell>
          <table:table-cell office:value-type="float" office:value="0.0292514373341107" calcext:value-type="float">
            <text:p>0.029251437334111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71610169491525" calcext:value-type="float">
            <text:p>0.471610169491525</text:p>
          </table:table-cell>
          <table:table-cell office:value-type="float" office:value="0.871428571428571" calcext:value-type="float">
            <text:p>0.871428571428571</text:p>
          </table:table-cell>
          <table:table-cell office:value-type="float" office:value="0.390217391304348" calcext:value-type="float">
            <text:p>0.39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0013297072503" calcext:value-type="float">
            <text:p>0.880013297072503</text:p>
          </table:table-cell>
          <table:table-cell office:value-type="float" office:value="0.331232747202719" calcext:value-type="float">
            <text:p>0.331232747202719</text:p>
          </table:table-cell>
          <table:table-cell office:value-type="float" office:value="0.0405472134233356" calcext:value-type="float">
            <text:p>0.040547213423336</text:p>
          </table:table-cell>
          <table:table-cell office:value-type="float" office:value="0.0277568497794339" calcext:value-type="float">
            <text:p>0.027756849779434</text:p>
          </table:table-cell>
          <table:table-cell office:value-type="float" office:value="0.925806451612903" calcext:value-type="float">
            <text:p>0.925806451612903</text:p>
          </table:table-cell>
          <table:table-cell office:value-type="float" office:value="0.367956989247312" calcext:value-type="float">
            <text:p>0.367956989247312</text:p>
          </table:table-cell>
          <table:table-cell office:value-type="float" office:value="0.797560975609756" calcext:value-type="float">
            <text:p>0.797560975609756</text:p>
          </table:table-cell>
          <table:table-cell office:value-type="float" office:value="0.292374727668845" calcext:value-type="float">
            <text:p>0.292374727668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78821911656662" calcext:value-type="float">
            <text:p>0.78821911656662</text:p>
          </table:table-cell>
          <table:table-cell office:value-type="float" office:value="0.318865439958031" calcext:value-type="float">
            <text:p>0.318865439958031</text:p>
          </table:table-cell>
          <table:table-cell office:value-type="float" office:value="0.0617138269145586" calcext:value-type="float">
            <text:p>0.061713826914559</text:p>
          </table:table-cell>
          <table:table-cell office:value-type="float" office:value="0.0135343134050589" calcext:value-type="float">
            <text:p>0.01353431340505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340976645435244" calcext:value-type="float">
            <text:p>0.340976645435244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304935622317597" calcext:value-type="float">
            <text:p>0.304935622317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93412162162162" calcext:value-type="float">
            <text:p>0.993412162162162</text:p>
          </table:table-cell>
          <table:table-cell office:value-type="float" office:value="0.851984225877314" calcext:value-type="float">
            <text:p>0.851984225877314</text:p>
          </table:table-cell>
          <table:table-cell office:value-type="float" office:value="0.0102169185313198" calcext:value-type="float">
            <text:p>0.01021691853132</text:p>
          </table:table-cell>
          <table:table-cell office:value-type="float" office:value="0.209697456686552" calcext:value-type="float">
            <text:p>0.209697456686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0.534341252699784" calcext:value-type="float">
            <text:p>0.534341252699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5841635896783" calcext:value-type="float">
            <text:p>0.965841635896783</text:p>
          </table:table-cell>
          <table:table-cell office:value-type="float" office:value="0.493571187859799" calcext:value-type="float">
            <text:p>0.493571187859799</text:p>
          </table:table-cell>
          <table:table-cell office:value-type="float" office:value="0.0277793919264911" calcext:value-type="float">
            <text:p>0.027779391926491</text:p>
          </table:table-cell>
          <table:table-cell office:value-type="float" office:value="0.0319068410061149" calcext:value-type="float">
            <text:p>0.031906841006115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538329764453962" calcext:value-type="float">
            <text:p>0.538329764453962</text:p>
          </table:table-cell>
          <table:table-cell office:value-type="float" office:value="0.908571428571429" calcext:value-type="float">
            <text:p>0.908571428571429</text:p>
          </table:table-cell>
          <table:table-cell office:value-type="float" office:value="0.45195652173913" calcext:value-type="float">
            <text:p>0.45195652173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4949494949495" calcext:value-type="float">
            <text:p>0.934949494949495</text:p>
          </table:table-cell>
          <table:table-cell office:value-type="float" office:value="0.502674796858998" calcext:value-type="float">
            <text:p>0.502674796858998</text:p>
          </table:table-cell>
          <table:table-cell office:value-type="float" office:value="0.0232029211181141" calcext:value-type="float">
            <text:p>0.023202921118114</text:p>
          </table:table-cell>
          <table:table-cell office:value-type="float" office:value="0.0270648989661129" calcext:value-type="float">
            <text:p>0.027064898966113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544347826086957" calcext:value-type="float">
            <text:p>0.544347826086957</text:p>
          </table:table-cell>
          <table:table-cell office:value-type="float" office:value="0.9" calcext:value-type="float">
            <text:p>0.9</text:p>
          </table:table-cell>
          <table:table-cell office:value-type="float" office:value="0.476017130620985" calcext:value-type="float">
            <text:p>0.476017130620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8874698712425" calcext:value-type="float">
            <text:p>0.888874698712425</text:p>
          </table:table-cell>
          <table:table-cell office:value-type="float" office:value="0.398376824617301" calcext:value-type="float">
            <text:p>0.398376824617301</text:p>
          </table:table-cell>
          <table:table-cell office:value-type="float" office:value="0.0446756557052236" calcext:value-type="float">
            <text:p>0.044675655705224</text:p>
          </table:table-cell>
          <table:table-cell office:value-type="float" office:value="0.022662164192759" calcext:value-type="float">
            <text:p>0.022662164192759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369677419354839" calcext:value-type="float">
            <text:p>0.3696774193548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36919436209497" calcext:value-type="float">
            <text:p>0.936919436209497</text:p>
          </table:table-cell>
          <table:table-cell office:value-type="float" office:value="0.427671078698377" calcext:value-type="float">
            <text:p>0.427671078698377</text:p>
          </table:table-cell>
          <table:table-cell office:value-type="float" office:value="0.0425725578726845" calcext:value-type="float">
            <text:p>0.042572557872685</text:p>
          </table:table-cell>
          <table:table-cell office:value-type="float" office:value="0.0239150216068978" calcext:value-type="float">
            <text:p>0.023915021606898</text:p>
          </table:table-cell>
          <table:table-cell office:value-type="float" office:value="0.988888888888889" calcext:value-type="float">
            <text:p>0.988888888888889</text:p>
          </table:table-cell>
          <table:table-cell office:value-type="float" office:value="0.451508620689655" calcext:value-type="float">
            <text:p>0.451508620689655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.389699570815451" calcext:value-type="float">
            <text:p>0.389699570815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116847826087" calcext:value-type="float">
            <text:p>0.99116847826087</text:p>
          </table:table-cell>
          <table:table-cell office:value-type="float" office:value="0.84724387213374" calcext:value-type="float">
            <text:p>0.84724387213374</text:p>
          </table:table-cell>
          <table:table-cell office:value-type="float" office:value="0.0127878694778039" calcext:value-type="float">
            <text:p>0.012787869477804</text:p>
          </table:table-cell>
          <table:table-cell office:value-type="float" office:value="0.216921861616528" calcext:value-type="float">
            <text:p>0.216921861616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507692307692308" calcext:value-type="float">
            <text:p>0.507692307692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0660474716202" calcext:value-type="float">
            <text:p>0.990660474716202</text:p>
          </table:table-cell>
          <table:table-cell office:value-type="float" office:value="0.847551232744366" calcext:value-type="float">
            <text:p>0.847551232744366</text:p>
          </table:table-cell>
          <table:table-cell office:value-type="float" office:value="0.0134430541908131" calcext:value-type="float">
            <text:p>0.013443054190813</text:p>
          </table:table-cell>
          <table:table-cell office:value-type="float" office:value="0.215609688153333" calcext:value-type="float">
            <text:p>0.21560968815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538311688311688" calcext:value-type="float">
            <text:p>0.538311688311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56096245398571" calcext:value-type="float">
            <text:p>0.956096245398571</text:p>
          </table:table-cell>
          <table:table-cell office:value-type="float" office:value="0.471774776031954" calcext:value-type="float">
            <text:p>0.471774776031954</text:p>
          </table:table-cell>
          <table:table-cell office:value-type="float" office:value="0.00801102844308358" calcext:value-type="float">
            <text:p>0.008011028443084</text:p>
          </table:table-cell>
          <table:table-cell office:value-type="float" office:value="0.0301793518029481" calcext:value-type="float">
            <text:p>0.030179351802948</text:p>
          </table:table-cell>
          <table:table-cell office:value-type="float" office:value="0.967567567567568" calcext:value-type="float">
            <text:p>0.967567567567568</text:p>
          </table:table-cell>
          <table:table-cell office:value-type="float" office:value="0.533832976445396" calcext:value-type="float">
            <text:p>0.533832976445396</text:p>
          </table:table-cell>
          <table:table-cell office:value-type="float" office:value="0.945454545454545" calcext:value-type="float">
            <text:p>0.945454545454545</text:p>
          </table:table-cell>
          <table:table-cell office:value-type="float" office:value="0.443859649122807" calcext:value-type="float">
            <text:p>0.443859649122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55868520454434" calcext:value-type="float">
            <text:p>0.955868520454434</text:p>
          </table:table-cell>
          <table:table-cell office:value-type="float" office:value="0.489564333011088" calcext:value-type="float">
            <text:p>0.489564333011088</text:p>
          </table:table-cell>
          <table:table-cell office:value-type="float" office:value="0.0136702254437095" calcext:value-type="float">
            <text:p>0.01367022544371</text:p>
          </table:table-cell>
          <table:table-cell office:value-type="float" office:value="0.0129946641690622" calcext:value-type="float">
            <text:p>0.01299466416906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505353319057816" calcext:value-type="float">
            <text:p>0.50535331905781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471615720524018" calcext:value-type="float">
            <text:p>0.471615720524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933261339092872" calcext:value-type="float">
            <text:p>0.933261339092872</text:p>
          </table:table-cell>
          <table:table-cell office:value-type="float" office:value="0" calcext:value-type="float">
            <text:p>0</text:p>
          </table:table-cell>
          <table:table-cell office:value-type="float" office:value="0.149232182515645" calcext:value-type="float">
            <text:p>0.149232182515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568034557236" calcext:value-type="float">
            <text:p>0.599568034557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796051795848956" calcext:value-type="float">
            <text:p>0.796051795848956</text:p>
          </table:table-cell>
          <table:table-cell office:value-type="float" office:value="0.597616251636594" calcext:value-type="float">
            <text:p>0.597616251636594</text:p>
          </table:table-cell>
          <table:table-cell office:value-type="float" office:value="0.227929650161655" calcext:value-type="float">
            <text:p>0.227929650161655</text:p>
          </table:table-cell>
          <table:table-cell office:value-type="float" office:value="0.381200743624289" calcext:value-type="float">
            <text:p>0.381200743624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1034482758621" calcext:value-type="float">
            <text:p>0.431034482758621</text:p>
          </table:table-cell>
          <table:table-cell office:value-type="float" office:value="0.142703862660944" calcext:value-type="float">
            <text:p>0.142703862660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765515372854353" calcext:value-type="float">
            <text:p>0.765515372854353</text:p>
          </table:table-cell>
          <table:table-cell office:value-type="float" office:value="0.443563852880808" calcext:value-type="float">
            <text:p>0.443563852880808</text:p>
          </table:table-cell>
          <table:table-cell office:value-type="float" office:value="0.275548726842047" calcext:value-type="float">
            <text:p>0.275548726842047</text:p>
          </table:table-cell>
          <table:table-cell office:value-type="float" office:value="0.269956688328735" calcext:value-type="float">
            <text:p>0.269956688328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3333333333333" calcext:value-type="float">
            <text:p>0.183333333333333</text:p>
          </table:table-cell>
          <table:table-cell office:value-type="float" office:value="0.123799126637555" calcext:value-type="float">
            <text:p>0.1237991266375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195674771669637" calcext:value-type="float">
            <text:p>0.195674771669637</text:p>
          </table:table-cell>
          <table:table-cell office:value-type="float" office:value="0.0622337754307196" calcext:value-type="float">
            <text:p>0.06223377543072</text:p>
          </table:table-cell>
          <table:table-cell office:value-type="float" office:value="0.0571670231199032" calcext:value-type="float">
            <text:p>0.057167023119903</text:p>
          </table:table-cell>
          <table:table-cell office:value-type="float" office:value="0.00753107234061665" calcext:value-type="float">
            <text:p>0.0075310723406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0777056277056277" calcext:value-type="float">
            <text:p>0.077705627705628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0535791757049892" calcext:value-type="float">
            <text:p>0.053579175704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448047589315406" calcext:value-type="float">
            <text:p>0.448047589315406</text:p>
          </table:table-cell>
          <table:table-cell office:value-type="float" office:value="0.152343671636336" calcext:value-type="float">
            <text:p>0.152343671636336</text:p>
          </table:table-cell>
          <table:table-cell office:value-type="float" office:value="0.054579635980287" calcext:value-type="float">
            <text:p>0.054579635980287</text:p>
          </table:table-cell>
          <table:table-cell office:value-type="float" office:value="0.028321742841363" calcext:value-type="float">
            <text:p>0.028321742841363</text:p>
          </table:table-cell>
          <table:table-cell office:value-type="float" office:value="0.529032258064516" calcext:value-type="float">
            <text:p>0.529032258064516</text:p>
          </table:table-cell>
          <table:table-cell office:value-type="float" office:value="0.198915401301518" calcext:value-type="float">
            <text:p>0.198915401301518</text:p>
          </table:table-cell>
          <table:table-cell office:value-type="float" office:value="0.387179487179487" calcext:value-type="float">
            <text:p>0.387179487179487</text:p>
          </table:table-cell>
          <table:table-cell office:value-type="float" office:value="0.116844349680171" calcext:value-type="float">
            <text:p>0.116844349680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1203630338118" calcext:value-type="float">
            <text:p>0.1203630338118</text:p>
          </table:table-cell>
          <table:table-cell office:value-type="float" office:value="0.0422301470991808" calcext:value-type="float">
            <text:p>0.042230147099181</text:p>
          </table:table-cell>
          <table:table-cell office:value-type="float" office:value="0.0377681775673396" calcext:value-type="float">
            <text:p>0.03776817756734</text:p>
          </table:table-cell>
          <table:table-cell office:value-type="float" office:value="0.00114089280246382" calcext:value-type="float">
            <text:p>0.001140892802464</text:p>
          </table:table-cell>
          <table:table-cell office:value-type="float" office:value="0.167741935483871" calcext:value-type="float">
            <text:p>0.167741935483871</text:p>
          </table:table-cell>
          <table:table-cell office:value-type="float" office:value="0.0438034188034188" calcext:value-type="float">
            <text:p>0.043803418803419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40724946695096" calcext:value-type="float">
            <text:p>0.040724946695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70029095029095" calcext:value-type="float">
            <text:p>0.970029095029095</text:p>
          </table:table-cell>
          <table:table-cell office:value-type="float" office:value="0.544314937838542" calcext:value-type="float">
            <text:p>0.544314937838542</text:p>
          </table:table-cell>
          <table:table-cell office:value-type="float" office:value="0.0303279871597826" calcext:value-type="float">
            <text:p>0.030327987159783</text:p>
          </table:table-cell>
          <table:table-cell office:value-type="float" office:value="0.0503107387423403" calcext:value-type="float">
            <text:p>0.05031073874234</text:p>
          </table:table-cell>
          <table:table-cell office:value-type="float" office:value="1" calcext:value-type="float">
            <text:p>1</text:p>
          </table:table-cell>
          <table:table-cell office:value-type="float" office:value="0.646854663774403" calcext:value-type="float">
            <text:p>0.64685466377440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487117903930131" calcext:value-type="float">
            <text:p>0.487117903930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57592235092235" calcext:value-type="float">
            <text:p>0.957592235092235</text:p>
          </table:table-cell>
          <table:table-cell office:value-type="float" office:value="0.554896001482822" calcext:value-type="float">
            <text:p>0.554896001482822</text:p>
          </table:table-cell>
          <table:table-cell office:value-type="float" office:value="0.01150946094775" calcext:value-type="float">
            <text:p>0.01150946094775</text:p>
          </table:table-cell>
          <table:table-cell office:value-type="float" office:value="0.0321842059784014" calcext:value-type="float">
            <text:p>0.032184205978401</text:p>
          </table:table-cell>
          <table:table-cell office:value-type="float" office:value="0.975" calcext:value-type="float">
            <text:p>0.975</text:p>
          </table:table-cell>
          <table:table-cell office:value-type="float" office:value="0.610480349344978" calcext:value-type="float">
            <text:p>0.610480349344978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512688172043011" calcext:value-type="float">
            <text:p>0.512688172043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0875050875051" calcext:value-type="float">
            <text:p>0.910875050875051</text:p>
          </table:table-cell>
          <table:table-cell office:value-type="float" office:value="0.395815450549127" calcext:value-type="float">
            <text:p>0.395815450549127</text:p>
          </table:table-cell>
          <table:table-cell office:value-type="float" office:value="0.0381166691611358" calcext:value-type="float">
            <text:p>0.038116669161136</text:p>
          </table:table-cell>
          <table:table-cell office:value-type="float" office:value="0.0134113988013449" calcext:value-type="float">
            <text:p>0.013411398801345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416129032258064" calcext:value-type="float">
            <text:p>0.416129032258064</text:p>
          </table:table-cell>
          <table:table-cell office:value-type="float" office:value="0.856666666666667" calcext:value-type="float">
            <text:p>0.856666666666667</text:p>
          </table:table-cell>
          <table:table-cell office:value-type="float" office:value="0.375738396624473" calcext:value-type="float">
            <text:p>0.375738396624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07802466350853" calcext:value-type="float">
            <text:p>0.907802466350853</text:p>
          </table:table-cell>
          <table:table-cell office:value-type="float" office:value="0.490889668957636" calcext:value-type="float">
            <text:p>0.490889668957636</text:p>
          </table:table-cell>
          <table:table-cell office:value-type="float" office:value="0.0234434911678504" calcext:value-type="float">
            <text:p>0.02344349116785</text:p>
          </table:table-cell>
          <table:table-cell office:value-type="float" office:value="0.022110378902817" calcext:value-type="float">
            <text:p>0.022110378902817</text:p>
          </table:table-cell>
          <table:table-cell office:value-type="float" office:value="0.943333333333333" calcext:value-type="float">
            <text:p>0.943333333333333</text:p>
          </table:table-cell>
          <table:table-cell office:value-type="float" office:value="0.538936170212766" calcext:value-type="float">
            <text:p>0.538936170212766</text:p>
          </table:table-cell>
          <table:table-cell office:value-type="float" office:value="0.87741935483871" calcext:value-type="float">
            <text:p>0.87741935483871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926028368794326" calcext:value-type="float">
            <text:p>0.926028368794326</text:p>
          </table:table-cell>
          <table:table-cell office:value-type="float" office:value="0.00372677996249965" calcext:value-type="float">
            <text:p>0.0037267799625</text:p>
          </table:table-cell>
          <table:table-cell office:value-type="float" office:value="0.165405595782431" calcext:value-type="float">
            <text:p>0.165405595782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556170212765957" calcext:value-type="float">
            <text:p>0.556170212765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8684210526316" calcext:value-type="float">
            <text:p>0.998684210526316</text:p>
          </table:table-cell>
          <table:table-cell office:value-type="float" office:value="0.934343434343434" calcext:value-type="float">
            <text:p>0.934343434343434</text:p>
          </table:table-cell>
          <table:table-cell office:value-type="float" office:value="0.00294219470723653" calcext:value-type="float">
            <text:p>0.002942194707237</text:p>
          </table:table-cell>
          <table:table-cell office:value-type="float" office:value="0.146812543977259" calcext:value-type="float">
            <text:p>0.14681254397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105263157895" calcext:value-type="float">
            <text:p>0.992105263157895</text:p>
          </table:table-cell>
          <table:table-cell office:value-type="float" office:value="0.606060606060606" calcext:value-type="float">
            <text:p>0.606060606060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6761714495392" calcext:value-type="float">
            <text:p>0.916761714495392</text:p>
          </table:table-cell>
          <table:table-cell office:value-type="float" office:value="0.46888250221127" calcext:value-type="float">
            <text:p>0.46888250221127</text:p>
          </table:table-cell>
          <table:table-cell office:value-type="float" office:value="0.0605057309450739" calcext:value-type="float">
            <text:p>0.060505730945074</text:p>
          </table:table-cell>
          <table:table-cell office:value-type="float" office:value="0.0206975472845053" calcext:value-type="float">
            <text:p>0.020697547284505</text:p>
          </table:table-cell>
          <table:table-cell office:value-type="float" office:value="0.956756756756757" calcext:value-type="float">
            <text:p>0.956756756756757</text:p>
          </table:table-cell>
          <table:table-cell office:value-type="float" office:value="0.508855291576674" calcext:value-type="float">
            <text:p>0.508855291576674</text:p>
          </table:table-cell>
          <table:table-cell office:value-type="float" office:value="0.787096774193548" calcext:value-type="float">
            <text:p>0.787096774193548</text:p>
          </table:table-cell>
          <table:table-cell office:value-type="float" office:value="0.440085287846482" calcext:value-type="float">
            <text:p>0.440085287846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62759535298235" calcext:value-type="float">
            <text:p>0.962759535298235</text:p>
          </table:table-cell>
          <table:table-cell office:value-type="float" office:value="0.517064286133391" calcext:value-type="float">
            <text:p>0.517064286133391</text:p>
          </table:table-cell>
          <table:table-cell office:value-type="float" office:value="0.0225631269528702" calcext:value-type="float">
            <text:p>0.02256312695287</text:p>
          </table:table-cell>
          <table:table-cell office:value-type="float" office:value="0.0114315375299176" calcext:value-type="float">
            <text:p>0.011431537529918</text:p>
          </table:table-cell>
          <table:table-cell office:value-type="float" office:value="0.997297297297297" calcext:value-type="float">
            <text:p>0.997297297297297</text:p>
          </table:table-cell>
          <table:table-cell office:value-type="float" office:value="0.529462365591398" calcext:value-type="float">
            <text:p>0.529462365591398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.498056155507559" calcext:value-type="float">
            <text:p>0.49805615550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93703703703704" calcext:value-type="float">
            <text:p>0.993703703703704</text:p>
          </table:table-cell>
          <table:table-cell office:value-type="float" office:value="0.926336996336996" calcext:value-type="float">
            <text:p>0.926336996336996</text:p>
          </table:table-cell>
          <table:table-cell office:value-type="float" office:value="0.0140789465249987" calcext:value-type="float">
            <text:p>0.014078946524999</text:p>
          </table:table-cell>
          <table:table-cell office:value-type="float" office:value="0.164715483617292" calcext:value-type="float">
            <text:p>0.164715483617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222222222222" calcext:value-type="float">
            <text:p>0.962222222222222</text:p>
          </table:table-cell>
          <table:table-cell office:value-type="float" office:value="0.558021978021978" calcext:value-type="float">
            <text:p>0.558021978021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84381091617934" calcext:value-type="float">
            <text:p>0.984381091617934</text:p>
          </table:table-cell>
          <table:table-cell office:value-type="float" office:value="0.84388372642683" calcext:value-type="float">
            <text:p>0.84388372642683</text:p>
          </table:table-cell>
          <table:table-cell office:value-type="float" office:value="0.0240099279764795" calcext:value-type="float">
            <text:p>0.02400992797648</text:p>
          </table:table-cell>
          <table:table-cell office:value-type="float" office:value="0.220797010339046" calcext:value-type="float">
            <text:p>0.220797010339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527155172413793" calcext:value-type="float">
            <text:p>0.527155172413793</text:p>
          </table:table-cell>
        </table:table-row>
      </table:table>
      <table:table table:name="Waveform (PICO-60)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Kernel size</text:p>
          </table:table-cell>
          <table:table-cell office:value-type="string" calcext:value-type="string">
            <text:p>Conv layers per group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2349505512306" calcext:value-type="float">
            <text:p>0.602349505512306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670731707317073" calcext:value-type="float">
            <text:p>0.67073170731707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04793085928061" calcext:value-type="float">
            <text:p>0.5047930859280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10668416054096" calcext:value-type="float">
            <text:p>0.51066841605409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96619715181085" calcext:value-type="float">
            <text:p>0.69661971518108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3560717069135" calcext:value-type="float">
            <text:p>0.60356071706913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26829268292683" calcext:value-type="float">
            <text:p>0.92682926829268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7779207981644" calcext:value-type="float">
            <text:p>0.9977792079816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37147293287398" calcext:value-type="float">
            <text:p>0.637147293287398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60577398304202" calcext:value-type="float">
            <text:p>0.860577398304202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742424242424242" calcext:value-type="float">
            <text:p>0.742424242424242</text:p>
          </table:table-cell>
          <table:table-cell office:value-type="float" office:value="0.597560975609756" calcext:value-type="float">
            <text:p>0.59756097560975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22596594925937" calcext:value-type="float">
            <text:p>0.62259659492593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73584905660377" calcext:value-type="float">
            <text:p>0.773584905660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27005834024573" calcext:value-type="float">
            <text:p>0.4270058340245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18293763529297" calcext:value-type="float">
            <text:p>0.61829376352929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25460067708832" calcext:value-type="float">
            <text:p>0.625460067708832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1" calcext:value-type="float">
            <text:p>0.81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15385514310099" calcext:value-type="float">
            <text:p>0.615385514310099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766355140186916" calcext:value-type="float">
            <text:p>0.766355140186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43557299898902" calcext:value-type="float">
            <text:p>0.643557299898902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11849596137275" calcext:value-type="float">
            <text:p>0.5118495961372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6734693877551" calcext:value-type="float">
            <text:p>0.836734693877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33211641274145" calcext:value-type="float">
            <text:p>0.93321164127414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718446601941748" calcext:value-type="float">
            <text:p>0.718446601941748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1878538650657" calcext:value-type="float">
            <text:p>0.711878538650657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32142857142857" calcext:value-type="float">
            <text:p>0.732142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09478716049333" calcext:value-type="float">
            <text:p>0.709478716049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19298245614035" calcext:value-type="float">
            <text:p>0.719298245614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92769342187094" calcext:value-type="float">
            <text:p>0.692769342187094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38461538461538" calcext:value-type="float">
            <text:p>0.938461538461538</text:p>
          </table:table-cell>
          <table:table-cell office:value-type="float" office:value="0.74390243902439" calcext:value-type="float">
            <text:p>0.74390243902439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77014618633049" calcext:value-type="float">
            <text:p>0.377014618633049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921348314606742" calcext:value-type="float">
            <text:p>0.921348314606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77926268712023" calcext:value-type="float">
            <text:p>0.577926268712023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1" calcext:value-type="float">
            <text:p>1</text:p>
          </table:table-cell>
          <table:table-cell office:value-type="float" office:value="0.182926829268293" calcext:value-type="float">
            <text:p>0.18292682926829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57491817709749" calcext:value-type="float">
            <text:p>0.557491817709749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18981818276087" calcext:value-type="float">
            <text:p>0.718981818276087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71304347826087" calcext:value-type="float">
            <text:p>0.71304347826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48032989896085" calcext:value-type="float">
            <text:p>0.74803298989608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677685950413223" calcext:value-type="float">
            <text:p>0.67768595041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74020058061902" calcext:value-type="float">
            <text:p>0.774020058061902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49490487170261" calcext:value-type="float">
            <text:p>0.549490487170261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11881188118812" calcext:value-type="float">
            <text:p>0.811881188118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07489850269204" calcext:value-type="float">
            <text:p>0.50748985026920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53468445715094" calcext:value-type="float">
            <text:p>0.65346844571509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76375473138401" calcext:value-type="float">
            <text:p>0.57637547313840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5667400507539" calcext:value-type="float">
            <text:p>0.95667400507539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1092650663841" calcext:value-type="float">
            <text:p>0.410926506638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20454545454545" calcext:value-type="float">
            <text:p>0.920454545454545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32853317852424" calcext:value-type="float">
            <text:p>0.932853317852424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92982456140351" calcext:value-type="float">
            <text:p>0.692982456140351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43931400629238" calcext:value-type="float">
            <text:p>0.743931400629238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700854700854701" calcext:value-type="float">
            <text:p>0.700854700854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43533544850942" calcext:value-type="float">
            <text:p>0.643533544850942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22188351350358" calcext:value-type="float">
            <text:p>0.622188351350358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804878048780488" calcext:value-type="float">
            <text:p>0.80487804878048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82086129380044" calcext:value-type="float">
            <text:p>0.782086129380044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902439024390244" calcext:value-type="float">
            <text:p>0.902439024390244</text:p>
          </table:table-cell>
          <table:table-cell office:value-type="float" office:value="0.451219512195122" calcext:value-type="float">
            <text:p>0.45121951219512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94673688344947" calcext:value-type="float">
            <text:p>0.49467368834494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1509734857011" calcext:value-type="float">
            <text:p>0.991509734857011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66114488192198" calcext:value-type="float">
            <text:p>0.566114488192198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8282828282828" calcext:value-type="float">
            <text:p>0.82828282828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3230491732606" calcext:value-type="float">
            <text:p>1.0323049173260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6373558477567" calcext:value-type="float">
            <text:p>0.8263735584775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353658536585366" calcext:value-type="float">
            <text:p>0.35365853658536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009806850118" calcext:value-type="float">
            <text:p>0.5009806850118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97373027387943" calcext:value-type="float">
            <text:p>0.69737302738794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8552158798855" calcext:value-type="float">
            <text:p>0.7855215879885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0735212891693" calcext:value-type="float">
            <text:p>0.71073521289169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914634146341463" calcext:value-type="float">
            <text:p>0.9146341463414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01583599075795" calcext:value-type="float">
            <text:p>1.01583599075795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96689207252897" calcext:value-type="float">
            <text:p>0.696689207252897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203210984273" calcext:value-type="float">
            <text:p>1.0020321098427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9139225895859" calcext:value-type="float">
            <text:p>0.609139225895859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52366213455446" calcext:value-type="float">
            <text:p>0.552366213455446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780952380952381" calcext:value-type="float">
            <text:p>0.78095238095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25169294168978" calcext:value-type="float">
            <text:p>0.725169294168978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1327813543617" calcext:value-type="float">
            <text:p>1.01327813543617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4390243902439" calcext:value-type="float">
            <text:p>0.2439024390243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13660240071356" calcext:value-type="float">
            <text:p>0.813660240071356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656" calcext:value-type="float">
            <text:p>0.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88199422460932" calcext:value-type="float">
            <text:p>0.988199422460932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643478260869565" calcext:value-type="float">
            <text:p>0.643478260869565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22285530726607" calcext:value-type="float">
            <text:p>0.922285530726607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841463414634146" calcext:value-type="float">
            <text:p>0.84146341463414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76334158809665" calcext:value-type="float">
            <text:p>0.97633415880966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0793650793651" calcext:value-type="float">
            <text:p>0.650793650793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78799009281388" calcext:value-type="float">
            <text:p>0.77879900928138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" calcext:value-type="float">
            <text:p>0.92</text:p>
          </table:table-cell>
          <table:table-cell office:value-type="float" office:value="0.560975609756098" calcext:value-type="float">
            <text:p>0.56097560975609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21670121764672" calcext:value-type="float">
            <text:p>0.921670121764672</text:p>
          </table:table-cell>
          <table:table-cell office:value-type="float" office:value="0.703125" calcext:value-type="float">
            <text:p>0.703125</text:p>
          </table:table-cell>
          <table:table-cell table:number-columns-repeated="2" office:value-type="float" office:value="0.768292682926829" calcext:value-type="float">
            <text:p>0.768292682926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90577326288915" calcext:value-type="float">
            <text:p>0.59057732628891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9165712933207" calcext:value-type="float">
            <text:p>0.9916571293320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3289954082528" calcext:value-type="float">
            <text:p>0.713289954082528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0458426479553" calcext:value-type="float">
            <text:p>0.97045842647955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24440777530414" calcext:value-type="float">
            <text:p>0.824440777530414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87804878048781" calcext:value-type="float">
            <text:p>0.48780487804878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95590790044877" calcext:value-type="float">
            <text:p>0.99559079004487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77244077464684" calcext:value-type="float">
            <text:p>0.577244077464684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8461538461538" calcext:value-type="float">
            <text:p>0.788461538461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47704297469495" calcext:value-type="float">
            <text:p>0.74770429746949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26843849847826" calcext:value-type="float">
            <text:p>0.52684384984782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16800671350984" calcext:value-type="float">
            <text:p>0.616800671350984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8286882812685" calcext:value-type="float">
            <text:p>0.70828688281268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1515557810816" calcext:value-type="float">
            <text:p>0.97151555781081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28127552220119" calcext:value-type="float">
            <text:p>0.62812755222011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90243902439024" calcext:value-type="float">
            <text:p>0.89024390243902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92181478651544" calcext:value-type="float">
            <text:p>0.9921814786515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High Resolution (PICO-60)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632400377967" calcext:value-type="float">
            <text:p>0.536324003779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3018775323172" calcext:value-type="float">
            <text:p>0.503018775323172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394673670378" calcext:value-type="float">
            <text:p>0.558394673670378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2178217821782" calcext:value-type="float">
            <text:p>0.782178217821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501171201362971" calcext:value-type="float">
            <text:p>0.50117120136297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0675256971821" calcext:value-type="float">
            <text:p>0.50675256971821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48357126159848" calcext:value-type="float">
            <text:p>0.483571261598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81595829451387" calcext:value-type="float">
            <text:p>0.48159582945138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37860973196479" calcext:value-type="float">
            <text:p>0.437860973196479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887640449438202" calcext:value-type="float">
            <text:p>0.887640449438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02525456780301" calcext:value-type="float">
            <text:p>0.402525456780301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897727272727273" calcext:value-type="float">
            <text:p>0.89772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472710070964385" calcext:value-type="float">
            <text:p>0.47271007096438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470151727667321" calcext:value-type="float">
            <text:p>0.47015172766732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48496599414331" calcext:value-type="float">
            <text:p>0.44849659941433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562811167407561" calcext:value-type="float">
            <text:p>0.562811167407561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90478488104948" calcext:value-type="float">
            <text:p>0.4904784881049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56866256112935" calcext:value-type="float">
            <text:p>0.45686625611293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9593018946137" calcext:value-type="float">
            <text:p>0.459593018946137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30719866620695" calcext:value-type="float">
            <text:p>0.5307198666206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582143116728" calcext:value-type="float">
            <text:p>0.46158214311672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515959512073083" calcext:value-type="float">
            <text:p>0.51595951207308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21026691968049" calcext:value-type="float">
            <text:p>0.521026691968049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24394747721734" calcext:value-type="float">
            <text:p>0.524394747721734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531114190634652" calcext:value-type="float">
            <text:p>0.53111419063465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95135608373269" calcext:value-type="float">
            <text:p>0.4951356083732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71734229898968" calcext:value-type="float">
            <text:p>0.47173422989896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10375629403114" calcext:value-type="float">
            <text:p>0.510375629403114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507548626067956" calcext:value-type="float">
            <text:p>0.507548626067956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76224270890638" calcext:value-type="float">
            <text:p>0.476224270890638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81420415628312" calcext:value-type="float">
            <text:p>0.48142041562831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71392195922324" calcext:value-type="float">
            <text:p>0.47139219592232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97245189041504" calcext:value-type="float">
            <text:p>0.497245189041504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83915986593741" calcext:value-type="float">
            <text:p>0.483915986593741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36113757162378" calcext:value-type="float">
            <text:p>0.43611375716237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443657528631" calcext:value-type="float">
            <text:p>0.50844365752863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466201947260658" calcext:value-type="float">
            <text:p>0.466201947260658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39857725477403" calcext:value-type="float">
            <text:p>0.53985772547740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18246618965771" calcext:value-type="float">
            <text:p>0.518246618965771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91399397467832" calcext:value-type="float">
            <text:p>0.49139939746783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527034750907223" calcext:value-type="float">
            <text:p>0.52703475090722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82228658805015" calcext:value-type="float">
            <text:p>0.48222865880501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14132017003172" calcext:value-type="float">
            <text:p>0.514132017003172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450823329512657" calcext:value-type="float">
            <text:p>0.450823329512657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86141990625133" calcext:value-type="float">
            <text:p>0.486141990625133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74313908662392" calcext:value-type="float">
            <text:p>0.47431390866239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98921934101957" calcext:value-type="float">
            <text:p>0.49892193410195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545703069014407" calcext:value-type="float">
            <text:p>0.54570306901440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anded (PICO-60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65608218111875" calcext:value-type="float">
            <text:p>0.265608218111875</text:p>
          </table:table-cell>
          <table:table-cell office:value-type="float" office:value="0.966059027777778" calcext:value-type="float">
            <text:p>0.966059027777778</text:p>
          </table:table-cell>
          <table:table-cell office:value-type="float" office:value="0.947231139228148" calcext:value-type="float">
            <text:p>0.947231139228148</text:p>
          </table:table-cell>
          <table:table-cell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99413897233332" calcext:value-type="float">
            <text:p>0.299413897233332</text:p>
          </table:table-cell>
          <table:table-cell office:value-type="float" office:value="0.957526041666667" calcext:value-type="float">
            <text:p>0.957526041666667</text:p>
          </table:table-cell>
          <table:table-cell office:value-type="float" office:value="0.936811642996558" calcext:value-type="float">
            <text:p>0.936811642996558</text:p>
          </table:table-cell>
          <table:table-cell office:value-type="float" office:value="0.99810298102981" calcext:value-type="float">
            <text:p>0.99810298102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77538205378021" calcext:value-type="float">
            <text:p>0.277538205378021</text:p>
          </table:table-cell>
          <table:table-cell office:value-type="float" office:value="0.963776041666667" calcext:value-type="float">
            <text:p>0.963776041666667</text:p>
          </table:table-cell>
          <table:table-cell office:value-type="float" office:value="0.94377535582391" calcext:value-type="float">
            <text:p>0.94377535582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13519301437528" calcext:value-type="float">
            <text:p>0.413519301437528</text:p>
          </table:table-cell>
          <table:table-cell office:value-type="float" office:value="0.922526041666667" calcext:value-type="float">
            <text:p>0.922526041666667</text:p>
          </table:table-cell>
          <table:table-cell office:value-type="float" office:value="0.893006036133201" calcext:value-type="float">
            <text:p>0.893006036133201</text:p>
          </table:table-cell>
          <table:table-cell office:value-type="float" office:value="0.999961685823755" calcext:value-type="float">
            <text:p>0.99996168582375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60957719112249" calcext:value-type="float">
            <text:p>0.260957719112249</text:p>
          </table:table-cell>
          <table:table-cell office:value-type="float" office:value="0.970868055555555" calcext:value-type="float">
            <text:p>0.970868055555555</text:p>
          </table:table-cell>
          <table:table-cell office:value-type="float" office:value="0.955404088512353" calcext:value-type="float">
            <text:p>0.955404088512353</text:p>
          </table:table-cell>
          <table:table-cell office:value-type="float" office:value="0.999502923976608" calcext:value-type="float">
            <text:p>0.99950292397660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61421292498349" calcext:value-type="float">
            <text:p>0.261421292498349</text:p>
          </table:table-cell>
          <table:table-cell office:value-type="float" office:value="0.970998263888889" calcext:value-type="float">
            <text:p>0.970998263888889</text:p>
          </table:table-cell>
          <table:table-cell office:value-type="float" office:value="0.958062607860786" calcext:value-type="float">
            <text:p>0.958062607860786</text:p>
          </table:table-cell>
          <table:table-cell office:value-type="float" office:value="0.996735483222825" calcext:value-type="float">
            <text:p>0.996735483222825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38383746355947" calcext:value-type="float">
            <text:p>0.238383746355947</text:p>
          </table:table-cell>
          <table:table-cell office:value-type="float" office:value="0.981041666666667" calcext:value-type="float">
            <text:p>0.981041666666667</text:p>
          </table:table-cell>
          <table:table-cell office:value-type="float" office:value="0.971173289776094" calcext:value-type="float">
            <text:p>0.971173289776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98691089468038" calcext:value-type="float">
            <text:p>0.298691089468038</text:p>
          </table:table-cell>
          <table:table-cell office:value-type="float" office:value="0.961241319444444" calcext:value-type="float">
            <text:p>0.961241319444444</text:p>
          </table:table-cell>
          <table:table-cell office:value-type="float" office:value="0.944352064893752" calcext:value-type="float">
            <text:p>0.944352064893752</text:p>
          </table:table-cell>
          <table:table-cell office:value-type="float" office:value="0.993736111111111" calcext:value-type="float">
            <text:p>0.99373611111111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697561373667" calcext:value-type="float">
            <text:p>0.2697561373667</text:p>
          </table:table-cell>
          <table:table-cell office:value-type="float" office:value="0.960763888888889" calcext:value-type="float">
            <text:p>0.960763888888889</text:p>
          </table:table-cell>
          <table:table-cell office:value-type="float" office:value="0.936850099055605" calcext:value-type="float">
            <text:p>0.93685009905560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mage (PICO-60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Conv layers multipli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994974874371859" calcext:value-type="float">
            <text:p>0.9949748743718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terative Clustering (PICO-60)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nitial training examples</text:p>
          </table:table-cell>
          <table:table-cell office:value-type="string" calcext:value-type="string">
            <text:p>Initial threshold</text:p>
          </table:table-cell>
          <table:table-cell office:value-type="string" calcext:value-type="string">
            <text:p>Threshold multiplier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7015805535397" calcext:value-type="float">
            <text:p>0.397015805535397</text:p>
          </table:table-cell>
          <table:table-cell office:value-type="float" office:value="0.949479166666667" calcext:value-type="float">
            <text:p>0.949479166666667</text:p>
          </table:table-cell>
          <table:table-cell office:value-type="float" office:value="0.941875203609829" calcext:value-type="float">
            <text:p>0.941875203609829</text:p>
          </table:table-cell>
          <table:table-cell office:value-type="float" office:value="0.982998262596178" calcext:value-type="float">
            <text:p>0.9829982625961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26010050093666" calcext:value-type="float">
            <text:p>0.626010050093666</text:p>
          </table:table-cell>
          <table:table-cell office:value-type="float" office:value="0.797135416666667" calcext:value-type="float">
            <text:p>0.797135416666667</text:p>
          </table:table-cell>
          <table:table-cell office:value-type="float" office:value="0.782655307912268" calcext:value-type="float">
            <text:p>0.782655307912268</text:p>
          </table:table-cell>
          <table:table-cell office:value-type="float" office:value="0.982485596707819" calcext:value-type="float">
            <text:p>0.9824855967078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93021289992094" calcext:value-type="float">
            <text:p>0.793021289992094</text:p>
          </table:table-cell>
          <table:table-cell office:value-type="float" office:value="0.717708333333333" calcext:value-type="float">
            <text:p>0.717708333333333</text:p>
          </table:table-cell>
          <table:table-cell office:value-type="float" office:value="0.69207366361346" calcext:value-type="float">
            <text:p>0.69207366361346</text:p>
          </table:table-cell>
          <table:table-cell office:value-type="float" office:value="0.996732530616445" calcext:value-type="float">
            <text:p>0.9967325306164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900666230559462" calcext:value-type="float">
            <text:p>0.900666230559462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567717041987482" calcext:value-type="float">
            <text:p>0.567717041987482</text:p>
          </table:table-cell>
          <table:table-cell office:value-type="float" office:value="0.989035087719298" calcext:value-type="float">
            <text:p>0.9890350877192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816657878337336" calcext:value-type="float">
            <text:p>0.816657878337336</text:p>
          </table:table-cell>
          <table:table-cell office:value-type="float" office:value="0.665104166666667" calcext:value-type="float">
            <text:p>0.665104166666667</text:p>
          </table:table-cell>
          <table:table-cell office:value-type="float" office:value="0.644519412838485" calcext:value-type="float">
            <text:p>0.644519412838485</text:p>
          </table:table-cell>
          <table:table-cell office:value-type="float" office:value="0.996969696969697" calcext:value-type="float">
            <text:p>0.9969696969696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7840336900806" calcext:value-type="float">
            <text:p>0.7840336900806</text:p>
          </table:table-cell>
          <table:table-cell office:value-type="float" office:value="0.73046875" calcext:value-type="float">
            <text:p>0.73046875</text:p>
          </table:table-cell>
          <table:table-cell office:value-type="float" office:value="0.700759634402028" calcext:value-type="float">
            <text:p>0.700759634402028</text:p>
          </table:table-cell>
          <table:table-cell office:value-type="float" office:value="0.986842105263158" calcext:value-type="float">
            <text:p>0.9868421052631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834433288048791" calcext:value-type="float">
            <text:p>0.834433288048791</text:p>
          </table:table-cell>
          <table:table-cell office:value-type="float" office:value="0.668489583333333" calcext:value-type="float">
            <text:p>0.668489583333333</text:p>
          </table:table-cell>
          <table:table-cell office:value-type="float" office:value="0.655339456444009" calcext:value-type="float">
            <text:p>0.655339456444009</text:p>
          </table:table-cell>
          <table:table-cell office:value-type="float" office:value="0.996470588235294" calcext:value-type="float">
            <text:p>0.9964705882352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911529588355982" calcext:value-type="float">
            <text:p>0.911529588355982</text:p>
          </table:table-cell>
          <table:table-cell office:value-type="float" office:value="0.680208333333333" calcext:value-type="float">
            <text:p>0.680208333333333</text:p>
          </table:table-cell>
          <table:table-cell office:value-type="float" office:value="0.675702459740113" calcext:value-type="float">
            <text:p>0.675702459740113</text:p>
          </table:table-cell>
          <table:table-cell office:value-type="float" office:value="0.988235294117647" calcext:value-type="float">
            <text:p>0.9882352941176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180978052824848" calcext:value-type="float">
            <text:p>0.180978052824848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731036324786325" calcext:value-type="float">
            <text:p>0.731036324786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9202815486128" calcext:value-type="float">
            <text:p>0.689202815486128</text:p>
          </table:table-cell>
          <table:table-cell office:value-type="float" office:value="0.77890625" calcext:value-type="float">
            <text:p>0.77890625</text:p>
          </table:table-cell>
          <table:table-cell office:value-type="float" office:value="0.737923677520329" calcext:value-type="float">
            <text:p>0.737923677520329</text:p>
          </table:table-cell>
          <table:table-cell office:value-type="float" office:value="0.995934959349593" calcext:value-type="float">
            <text:p>0.9959349593495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26948473185457" calcext:value-type="float">
            <text:p>0.826948473185457</text:p>
          </table:table-cell>
          <table:table-cell office:value-type="float" office:value="0.712760416666667" calcext:value-type="float">
            <text:p>0.712760416666667</text:p>
          </table:table-cell>
          <table:table-cell office:value-type="float" office:value="0.697620166378095" calcext:value-type="float">
            <text:p>0.697620166378095</text:p>
          </table:table-cell>
          <table:table-cell office:value-type="float" office:value="0.989300792915251" calcext:value-type="float">
            <text:p>0.9893007929152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47653756926242" calcext:value-type="float">
            <text:p>0.747653756926242</text:p>
          </table:table-cell>
          <table:table-cell office:value-type="float" office:value="0.701822916666667" calcext:value-type="float">
            <text:p>0.701822916666667</text:p>
          </table:table-cell>
          <table:table-cell office:value-type="float" office:value="0.676105576336987" calcext:value-type="float">
            <text:p>0.676105576336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908873651762791" calcext:value-type="float">
            <text:p>0.908873651762791</text:p>
          </table:table-cell>
          <table:table-cell office:value-type="float" office:value="0.703645833333333" calcext:value-type="float">
            <text:p>0.703645833333333</text:p>
          </table:table-cell>
          <table:table-cell office:value-type="float" office:value="0.679133327120721" calcext:value-type="float">
            <text:p>0.679133327120721</text:p>
          </table:table-cell>
          <table:table-cell office:value-type="float" office:value="0.973629576026836" calcext:value-type="float">
            <text:p>0.9736295760268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528198345322538" calcext:value-type="float">
            <text:p>0.528198345322538</text:p>
          </table:table-cell>
          <table:table-cell office:value-type="float" office:value="0.813802083333333" calcext:value-type="float">
            <text:p>0.813802083333333</text:p>
          </table:table-cell>
          <table:table-cell office:value-type="float" office:value="0.797586156666312" calcext:value-type="float">
            <text:p>0.797586156666312</text:p>
          </table:table-cell>
          <table:table-cell office:value-type="float" office:value="0.991358024691358" calcext:value-type="float">
            <text:p>0.9913580246913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536384534341634" calcext:value-type="float">
            <text:p>0.536384534341634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0.760391935886711" calcext:value-type="float">
            <text:p>0.760391935886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926190711996789" calcext:value-type="float">
            <text:p>0.926190711996789</text:p>
          </table:table-cell>
          <table:table-cell office:value-type="float" office:value="0.645052083333333" calcext:value-type="float">
            <text:p>0.645052083333333</text:p>
          </table:table-cell>
          <table:table-cell office:value-type="float" office:value="0.644420521653543" calcext:value-type="float">
            <text:p>0.644420521653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393726281089937" calcext:value-type="float">
            <text:p>0.393726281089937</text:p>
          </table:table-cell>
          <table:table-cell office:value-type="float" office:value="0.777604166666667" calcext:value-type="float">
            <text:p>0.777604166666667</text:p>
          </table:table-cell>
          <table:table-cell office:value-type="float" office:value="0.768139367816092" calcext:value-type="float">
            <text:p>0.768139367816092</text:p>
          </table:table-cell>
          <table:table-cell office:value-type="float" office:value="0.998412698412698" calcext:value-type="float">
            <text:p>0.9984126984126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597557728271" calcext:value-type="float">
            <text:p>0.422597557728271</text:p>
          </table:table-cell>
          <table:table-cell office:value-type="float" office:value="0.880729166666667" calcext:value-type="float">
            <text:p>0.880729166666667</text:p>
          </table:table-cell>
          <table:table-cell office:value-type="float" office:value="0.866055215097229" calcext:value-type="float">
            <text:p>0.866055215097229</text:p>
          </table:table-cell>
          <table:table-cell office:value-type="float" office:value="0.996491228070175" calcext:value-type="float">
            <text:p>0.9964912280701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28402379221937" calcext:value-type="float">
            <text:p>0.728402379221937</text:p>
          </table:table-cell>
          <table:table-cell office:value-type="float" office:value="0.744010416666667" calcext:value-type="float">
            <text:p>0.744010416666667</text:p>
          </table:table-cell>
          <table:table-cell office:value-type="float" office:value="0.71852322722294" calcext:value-type="float">
            <text:p>0.71852322722294</text:p>
          </table:table-cell>
          <table:table-cell office:value-type="float" office:value="0.967543859649123" calcext:value-type="float">
            <text:p>0.9675438596491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11209874813149" calcext:value-type="float">
            <text:p>0.711209874813149</text:p>
          </table:table-cell>
          <table:table-cell office:value-type="float" office:value="0.690885416666667" calcext:value-type="float">
            <text:p>0.690885416666667</text:p>
          </table:table-cell>
          <table:table-cell office:value-type="float" office:value="0.660805127634459" calcext:value-type="float">
            <text:p>0.660805127634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625365486098624" calcext:value-type="float">
            <text:p>0.625365486098624</text:p>
          </table:table-cell>
          <table:table-cell office:value-type="float" office:value="0.77890625" calcext:value-type="float">
            <text:p>0.77890625</text:p>
          </table:table-cell>
          <table:table-cell office:value-type="float" office:value="0.759038299154584" calcext:value-type="float">
            <text:p>0.759038299154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710220117258539" calcext:value-type="float">
            <text:p>0.710220117258539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76282432108075" calcext:value-type="float">
            <text:p>0.676282432108075</text:p>
          </table:table-cell>
          <table:table-cell office:value-type="float" office:value="0.998823529411765" calcext:value-type="float">
            <text:p>0.9988235294117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871366300298573" calcext:value-type="float">
            <text:p>0.871366300298573</text:p>
          </table:table-cell>
          <table:table-cell office:value-type="float" office:value="0.717447916666667" calcext:value-type="float">
            <text:p>0.717447916666667</text:p>
          </table:table-cell>
          <table:table-cell office:value-type="float" office:value="0.701263400303839" calcext:value-type="float">
            <text:p>0.701263400303839</text:p>
          </table:table-cell>
          <table:table-cell office:value-type="float" office:value="0.996031746031746" calcext:value-type="float">
            <text:p>0.9960317460317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641544849486141" calcext:value-type="float">
            <text:p>0.641544849486141</text:p>
          </table:table-cell>
          <table:table-cell office:value-type="float" office:value="0.747916666666667" calcext:value-type="float">
            <text:p>0.747916666666667</text:p>
          </table:table-cell>
          <table:table-cell office:value-type="float" office:value="0.746300614847065" calcext:value-type="float">
            <text:p>0.746300614847065</text:p>
          </table:table-cell>
          <table:table-cell office:value-type="float" office:value="0.97953560371517" calcext:value-type="float">
            <text:p>0.979535603715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558720619612376" calcext:value-type="float">
            <text:p>0.558720619612376</text:p>
          </table:table-cell>
          <table:table-cell office:value-type="float" office:value="0.721614583333333" calcext:value-type="float">
            <text:p>0.721614583333333</text:p>
          </table:table-cell>
          <table:table-cell office:value-type="float" office:value="0.716601161995899" calcext:value-type="float">
            <text:p>0.716601161995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0598480880749" calcext:value-type="float">
            <text:p>0.660598480880749</text:p>
          </table:table-cell>
          <table:table-cell office:value-type="float" office:value="0.797395833333333" calcext:value-type="float">
            <text:p>0.797395833333333</text:p>
          </table:table-cell>
          <table:table-cell office:value-type="float" office:value="0.789821430171341" calcext:value-type="float">
            <text:p>0.789821430171341</text:p>
          </table:table-cell>
          <table:table-cell office:value-type="float" office:value="0.960759493670886" calcext:value-type="float">
            <text:p>0.9607594936708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30063868995927" calcext:value-type="float">
            <text:p>0.730063868995927</text:p>
          </table:table-cell>
          <table:table-cell office:value-type="float" office:value="0.784895833333333" calcext:value-type="float">
            <text:p>0.784895833333333</text:p>
          </table:table-cell>
          <table:table-cell office:value-type="float" office:value="0.752189682326225" calcext:value-type="float">
            <text:p>0.752189682326225</text:p>
          </table:table-cell>
          <table:table-cell office:value-type="float" office:value="0.977642276422764" calcext:value-type="float">
            <text:p>0.9776422764227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88210372005551" calcext:value-type="float">
            <text:p>0.788210372005551</text:p>
          </table:table-cell>
          <table:table-cell office:value-type="float" office:value="0.778385416666667" calcext:value-type="float">
            <text:p>0.778385416666667</text:p>
          </table:table-cell>
          <table:table-cell office:value-type="float" office:value="0.751363549962876" calcext:value-type="float">
            <text:p>0.751363549962876</text:p>
          </table:table-cell>
          <table:table-cell office:value-type="float" office:value="0.992063492063492" calcext:value-type="float">
            <text:p>0.9920634920634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79370317393802" calcext:value-type="float">
            <text:p>0.79370317393802</text:p>
          </table:table-cell>
          <table:table-cell office:value-type="float" office:value="0.694010416666667" calcext:value-type="float">
            <text:p>0.694010416666667</text:p>
          </table:table-cell>
          <table:table-cell office:value-type="float" office:value="0.665154530753684" calcext:value-type="float">
            <text:p>0.665154530753684</text:p>
          </table:table-cell>
          <table:table-cell office:value-type="float" office:value="0.995238095238095" calcext:value-type="float">
            <text:p>0.9952380952380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75926766424749" calcext:value-type="float">
            <text:p>0.75926766424749</text:p>
          </table:table-cell>
          <table:table-cell office:value-type="float" office:value="0.769270833333333" calcext:value-type="float">
            <text:p>0.769270833333333</text:p>
          </table:table-cell>
          <table:table-cell office:value-type="float" office:value="0.739706929635549" calcext:value-type="float">
            <text:p>0.739706929635549</text:p>
          </table:table-cell>
          <table:table-cell office:value-type="float" office:value="0.984313725490196" calcext:value-type="float">
            <text:p>0.9843137254901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919813323406218" calcext:value-type="float">
            <text:p>0.919813323406218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67213898830009" calcext:value-type="float">
            <text:p>0.67213898830009</text:p>
          </table:table-cell>
          <table:table-cell office:value-type="float" office:value="0.799479166666667" calcext:value-type="float">
            <text:p>0.799479166666667</text:p>
          </table:table-cell>
          <table:table-cell office:value-type="float" office:value="0.784901143919968" calcext:value-type="float">
            <text:p>0.784901143919968</text:p>
          </table:table-cell>
          <table:table-cell office:value-type="float" office:value="0.987990196078431" calcext:value-type="float">
            <text:p>0.9879901960784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813535995511539" calcext:value-type="float">
            <text:p>0.813535995511539</text:p>
          </table:table-cell>
          <table:table-cell office:value-type="float" office:value="0.704166666666667" calcext:value-type="float">
            <text:p>0.704166666666667</text:p>
          </table:table-cell>
          <table:table-cell office:value-type="float" office:value="0.693992424830513" calcext:value-type="float">
            <text:p>0.693992424830513</text:p>
          </table:table-cell>
          <table:table-cell office:value-type="float" office:value="0.99746835443038" calcext:value-type="float">
            <text:p>0.997468354430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793627818034016" calcext:value-type="float">
            <text:p>0.793627818034016</text:p>
          </table:table-cell>
          <table:table-cell office:value-type="float" office:value="0.707291666666667" calcext:value-type="float">
            <text:p>0.707291666666667</text:p>
          </table:table-cell>
          <table:table-cell office:value-type="float" office:value="0.688191271953064" calcext:value-type="float">
            <text:p>0.688191271953064</text:p>
          </table:table-cell>
          <table:table-cell office:value-type="float" office:value="0.96266081871345" calcext:value-type="float">
            <text:p>0.962660818713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9361927684779" calcext:value-type="float">
            <text:p>0.519361927684779</text:p>
          </table:table-cell>
          <table:table-cell office:value-type="float" office:value="0.908072916666667" calcext:value-type="float">
            <text:p>0.908072916666667</text:p>
          </table:table-cell>
          <table:table-cell office:value-type="float" office:value="0.890144879988241" calcext:value-type="float">
            <text:p>0.890144879988241</text:p>
          </table:table-cell>
          <table:table-cell office:value-type="float" office:value="0.990267438654536" calcext:value-type="float">
            <text:p>0.9902674386545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70063794224868" calcext:value-type="float">
            <text:p>0.670063794224868</text:p>
          </table:table-cell>
          <table:table-cell office:value-type="float" office:value="0.811458333333333" calcext:value-type="float">
            <text:p>0.811458333333333</text:p>
          </table:table-cell>
          <table:table-cell office:value-type="float" office:value="0.784368374474619" calcext:value-type="float">
            <text:p>0.784368374474619</text:p>
          </table:table-cell>
          <table:table-cell office:value-type="float" office:value="0.996031746031746" calcext:value-type="float">
            <text:p>0.9960317460317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97478475075648" calcext:value-type="float">
            <text:p>0.797478475075648</text:p>
          </table:table-cell>
          <table:table-cell office:value-type="float" office:value="0.765104166666667" calcext:value-type="float">
            <text:p>0.765104166666667</text:p>
          </table:table-cell>
          <table:table-cell office:value-type="float" office:value="0.728453742369973" calcext:value-type="float">
            <text:p>0.728453742369973</text:p>
          </table:table-cell>
          <table:table-cell office:value-type="float" office:value="0.981971741061514" calcext:value-type="float">
            <text:p>0.9819717410615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27341203495068" calcext:value-type="float">
            <text:p>0.427341203495068</text:p>
          </table:table-cell>
          <table:table-cell office:value-type="float" office:value="0.897395833333333" calcext:value-type="float">
            <text:p>0.897395833333333</text:p>
          </table:table-cell>
          <table:table-cell office:value-type="float" office:value="0.870962992143008" calcext:value-type="float">
            <text:p>0.870962992143008</text:p>
          </table:table-cell>
          <table:table-cell office:value-type="float" office:value="0.995495495495495" calcext:value-type="float">
            <text:p>0.9954954954954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546729908516967" calcext:value-type="float">
            <text:p>0.546729908516967</text:p>
          </table:table-cell>
          <table:table-cell office:value-type="float" office:value="0.802083333333333" calcext:value-type="float">
            <text:p>0.802083333333333</text:p>
          </table:table-cell>
          <table:table-cell office:value-type="float" office:value="0.780308623065803" calcext:value-type="float">
            <text:p>0.780308623065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858500100905589" calcext:value-type="float">
            <text:p>0.858500100905589</text:p>
          </table:table-cell>
          <table:table-cell office:value-type="float" office:value="0.688541666666667" calcext:value-type="float">
            <text:p>0.688541666666667</text:p>
          </table:table-cell>
          <table:table-cell office:value-type="float" office:value="0.667374592088822" calcext:value-type="float">
            <text:p>0.667374592088822</text:p>
          </table:table-cell>
          <table:table-cell office:value-type="float" office:value="0.991144246699802" calcext:value-type="float">
            <text:p>0.9911442466998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621088490341579" calcext:value-type="float">
            <text:p>0.621088490341579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700122523688336" calcext:value-type="float">
            <text:p>0.700122523688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51798404057682" calcext:value-type="float">
            <text:p>0.51798404057682</text:p>
          </table:table-cell>
          <table:table-cell office:value-type="float" office:value="0.7953125" calcext:value-type="float">
            <text:p>0.7953125</text:p>
          </table:table-cell>
          <table:table-cell office:value-type="float" office:value="0.785866721053345" calcext:value-type="float">
            <text:p>0.785866721053345</text:p>
          </table:table-cell>
          <table:table-cell office:value-type="float" office:value="0.992424242424242" calcext:value-type="float">
            <text:p>0.9924242424242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784268210337858" calcext:value-type="float">
            <text:p>0.784268210337858</text:p>
          </table:table-cell>
          <table:table-cell office:value-type="float" office:value="0.748697916666667" calcext:value-type="float">
            <text:p>0.748697916666667</text:p>
          </table:table-cell>
          <table:table-cell office:value-type="float" office:value="0.729228152350496" calcext:value-type="float">
            <text:p>0.729228152350496</text:p>
          </table:table-cell>
          <table:table-cell office:value-type="float" office:value="0.995670995670996" calcext:value-type="float">
            <text:p>0.9956709956709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6125026435494" calcext:value-type="float">
            <text:p>0.566125026435494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828748004721292" calcext:value-type="float">
            <text:p>0.828748004721292</text:p>
          </table:table-cell>
          <table:table-cell office:value-type="float" office:value="0.994144144144144" calcext:value-type="float">
            <text:p>0.9941441441441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49119936353187" calcext:value-type="float">
            <text:p>0.649119936353187</text:p>
          </table:table-cell>
          <table:table-cell office:value-type="float" office:value="0.823958333333333" calcext:value-type="float">
            <text:p>0.823958333333333</text:p>
          </table:table-cell>
          <table:table-cell office:value-type="float" office:value="0.796839588255872" calcext:value-type="float">
            <text:p>0.796839588255872</text:p>
          </table:table-cell>
          <table:table-cell office:value-type="float" office:value="0.990286890064668" calcext:value-type="float">
            <text:p>0.9902868900646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35737192535272" calcext:value-type="float">
            <text:p>0.635737192535272</text:p>
          </table:table-cell>
          <table:table-cell office:value-type="float" office:value="0.819010416666667" calcext:value-type="float">
            <text:p>0.819010416666667</text:p>
          </table:table-cell>
          <table:table-cell office:value-type="float" office:value="0.797084922257413" calcext:value-type="float">
            <text:p>0.797084922257413</text:p>
          </table:table-cell>
          <table:table-cell office:value-type="float" office:value="0.991504329004329" calcext:value-type="float">
            <text:p>0.9915043290043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237193191709344" calcext:value-type="float">
            <text:p>0.237193191709344</text:p>
          </table:table-cell>
          <table:table-cell office:value-type="float" office:value="0.982291666666667" calcext:value-type="float">
            <text:p>0.982291666666667</text:p>
          </table:table-cell>
          <table:table-cell office:value-type="float" office:value="0.978080786969453" calcext:value-type="float">
            <text:p>0.978080786969453</text:p>
          </table:table-cell>
          <table:table-cell office:value-type="float" office:value="0.995347690284399" calcext:value-type="float">
            <text:p>0.995347690284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770670155688155" calcext:value-type="float">
            <text:p>0.770670155688155</text:p>
          </table:table-cell>
          <table:table-cell office:value-type="float" office:value="0.698697916666667" calcext:value-type="float">
            <text:p>0.698697916666667</text:p>
          </table:table-cell>
          <table:table-cell office:value-type="float" office:value="0.662592404017356" calcext:value-type="float">
            <text:p>0.662592404017356</text:p>
          </table:table-cell>
          <table:table-cell office:value-type="float" office:value="0.988674597452536" calcext:value-type="float">
            <text:p>0.9886745974525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606907884891498" calcext:value-type="float">
            <text:p>0.606907884891498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6947311947312" calcext:value-type="float">
            <text:p>0.76947311947312</text:p>
          </table:table-cell>
          <table:table-cell office:value-type="float" office:value="0.995934959349593" calcext:value-type="float">
            <text:p>0.9959349593495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782498144491276" calcext:value-type="float">
            <text:p>0.782498144491276</text:p>
          </table:table-cell>
          <table:table-cell office:value-type="float" office:value="0.770052083333333" calcext:value-type="float">
            <text:p>0.770052083333333</text:p>
          </table:table-cell>
          <table:table-cell office:value-type="float" office:value="0.745392320008762" calcext:value-type="float">
            <text:p>0.745392320008762</text:p>
          </table:table-cell>
          <table:table-cell office:value-type="float" office:value="0.987448559670782" calcext:value-type="float">
            <text:p>0.9874485596707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430037676614037" calcext:value-type="float">
            <text:p>0.430037676614037</text:p>
          </table:table-cell>
          <table:table-cell table:number-columns-repeated="2" office:value-type="float" office:value="0.786458333333333" calcext:value-type="float">
            <text:p>0.786458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87867667544" calcext:value-type="float">
            <text:p>0.5987867667544</text:p>
          </table:table-cell>
          <table:table-cell office:value-type="float" office:value="0.812760416666666" calcext:value-type="float">
            <text:p>0.812760416666666</text:p>
          </table:table-cell>
          <table:table-cell office:value-type="float" office:value="0.75407850896472" calcext:value-type="float">
            <text:p>0.75407850896472</text:p>
          </table:table-cell>
          <table:table-cell office:value-type="float" office:value="0.994063926940639" calcext:value-type="float">
            <text:p>0.9940639269406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72760127084804" calcext:value-type="float">
            <text:p>0.272760127084804</text:p>
          </table:table-cell>
          <table:table-cell office:value-type="float" office:value="0.965625" calcext:value-type="float">
            <text:p>0.965625</text:p>
          </table:table-cell>
          <table:table-cell office:value-type="float" office:value="0.948046846498306" calcext:value-type="float">
            <text:p>0.948046846498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26928147619632" calcext:value-type="float">
            <text:p>0.626928147619632</text:p>
          </table:table-cell>
          <table:table-cell office:value-type="float" office:value="0.8171875" calcext:value-type="float">
            <text:p>0.8171875</text:p>
          </table:table-cell>
          <table:table-cell office:value-type="float" office:value="0.808049734729912" calcext:value-type="float">
            <text:p>0.808049734729912</text:p>
          </table:table-cell>
          <table:table-cell office:value-type="float" office:value="0.987981668537224" calcext:value-type="float">
            <text:p>0.9879816685372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07606764336727" calcext:value-type="float">
            <text:p>0.407606764336727</text:p>
          </table:table-cell>
          <table:table-cell office:value-type="float" office:value="0.905989583333333" calcext:value-type="float">
            <text:p>0.905989583333333</text:p>
          </table:table-cell>
          <table:table-cell office:value-type="float" office:value="0.881524892414115" calcext:value-type="float">
            <text:p>0.881524892414115</text:p>
          </table:table-cell>
          <table:table-cell office:value-type="float" office:value="0.995670995670996" calcext:value-type="float">
            <text:p>0.9956709956709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617772193816503" calcext:value-type="float">
            <text:p>0.617772193816503</text:p>
          </table:table-cell>
          <table:table-cell office:value-type="float" office:value="0.779166666666667" calcext:value-type="float">
            <text:p>0.779166666666667</text:p>
          </table:table-cell>
          <table:table-cell office:value-type="float" office:value="0.75160295737301" calcext:value-type="float">
            <text:p>0.75160295737301</text:p>
          </table:table-cell>
          <table:table-cell office:value-type="float" office:value="0.995555555555555" calcext:value-type="float">
            <text:p>0.9955555555555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571638782856258" calcext:value-type="float">
            <text:p>0.571638782856258</text:p>
          </table:table-cell>
          <table:table-cell office:value-type="float" office:value="0.812239583333333" calcext:value-type="float">
            <text:p>0.812239583333333</text:p>
          </table:table-cell>
          <table:table-cell office:value-type="float" office:value="0.787468541451895" calcext:value-type="float">
            <text:p>0.787468541451895</text:p>
          </table:table-cell>
          <table:table-cell office:value-type="float" office:value="0.992154533627467" calcext:value-type="float">
            <text:p>0.9921545336274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654350934808911" calcext:value-type="float">
            <text:p>0.654350934808911</text:p>
          </table:table-cell>
          <table:table-cell office:value-type="float" office:value="0.736458333333333" calcext:value-type="float">
            <text:p>0.736458333333333</text:p>
          </table:table-cell>
          <table:table-cell office:value-type="float" office:value="0.694358974996751" calcext:value-type="float">
            <text:p>0.694358974996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490438231790418" calcext:value-type="float">
            <text:p>0.490438231790418</text:p>
          </table:table-cell>
          <table:table-cell office:value-type="float" office:value="0.831510416666667" calcext:value-type="float">
            <text:p>0.831510416666667</text:p>
          </table:table-cell>
          <table:table-cell office:value-type="float" office:value="0.814655066343807" calcext:value-type="float">
            <text:p>0.814655066343807</text:p>
          </table:table-cell>
          <table:table-cell office:value-type="float" office:value="0.995433789954338" calcext:value-type="float">
            <text:p>0.9954337899543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438332549877794" calcext:value-type="float">
            <text:p>0.438332549877794</text:p>
          </table:table-cell>
          <table:table-cell office:value-type="float" office:value="0.909895833333333" calcext:value-type="float">
            <text:p>0.909895833333333</text:p>
          </table:table-cell>
          <table:table-cell office:value-type="float" office:value="0.899978172147245" calcext:value-type="float">
            <text:p>0.899978172147245</text:p>
          </table:table-cell>
          <table:table-cell office:value-type="float" office:value="0.988594800762823" calcext:value-type="float">
            <text:p>0.9885948007628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5820364458262" calcext:value-type="float">
            <text:p>0.325820364458262</text:p>
          </table:table-cell>
          <table:table-cell office:value-type="float" office:value="0.95390625" calcext:value-type="float">
            <text:p>0.95390625</text:p>
          </table:table-cell>
          <table:table-cell office:value-type="float" office:value="0.929797756382803" calcext:value-type="float">
            <text:p>0.929797756382803</text:p>
          </table:table-cell>
          <table:table-cell office:value-type="float" office:value="0.999166666666667" calcext:value-type="float">
            <text:p>0.999166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81365775340556" calcext:value-type="float">
            <text:p>0.381365775340556</text:p>
          </table:table-cell>
          <table:table-cell office:value-type="float" office:value="0.940364583333333" calcext:value-type="float">
            <text:p>0.940364583333333</text:p>
          </table:table-cell>
          <table:table-cell office:value-type="float" office:value="0.924663653902342" calcext:value-type="float">
            <text:p>0.924663653902342</text:p>
          </table:table-cell>
          <table:table-cell office:value-type="float" office:value="0.996124031007752" calcext:value-type="float">
            <text:p>0.9961240310077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05206165726548" calcext:value-type="float">
            <text:p>0.305206165726548</text:p>
          </table:table-cell>
          <table:table-cell office:value-type="float" office:value="0.93515625" calcext:value-type="float">
            <text:p>0.93515625</text:p>
          </table:table-cell>
          <table:table-cell office:value-type="float" office:value="0.912129457843744" calcext:value-type="float">
            <text:p>0.912129457843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201786002173232" calcext:value-type="float">
            <text:p>0.201786002173232</text:p>
          </table:table-cell>
          <table:table-cell office:value-type="float" office:value="0.96640625" calcext:value-type="float">
            <text:p>0.96640625</text:p>
          </table:table-cell>
          <table:table-cell office:value-type="float" office:value="0.950705404721148" calcext:value-type="float">
            <text:p>0.950705404721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87713778318415" calcext:value-type="float">
            <text:p>0.287713778318415</text:p>
          </table:table-cell>
          <table:table-cell office:value-type="float" office:value="0.958854166666667" calcext:value-type="float">
            <text:p>0.958854166666667</text:p>
          </table:table-cell>
          <table:table-cell office:value-type="float" office:value="0.938621990403777" calcext:value-type="float">
            <text:p>0.938621990403777</text:p>
          </table:table-cell>
          <table:table-cell office:value-type="float" office:value="0.999561403508772" calcext:value-type="float">
            <text:p>0.9995614035087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440155616077761" calcext:value-type="float">
            <text:p>0.440155616077761</text:p>
          </table:table-cell>
          <table:table-cell office:value-type="float" office:value="0.894270833333333" calcext:value-type="float">
            <text:p>0.894270833333333</text:p>
          </table:table-cell>
          <table:table-cell office:value-type="float" office:value="0.879911483593718" calcext:value-type="float">
            <text:p>0.879911483593718</text:p>
          </table:table-cell>
          <table:table-cell office:value-type="float" office:value="0.988868003341688" calcext:value-type="float">
            <text:p>0.9888680033416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18292793684057" calcext:value-type="float">
            <text:p>0.318292793684057</text:p>
          </table:table-cell>
          <table:table-cell office:value-type="float" office:value="0.948697916666667" calcext:value-type="float">
            <text:p>0.948697916666667</text:p>
          </table:table-cell>
          <table:table-cell office:value-type="float" office:value="0.934658725397623" calcext:value-type="float">
            <text:p>0.934658725397623</text:p>
          </table:table-cell>
          <table:table-cell office:value-type="float" office:value="0.99718875502008" calcext:value-type="float">
            <text:p>0.997188755020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736142549222208" calcext:value-type="float">
            <text:p>0.736142549222208</text:p>
          </table:table-cell>
          <table:table-cell office:value-type="float" office:value="0.663020833333333" calcext:value-type="float">
            <text:p>0.663020833333333</text:p>
          </table:table-cell>
          <table:table-cell office:value-type="float" office:value="0.631131892506362" calcext:value-type="float">
            <text:p>0.631131892506362</text:p>
          </table:table-cell>
          <table:table-cell office:value-type="float" office:value="0.985518354175071" calcext:value-type="float">
            <text:p>0.9855183541750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1.00214862419534" calcext:value-type="float">
            <text:p>1.00214862419534</text:p>
          </table:table-cell>
          <table:table-cell office:value-type="float" office:value="0.622135416666667" calcext:value-type="float">
            <text:p>0.622135416666667</text:p>
          </table:table-cell>
          <table:table-cell office:value-type="float" office:value="0.621902728603899" calcext:value-type="float">
            <text:p>0.621902728603899</text:p>
          </table:table-cell>
          <table:table-cell office:value-type="float" office:value="0.991324200913242" calcext:value-type="float">
            <text:p>0.9913242009132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628551276342" calcext:value-type="float">
            <text:p>0.316628551276342</text:p>
          </table:table-cell>
          <table:table-cell office:value-type="float" office:value="0.953385416666667" calcext:value-type="float">
            <text:p>0.953385416666667</text:p>
          </table:table-cell>
          <table:table-cell office:value-type="float" office:value="0.927283528286825" calcext:value-type="float">
            <text:p>0.927283528286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25324160447886" calcext:value-type="float">
            <text:p>0.225324160447886</text:p>
          </table:table-cell>
          <table:table-cell office:value-type="float" office:value="0.97734375" calcext:value-type="float">
            <text:p>0.97734375</text:p>
          </table:table-cell>
          <table:table-cell office:value-type="float" office:value="0.96486503114463" calcext:value-type="float">
            <text:p>0.96486503114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44600570665975" calcext:value-type="float">
            <text:p>0.444600570665975</text:p>
          </table:table-cell>
          <table:table-cell office:value-type="float" office:value="0.926041666666667" calcext:value-type="float">
            <text:p>0.926041666666667</text:p>
          </table:table-cell>
          <table:table-cell office:value-type="float" office:value="0.899446125348952" calcext:value-type="float">
            <text:p>0.899446125348952</text:p>
          </table:table-cell>
          <table:table-cell office:value-type="float" office:value="0.995121951219512" calcext:value-type="float">
            <text:p>0.995121951219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76292977363894" calcext:value-type="float">
            <text:p>0.376292977363894</text:p>
          </table:table-cell>
          <table:table-cell office:value-type="float" office:value="0.93515625" calcext:value-type="float">
            <text:p>0.93515625</text:p>
          </table:table-cell>
          <table:table-cell office:value-type="float" office:value="0.910167495154742" calcext:value-type="float">
            <text:p>0.910167495154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05448529770012" calcext:value-type="float">
            <text:p>0.205448529770012</text:p>
          </table:table-cell>
          <table:table-cell office:value-type="float" office:value="0.986979166666667" calcext:value-type="float">
            <text:p>0.986979166666667</text:p>
          </table:table-cell>
          <table:table-cell office:value-type="float" office:value="0.983785140562249" calcext:value-type="float">
            <text:p>0.983785140562249</text:p>
          </table:table-cell>
          <table:table-cell office:value-type="float" office:value="0.995833333333334" calcext:value-type="float">
            <text:p>0.9958333333333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69674230582447" calcext:value-type="float">
            <text:p>0.26967423058244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1779143136665" calcext:value-type="float">
            <text:p>0.971779143136665</text:p>
          </table:table-cell>
          <table:table-cell office:value-type="float" office:value="0.989676831607211" calcext:value-type="float">
            <text:p>0.9896768316072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31886434293861" calcext:value-type="float">
            <text:p>0.331886434293861</text:p>
          </table:table-cell>
          <table:table-cell office:value-type="float" office:value="0.940625" calcext:value-type="float">
            <text:p>0.940625</text:p>
          </table:table-cell>
          <table:table-cell office:value-type="float" office:value="0.91384002470223" calcext:value-type="float">
            <text:p>0.91384002470223</text:p>
          </table:table-cell>
          <table:table-cell office:value-type="float" office:value="0.993607305936073" calcext:value-type="float">
            <text:p>0.9936073059360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63043275057738" calcext:value-type="float">
            <text:p>0.263043275057738</text:p>
          </table:table-cell>
          <table:table-cell office:value-type="float" office:value="0.97265625" calcext:value-type="float">
            <text:p>0.97265625</text:p>
          </table:table-cell>
          <table:table-cell office:value-type="float" office:value="0.96808545212957" calcext:value-type="float">
            <text:p>0.96808545212957</text:p>
          </table:table-cell>
          <table:table-cell office:value-type="float" office:value="0.990025839793282" calcext:value-type="float">
            <text:p>0.9900258397932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30876926886638" calcext:value-type="float">
            <text:p>0.230876926886638</text:p>
          </table:table-cell>
          <table:table-cell office:value-type="float" office:value="0.978125" calcext:value-type="float">
            <text:p>0.978125</text:p>
          </table:table-cell>
          <table:table-cell office:value-type="float" office:value="0.978359418838935" calcext:value-type="float">
            <text:p>0.978359418838935</text:p>
          </table:table-cell>
          <table:table-cell office:value-type="float" office:value="0.987222222222222" calcext:value-type="float">
            <text:p>0.9872222222222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9108668712421" calcext:value-type="float">
            <text:p>0.509108668712421</text:p>
          </table:table-cell>
          <table:table-cell office:value-type="float" office:value="0.897135416666667" calcext:value-type="float">
            <text:p>0.897135416666667</text:p>
          </table:table-cell>
          <table:table-cell office:value-type="float" office:value="0.862505254252037" calcext:value-type="float">
            <text:p>0.862505254252037</text:p>
          </table:table-cell>
          <table:table-cell office:value-type="float" office:value="0.985135135135135" calcext:value-type="float">
            <text:p>0.9851351351351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18472916822558" calcext:value-type="float">
            <text:p>0.218472916822558</text:p>
          </table:table-cell>
          <table:table-cell office:value-type="float" office:value="0.980989583333333" calcext:value-type="float">
            <text:p>0.980989583333333</text:p>
          </table:table-cell>
          <table:table-cell office:value-type="float" office:value="0.97113973253879" calcext:value-type="float">
            <text:p>0.97113973253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62969375973726" calcext:value-type="float">
            <text:p>0.362969375973726</text:p>
          </table:table-cell>
          <table:table-cell office:value-type="float" office:value="0.917447916666667" calcext:value-type="float">
            <text:p>0.917447916666667</text:p>
          </table:table-cell>
          <table:table-cell office:value-type="float" office:value="0.897249557029683" calcext:value-type="float">
            <text:p>0.897249557029683</text:p>
          </table:table-cell>
          <table:table-cell office:value-type="float" office:value="0.995462832734281" calcext:value-type="float">
            <text:p>0.9954628327342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9450500197737" calcext:value-type="float">
            <text:p>0.39450500197737</text:p>
          </table:table-cell>
          <table:table-cell office:value-type="float" office:value="0.928385416666667" calcext:value-type="float">
            <text:p>0.928385416666667</text:p>
          </table:table-cell>
          <table:table-cell office:value-type="float" office:value="0.89765892301674" calcext:value-type="float">
            <text:p>0.89765892301674</text:p>
          </table:table-cell>
          <table:table-cell office:value-type="float" office:value="0.998333333333333" calcext:value-type="float">
            <text:p>0.99833333333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305566424190899" calcext:value-type="float">
            <text:p>0.305566424190899</text:p>
          </table:table-cell>
          <table:table-cell office:value-type="float" office:value="0.92734375" calcext:value-type="float">
            <text:p>0.92734375</text:p>
          </table:table-cell>
          <table:table-cell office:value-type="float" office:value="0.892675709210366" calcext:value-type="float">
            <text:p>0.892675709210366</text:p>
          </table:table-cell>
          <table:table-cell office:value-type="float" office:value="0.999555555555556" calcext:value-type="float">
            <text:p>0.9995555555555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376781983513822" calcext:value-type="float">
            <text:p>0.376781983513822</text:p>
          </table:table-cell>
          <table:table-cell office:value-type="float" office:value="0.929427083333333" calcext:value-type="float">
            <text:p>0.929427083333333</text:p>
          </table:table-cell>
          <table:table-cell office:value-type="float" office:value="0.912536370178371" calcext:value-type="float">
            <text:p>0.912536370178371</text:p>
          </table:table-cell>
          <table:table-cell office:value-type="float" office:value="0.991869918699187" calcext:value-type="float">
            <text:p>0.9918699186991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77955738547207" calcext:value-type="float">
            <text:p>0.377955738547207</text:p>
          </table:table-cell>
          <table:table-cell office:value-type="float" office:value="0.939583333333333" calcext:value-type="float">
            <text:p>0.939583333333333</text:p>
          </table:table-cell>
          <table:table-cell office:value-type="float" office:value="0.935439027339339" calcext:value-type="float">
            <text:p>0.935439027339339</text:p>
          </table:table-cell>
          <table:table-cell office:value-type="float" office:value="0.988390323783582" calcext:value-type="float">
            <text:p>0.9883903237835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75394626371614" calcext:value-type="float">
            <text:p>0.275394626371614</text:p>
          </table:table-cell>
          <table:table-cell office:value-type="float" office:value="0.951041666666667" calcext:value-type="float">
            <text:p>0.951041666666667</text:p>
          </table:table-cell>
          <table:table-cell office:value-type="float" office:value="0.937766394993936" calcext:value-type="float">
            <text:p>0.937766394993936</text:p>
          </table:table-cell>
          <table:table-cell office:value-type="float" office:value="0.995561994814702" calcext:value-type="float">
            <text:p>0.9955619948147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408680663133297" calcext:value-type="float">
            <text:p>0.408680663133297</text:p>
          </table:table-cell>
          <table:table-cell office:value-type="float" office:value="0.938541666666667" calcext:value-type="float">
            <text:p>0.938541666666667</text:p>
          </table:table-cell>
          <table:table-cell office:value-type="float" office:value="0.929902838417514" calcext:value-type="float">
            <text:p>0.929902838417514</text:p>
          </table:table-cell>
          <table:table-cell office:value-type="float" office:value="0.9874953857512" calcext:value-type="float">
            <text:p>0.9874953857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594691343047" calcext:value-type="float">
            <text:p>0.360594691343047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920287968356395" calcext:value-type="float">
            <text:p>0.920287968356395</text:p>
          </table:table-cell>
          <table:table-cell office:value-type="float" office:value="0.996153846153846" calcext:value-type="float">
            <text:p>0.9961538461538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91330178591166" calcext:value-type="float">
            <text:p>0.291330178591166</text:p>
          </table:table-cell>
          <table:table-cell office:value-type="float" office:value="0.95390625" calcext:value-type="float">
            <text:p>0.95390625</text:p>
          </table:table-cell>
          <table:table-cell office:value-type="float" office:value="0.936768152785455" calcext:value-type="float">
            <text:p>0.936768152785455</text:p>
          </table:table-cell>
          <table:table-cell office:value-type="float" office:value="0.993693693693693" calcext:value-type="float">
            <text:p>0.9936936936936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27152103355283" calcext:value-type="float">
            <text:p>0.227152103355283</text:p>
          </table:table-cell>
          <table:table-cell office:value-type="float" office:value="0.981770833333333" calcext:value-type="float">
            <text:p>0.981770833333333</text:p>
          </table:table-cell>
          <table:table-cell office:value-type="float" office:value="0.972957319789717" calcext:value-type="float">
            <text:p>0.972957319789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22985008194895" calcext:value-type="float">
            <text:p>0.22985008194895</text:p>
          </table:table-cell>
          <table:table-cell office:value-type="float" office:value="0.976041666666667" calcext:value-type="float">
            <text:p>0.976041666666667</text:p>
          </table:table-cell>
          <table:table-cell office:value-type="float" office:value="0.963290114369787" calcext:value-type="float">
            <text:p>0.963290114369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5732426792991" calcext:value-type="float">
            <text:p>0.25732426792991</text:p>
          </table:table-cell>
          <table:table-cell office:value-type="float" office:value="0.96796875" calcext:value-type="float">
            <text:p>0.96796875</text:p>
          </table:table-cell>
          <table:table-cell office:value-type="float" office:value="0.954992638940007" calcext:value-type="float">
            <text:p>0.954992638940007</text:p>
          </table:table-cell>
          <table:table-cell office:value-type="float" office:value="0.998373983739837" calcext:value-type="float">
            <text:p>0.9983739837398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429481329522117" calcext:value-type="float">
            <text:p>0.429481329522117</text:p>
          </table:table-cell>
          <table:table-cell office:value-type="float" office:value="0.937239583333333" calcext:value-type="float">
            <text:p>0.937239583333333</text:p>
          </table:table-cell>
          <table:table-cell office:value-type="float" office:value="0.925324523187408" calcext:value-type="float">
            <text:p>0.925324523187408</text:p>
          </table:table-cell>
          <table:table-cell office:value-type="float" office:value="0.983119918699187" calcext:value-type="float">
            <text:p>0.9831199186991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17263994935199" calcext:value-type="float">
            <text:p>0.21726399493519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2041039830032" calcext:value-type="float">
            <text:p>0.962041039830032</text:p>
          </table:table-cell>
          <table:table-cell office:value-type="float" office:value="0.999143045484509" calcext:value-type="float">
            <text:p>0.9991430454845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417610578507236" calcext:value-type="float">
            <text:p>0.417610578507236</text:p>
          </table:table-cell>
          <table:table-cell office:value-type="float" office:value="0.935677083333333" calcext:value-type="float">
            <text:p>0.935677083333333</text:p>
          </table:table-cell>
          <table:table-cell office:value-type="float" office:value="0.912018081793363" calcext:value-type="float">
            <text:p>0.912018081793363</text:p>
          </table:table-cell>
          <table:table-cell office:value-type="float" office:value="0.995833333333334" calcext:value-type="float">
            <text:p>0.9958333333333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515597656415969" calcext:value-type="float">
            <text:p>0.515597656415969</text:p>
          </table:table-cell>
          <table:table-cell office:value-type="float" office:value="0.835416666666667" calcext:value-type="float">
            <text:p>0.835416666666667</text:p>
          </table:table-cell>
          <table:table-cell office:value-type="float" office:value="0.799259631179147" calcext:value-type="float">
            <text:p>0.799259631179147</text:p>
          </table:table-cell>
          <table:table-cell office:value-type="float" office:value="0.997512437810945" calcext:value-type="float">
            <text:p>0.9975124378109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147098349469" calcext:value-type="float">
            <text:p>0.432147098349469</text:p>
          </table:table-cell>
          <table:table-cell office:value-type="float" office:value="0.917447916666667" calcext:value-type="float">
            <text:p>0.917447916666667</text:p>
          </table:table-cell>
          <table:table-cell office:value-type="float" office:value="0.882977910695804" calcext:value-type="float">
            <text:p>0.882977910695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3966045290448" calcext:value-type="float">
            <text:p>0.283966045290448</text:p>
          </table:table-cell>
          <table:table-cell office:value-type="float" office:value="0.965885416666667" calcext:value-type="float">
            <text:p>0.965885416666667</text:p>
          </table:table-cell>
          <table:table-cell office:value-type="float" office:value="0.950070383927995" calcext:value-type="float">
            <text:p>0.950070383927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0691789760231" calcext:value-type="float">
            <text:p>0.20691789760231</text:p>
          </table:table-cell>
          <table:table-cell office:value-type="float" office:value="0.98515625" calcext:value-type="float">
            <text:p>0.98515625</text:p>
          </table:table-cell>
          <table:table-cell office:value-type="float" office:value="0.979544344132147" calcext:value-type="float">
            <text:p>0.979544344132147</text:p>
          </table:table-cell>
          <table:table-cell office:value-type="float" office:value="0.995614035087719" calcext:value-type="float">
            <text:p>0.9956140350877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86595944082919" calcext:value-type="float">
            <text:p>0.386595944082919</text:p>
          </table:table-cell>
          <table:table-cell office:value-type="float" office:value="0.932552083333333" calcext:value-type="float">
            <text:p>0.932552083333333</text:p>
          </table:table-cell>
          <table:table-cell office:value-type="float" office:value="0.908723506479501" calcext:value-type="float">
            <text:p>0.908723506479501</text:p>
          </table:table-cell>
          <table:table-cell office:value-type="float" office:value="0.994539883463934" calcext:value-type="float">
            <text:p>0.9945398834639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1626742264964" calcext:value-type="float">
            <text:p>0.1626742264964</text:p>
          </table:table-cell>
          <table:table-cell office:value-type="float" office:value="0.98984375" calcext:value-type="float">
            <text:p>0.98984375</text:p>
          </table:table-cell>
          <table:table-cell office:value-type="float" office:value="0.984059401994112" calcext:value-type="float">
            <text:p>0.984059401994112</text:p>
          </table:table-cell>
          <table:table-cell office:value-type="float" office:value="0.99915611814346" calcext:value-type="float">
            <text:p>0.999156118143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1182217596194" calcext:value-type="float">
            <text:p>0.21182217596194</text:p>
          </table:table-cell>
          <table:table-cell office:value-type="float" office:value="0.97734375" calcext:value-type="float">
            <text:p>0.97734375</text:p>
          </table:table-cell>
          <table:table-cell office:value-type="float" office:value="0.974181014827744" calcext:value-type="float">
            <text:p>0.974181014827744</text:p>
          </table:table-cell>
          <table:table-cell office:value-type="float" office:value="0.992248062015504" calcext:value-type="float">
            <text:p>0.9922480620155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30100327478363" calcext:value-type="float">
            <text:p>0.230100327478363</text:p>
          </table:table-cell>
          <table:table-cell office:value-type="float" office:value="0.973697916666667" calcext:value-type="float">
            <text:p>0.973697916666667</text:p>
          </table:table-cell>
          <table:table-cell office:value-type="float" office:value="0.961627406856876" calcext:value-type="float">
            <text:p>0.961627406856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28349800776134" calcext:value-type="float">
            <text:p>0.228349800776134</text:p>
          </table:table-cell>
          <table:table-cell office:value-type="float" office:value="0.977083333333333" calcext:value-type="float">
            <text:p>0.977083333333333</text:p>
          </table:table-cell>
          <table:table-cell office:value-type="float" office:value="0.969243287646511" calcext:value-type="float">
            <text:p>0.969243287646511</text:p>
          </table:table-cell>
          <table:table-cell office:value-type="float" office:value="0.993162393162393" calcext:value-type="float">
            <text:p>0.9931623931623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25842982642232" calcext:value-type="float">
            <text:p>0.225842982642232</text:p>
          </table:table-cell>
          <table:table-cell office:value-type="float" office:value="0.9828125" calcext:value-type="float">
            <text:p>0.9828125</text:p>
          </table:table-cell>
          <table:table-cell office:value-type="float" office:value="0.977661325192157" calcext:value-type="float">
            <text:p>0.977661325192157</text:p>
          </table:table-cell>
          <table:table-cell office:value-type="float" office:value="0.995555555555555" calcext:value-type="float">
            <text:p>0.9955555555555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2367274795706" calcext:value-type="float">
            <text:p>0.402367274795706</text:p>
          </table:table-cell>
          <table:table-cell office:value-type="float" office:value="0.925260416666667" calcext:value-type="float">
            <text:p>0.925260416666667</text:p>
          </table:table-cell>
          <table:table-cell office:value-type="float" office:value="0.890413623310815" calcext:value-type="float">
            <text:p>0.890413623310815</text:p>
          </table:table-cell>
          <table:table-cell office:value-type="float" office:value="0.997435897435897" calcext:value-type="float">
            <text:p>0.9974358974358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07799704892141" calcext:value-type="float">
            <text:p>0.307799704892141</text:p>
          </table:table-cell>
          <table:table-cell office:value-type="float" office:value="0.95234375" calcext:value-type="float">
            <text:p>0.95234375</text:p>
          </table:table-cell>
          <table:table-cell office:value-type="float" office:value="0.929768509799052" calcext:value-type="float">
            <text:p>0.929768509799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4745302909971" calcext:value-type="float">
            <text:p>0.24745302909971</text:p>
          </table:table-cell>
          <table:table-cell office:value-type="float" office:value="0.969010416666667" calcext:value-type="float">
            <text:p>0.969010416666667</text:p>
          </table:table-cell>
          <table:table-cell office:value-type="float" office:value="0.952882540399478" calcext:value-type="float">
            <text:p>0.952882540399478</text:p>
          </table:table-cell>
          <table:table-cell office:value-type="float" office:value="0.997835497835498" calcext:value-type="float">
            <text:p>0.9978354978354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62704634239846" calcext:value-type="float">
            <text:p>0.362704634239846</text:p>
          </table:table-cell>
          <table:table-cell office:value-type="float" office:value="0.944270833333333" calcext:value-type="float">
            <text:p>0.944270833333333</text:p>
          </table:table-cell>
          <table:table-cell office:value-type="float" office:value="0.924467469608258" calcext:value-type="float">
            <text:p>0.924467469608258</text:p>
          </table:table-cell>
          <table:table-cell office:value-type="float" office:value="0.995061728395062" calcext:value-type="float">
            <text:p>0.9950617283950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53836532969781" calcext:value-type="float">
            <text:p>0.253836532969781</text:p>
          </table:table-cell>
          <table:table-cell office:value-type="float" office:value="0.974739583333333" calcext:value-type="float">
            <text:p>0.974739583333333</text:p>
          </table:table-cell>
          <table:table-cell office:value-type="float" office:value="0.964565418891066" calcext:value-type="float">
            <text:p>0.964565418891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7897417750838" calcext:value-type="float">
            <text:p>0.27897417750838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735594301132" calcext:value-type="float">
            <text:p>0.96735594301132</text:p>
          </table:table-cell>
          <table:table-cell office:value-type="float" office:value="0.993086419753086" calcext:value-type="float">
            <text:p>0.9930864197530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06877436526311" calcext:value-type="float">
            <text:p>0.306877436526311</text:p>
          </table:table-cell>
          <table:table-cell office:value-type="float" office:value="0.952864583333333" calcext:value-type="float">
            <text:p>0.952864583333333</text:p>
          </table:table-cell>
          <table:table-cell office:value-type="float" office:value="0.933134010237337" calcext:value-type="float">
            <text:p>0.933134010237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62638564188521" calcext:value-type="float">
            <text:p>0.262638564188521</text:p>
          </table:table-cell>
          <table:table-cell office:value-type="float" office:value="0.969010416666667" calcext:value-type="float">
            <text:p>0.969010416666667</text:p>
          </table:table-cell>
          <table:table-cell office:value-type="float" office:value="0.954200779948041" calcext:value-type="float">
            <text:p>0.954200779948041</text:p>
          </table:table-cell>
          <table:table-cell office:value-type="float" office:value="0.993676666088665" calcext:value-type="float">
            <text:p>0.9936766660886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16546002629111" calcext:value-type="float">
            <text:p>0.216546002629111</text:p>
          </table:table-cell>
          <table:table-cell office:value-type="float" office:value="0.9796875" calcext:value-type="float">
            <text:p>0.9796875</text:p>
          </table:table-cell>
          <table:table-cell office:value-type="float" office:value="0.97118479559889" calcext:value-type="float">
            <text:p>0.97118479559889</text:p>
          </table:table-cell>
          <table:table-cell office:value-type="float" office:value="0.996031746031746" calcext:value-type="float">
            <text:p>0.9960317460317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245810711957" calcext:value-type="float">
            <text:p>0.351245810711957</text:p>
          </table:table-cell>
          <table:table-cell office:value-type="float" office:value="0.954947916666667" calcext:value-type="float">
            <text:p>0.954947916666667</text:p>
          </table:table-cell>
          <table:table-cell office:value-type="float" office:value="0.935867002209426" calcext:value-type="float">
            <text:p>0.935867002209426</text:p>
          </table:table-cell>
          <table:table-cell office:value-type="float" office:value="0.995670995670996" calcext:value-type="float">
            <text:p>0.9956709956709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9437110745903" calcext:value-type="float">
            <text:p>0.29437110745903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44454312380169" calcext:value-type="float">
            <text:p>0.944454312380169</text:p>
          </table:table-cell>
          <table:table-cell office:value-type="float" office:value="0.996888888888889" calcext:value-type="float">
            <text:p>0.9968888888888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41787445055438" calcext:value-type="float">
            <text:p>0.141787445055438</text:p>
          </table:table-cell>
          <table:table-cell office:value-type="float" office:value="0.99140625" calcext:value-type="float">
            <text:p>0.99140625</text:p>
          </table:table-cell>
          <table:table-cell office:value-type="float" office:value="0.990066119642678" calcext:value-type="float">
            <text:p>0.990066119642678</text:p>
          </table:table-cell>
          <table:table-cell office:value-type="float" office:value="0.99625" calcext:value-type="float">
            <text:p>0.996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43955608948827" calcext:value-type="float">
            <text:p>0.443955608948827</text:p>
          </table:table-cell>
          <table:table-cell office:value-type="float" office:value="0.924479166666667" calcext:value-type="float">
            <text:p>0.924479166666667</text:p>
          </table:table-cell>
          <table:table-cell office:value-type="float" office:value="0.901461248236764" calcext:value-type="float">
            <text:p>0.901461248236764</text:p>
          </table:table-cell>
          <table:table-cell office:value-type="float" office:value="0.989346405228758" calcext:value-type="float">
            <text:p>0.9893464052287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65143359269858" calcext:value-type="float">
            <text:p>0.265143359269858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49752354132342" calcext:value-type="float">
            <text:p>0.949752354132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166445627453942" calcext:value-type="float">
            <text:p>0.166445627453942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84736381755352" calcext:value-type="float">
            <text:p>0.984736381755352</text:p>
          </table:table-cell>
          <table:table-cell office:value-type="float" office:value="0.995983935742972" calcext:value-type="float">
            <text:p>0.9959839357429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85258572373938" calcext:value-type="float">
            <text:p>0.285258572373938</text:p>
          </table:table-cell>
          <table:table-cell office:value-type="float" office:value="0.960677083333333" calcext:value-type="float">
            <text:p>0.960677083333333</text:p>
          </table:table-cell>
          <table:table-cell office:value-type="float" office:value="0.94459092655471" calcext:value-type="float">
            <text:p>0.94459092655471</text:p>
          </table:table-cell>
          <table:table-cell office:value-type="float" office:value="0.997008547008547" calcext:value-type="float">
            <text:p>0.9970085470085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05793594630843" calcext:value-type="float">
            <text:p>0.205793594630843</text:p>
          </table:table-cell>
          <table:table-cell office:value-type="float" office:value="0.976302083333333" calcext:value-type="float">
            <text:p>0.976302083333333</text:p>
          </table:table-cell>
          <table:table-cell office:value-type="float" office:value="0.96147128095829" calcext:value-type="float">
            <text:p>0.96147128095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20870770101844" calcext:value-type="float">
            <text:p>0.220870770101844</text:p>
          </table:table-cell>
          <table:table-cell office:value-type="float" office:value="0.982291666666667" calcext:value-type="float">
            <text:p>0.982291666666667</text:p>
          </table:table-cell>
          <table:table-cell office:value-type="float" office:value="0.983451265378976" calcext:value-type="float">
            <text:p>0.983451265378976</text:p>
          </table:table-cell>
          <table:table-cell office:value-type="float" office:value="0.987610528819646" calcext:value-type="float">
            <text:p>0.9876105288196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9218689607511" calcext:value-type="float">
            <text:p>0.399218689607511</text:p>
          </table:table-cell>
          <table:table-cell office:value-type="float" office:value="0.929947916666667" calcext:value-type="float">
            <text:p>0.929947916666667</text:p>
          </table:table-cell>
          <table:table-cell office:value-type="float" office:value="0.894583159859417" calcext:value-type="float">
            <text:p>0.894583159859417</text:p>
          </table:table-cell>
          <table:table-cell office:value-type="float" office:value="0.995614035087719" calcext:value-type="float">
            <text:p>0.9956140350877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75407858109599" calcext:value-type="float">
            <text:p>0.175407858109599</text:p>
          </table:table-cell>
          <table:table-cell office:value-type="float" office:value="0.980729166666667" calcext:value-type="float">
            <text:p>0.980729166666667</text:p>
          </table:table-cell>
          <table:table-cell office:value-type="float" office:value="0.970128996112644" calcext:value-type="float">
            <text:p>0.970128996112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58251618236041" calcext:value-type="float">
            <text:p>0.158251618236041</text:p>
          </table:table-cell>
          <table:table-cell office:value-type="float" office:value="0.987239583333333" calcext:value-type="float">
            <text:p>0.987239583333333</text:p>
          </table:table-cell>
          <table:table-cell office:value-type="float" office:value="0.979138136973932" calcext:value-type="float">
            <text:p>0.979138136973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26398581872691" calcext:value-type="float">
            <text:p>0.326398581872691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938322444879407" calcext:value-type="float">
            <text:p>0.938322444879407</text:p>
          </table:table-cell>
          <table:table-cell office:value-type="float" office:value="0.99957805907173" calcext:value-type="float">
            <text:p>0.999578059071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79648949790247" calcext:value-type="float">
            <text:p>0.279648949790247</text:p>
          </table:table-cell>
          <table:table-cell office:value-type="float" office:value="0.964322916666667" calcext:value-type="float">
            <text:p>0.964322916666667</text:p>
          </table:table-cell>
          <table:table-cell office:value-type="float" office:value="0.94778676880769" calcext:value-type="float">
            <text:p>0.94778676880769</text:p>
          </table:table-cell>
          <table:table-cell office:value-type="float" office:value="0.998333333333333" calcext:value-type="float">
            <text:p>0.9983333333333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22506880356265" calcext:value-type="float">
            <text:p>0.222506880356265</text:p>
          </table:table-cell>
          <table:table-cell office:value-type="float" office:value="0.9796875" calcext:value-type="float">
            <text:p>0.9796875</text:p>
          </table:table-cell>
          <table:table-cell office:value-type="float" office:value="0.976114972114972" calcext:value-type="float">
            <text:p>0.976114972114972</text:p>
          </table:table-cell>
          <table:table-cell office:value-type="float" office:value="0.9919632050351" calcext:value-type="float">
            <text:p>0.99196320503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59153626103384" calcext:value-type="float">
            <text:p>0.259153626103384</text:p>
          </table:table-cell>
          <table:table-cell office:value-type="float" office:value="0.972135416666667" calcext:value-type="float">
            <text:p>0.972135416666667</text:p>
          </table:table-cell>
          <table:table-cell office:value-type="float" office:value="0.960794957338914" calcext:value-type="float">
            <text:p>0.960794957338914</text:p>
          </table:table-cell>
          <table:table-cell office:value-type="float" office:value="0.996296296296296" calcext:value-type="float">
            <text:p>0.9962962962962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57826576482152" calcext:value-type="float">
            <text:p>0.257826576482152</text:p>
          </table:table-cell>
          <table:table-cell office:value-type="float" office:value="0.973177083333333" calcext:value-type="float">
            <text:p>0.973177083333333</text:p>
          </table:table-cell>
          <table:table-cell office:value-type="float" office:value="0.96120286735703" calcext:value-type="float">
            <text:p>0.96120286735703</text:p>
          </table:table-cell>
          <table:table-cell office:value-type="float" office:value="0.995614035087719" calcext:value-type="float">
            <text:p>0.9956140350877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39286093438304" calcext:value-type="float">
            <text:p>0.239286093438304</text:p>
          </table:table-cell>
          <table:table-cell office:value-type="float" office:value="0.980208333333333" calcext:value-type="float">
            <text:p>0.980208333333333</text:p>
          </table:table-cell>
          <table:table-cell office:value-type="float" office:value="0.974761056249319" calcext:value-type="float">
            <text:p>0.974761056249319</text:p>
          </table:table-cell>
          <table:table-cell office:value-type="float" office:value="0.994328533646782" calcext:value-type="float">
            <text:p>0.9943285336467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0585777405757" calcext:value-type="float">
            <text:p>0.370585777405757</text:p>
          </table:table-cell>
          <table:table-cell office:value-type="float" office:value="0.93515625" calcext:value-type="float">
            <text:p>0.93515625</text:p>
          </table:table-cell>
          <table:table-cell office:value-type="float" office:value="0.903981312819414" calcext:value-type="float">
            <text:p>0.903981312819414</text:p>
          </table:table-cell>
          <table:table-cell office:value-type="float" office:value="0.997835497835498" calcext:value-type="float">
            <text:p>0.9978354978354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27958209314222" calcext:value-type="float">
            <text:p>0.227958209314222</text:p>
          </table:table-cell>
          <table:table-cell office:value-type="float" office:value="0.972135416666667" calcext:value-type="float">
            <text:p>0.972135416666667</text:p>
          </table:table-cell>
          <table:table-cell office:value-type="float" office:value="0.957706949183817" calcext:value-type="float">
            <text:p>0.957706949183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3453974748448" calcext:value-type="float">
            <text:p>0.253453974748448</text:p>
          </table:table-cell>
          <table:table-cell office:value-type="float" office:value="0.971875" calcext:value-type="float">
            <text:p>0.971875</text:p>
          </table:table-cell>
          <table:table-cell office:value-type="float" office:value="0.956020577815409" calcext:value-type="float">
            <text:p>0.956020577815409</text:p>
          </table:table-cell>
          <table:table-cell office:value-type="float" office:value="0.995945945945946" calcext:value-type="float">
            <text:p>0.9959459459459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934559364281" calcext:value-type="float">
            <text:p>0.355934559364281</text:p>
          </table:table-cell>
          <table:table-cell office:value-type="float" office:value="0.941927083333333" calcext:value-type="float">
            <text:p>0.941927083333333</text:p>
          </table:table-cell>
          <table:table-cell office:value-type="float" office:value="0.915822245143124" calcext:value-type="float">
            <text:p>0.915822245143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11750016904017" calcext:value-type="float">
            <text:p>0.211750016904017</text:p>
          </table:table-cell>
          <table:table-cell office:value-type="float" office:value="0.972135416666667" calcext:value-type="float">
            <text:p>0.972135416666667</text:p>
          </table:table-cell>
          <table:table-cell office:value-type="float" office:value="0.955506371524058" calcext:value-type="float">
            <text:p>0.955506371524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00045996372446" calcext:value-type="float">
            <text:p>0.200045996372446</text:p>
          </table:table-cell>
          <table:table-cell office:value-type="float" office:value="0.984114583333333" calcext:value-type="float">
            <text:p>0.984114583333333</text:p>
          </table:table-cell>
          <table:table-cell office:value-type="float" office:value="0.976091543267654" calcext:value-type="float">
            <text:p>0.976091543267654</text:p>
          </table:table-cell>
          <table:table-cell office:value-type="float" office:value="0.999555555555556" calcext:value-type="float">
            <text:p>0.9995555555555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4340033418184" calcext:value-type="float">
            <text:p>0.24340033418184</text:p>
          </table:table-cell>
          <table:table-cell office:value-type="float" office:value="0.976822916666667" calcext:value-type="float">
            <text:p>0.976822916666667</text:p>
          </table:table-cell>
          <table:table-cell office:value-type="float" office:value="0.964659268265519" calcext:value-type="float">
            <text:p>0.964659268265519</text:p>
          </table:table-cell>
          <table:table-cell office:value-type="float" office:value="0.999598393574297" calcext:value-type="float">
            <text:p>0.9995983935742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4405753886899" calcext:value-type="float">
            <text:p>0.24405753886899</text:p>
          </table:table-cell>
          <table:table-cell office:value-type="float" office:value="0.979947916666667" calcext:value-type="float">
            <text:p>0.979947916666667</text:p>
          </table:table-cell>
          <table:table-cell office:value-type="float" office:value="0.973971042442544" calcext:value-type="float">
            <text:p>0.973971042442544</text:p>
          </table:table-cell>
          <table:table-cell office:value-type="float" office:value="0.995633708263667" calcext:value-type="float">
            <text:p>0.995633708263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49486669662948" calcext:value-type="float">
            <text:p>0.249486669662948</text:p>
          </table:table-cell>
          <table:table-cell office:value-type="float" office:value="0.981770833333333" calcext:value-type="float">
            <text:p>0.981770833333333</text:p>
          </table:table-cell>
          <table:table-cell office:value-type="float" office:value="0.979623401767262" calcext:value-type="float">
            <text:p>0.979623401767262</text:p>
          </table:table-cell>
          <table:table-cell office:value-type="float" office:value="0.991718106995885" calcext:value-type="float">
            <text:p>0.9917181069958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4340033418184" calcext:value-type="float">
            <text:p>0.24340033418184</text:p>
          </table:table-cell>
          <table:table-cell office:value-type="float" office:value="0.976822916666667" calcext:value-type="float">
            <text:p>0.976822916666667</text:p>
          </table:table-cell>
          <table:table-cell office:value-type="float" office:value="0.964659268265519" calcext:value-type="float">
            <text:p>0.964659268265519</text:p>
          </table:table-cell>
          <table:table-cell office:value-type="float" office:value="0.999598393574297" calcext:value-type="float">
            <text:p>0.9995983935742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4405753886899" calcext:value-type="float">
            <text:p>0.24405753886899</text:p>
          </table:table-cell>
          <table:table-cell office:value-type="float" office:value="0.979947916666667" calcext:value-type="float">
            <text:p>0.979947916666667</text:p>
          </table:table-cell>
          <table:table-cell office:value-type="float" office:value="0.973971042442544" calcext:value-type="float">
            <text:p>0.973971042442544</text:p>
          </table:table-cell>
          <table:table-cell office:value-type="float" office:value="0.995633708263667" calcext:value-type="float">
            <text:p>0.995633708263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49486669662948" calcext:value-type="float">
            <text:p>0.249486669662948</text:p>
          </table:table-cell>
          <table:table-cell office:value-type="float" office:value="0.981770833333333" calcext:value-type="float">
            <text:p>0.981770833333333</text:p>
          </table:table-cell>
          <table:table-cell office:value-type="float" office:value="0.979623401767262" calcext:value-type="float">
            <text:p>0.979623401767262</text:p>
          </table:table-cell>
          <table:table-cell office:value-type="float" office:value="0.991718106995885" calcext:value-type="float">
            <text:p>0.991718106995885</text:p>
          </table:table-cell>
        </table:table-row>
      </table:table>
      <table:table table:name="Gravitational Differentiation (PICO-60)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Labeled training examples</text:p>
          </table:table-cell>
          <table:table-cell office:value-type="string" calcext:value-type="string">
            <text:p>Gravitational multiplier incremen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Distortion power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720453561454323" calcext:value-type="float">
            <text:p>0.720453561454323</text:p>
          </table:table-cell>
          <table:table-cell office:value-type="float" office:value="0.779618055555556" calcext:value-type="float">
            <text:p>0.779618055555556</text:p>
          </table:table-cell>
          <table:table-cell office:value-type="float" office:value="0.753761023353479" calcext:value-type="float">
            <text:p>0.753761023353479</text:p>
          </table:table-cell>
          <table:table-cell office:value-type="float" office:value="0.964227994227994" calcext:value-type="float">
            <text:p>0.9642279942279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579227100672232" calcext:value-type="float">
            <text:p>0.579227100672232</text:p>
          </table:table-cell>
          <table:table-cell office:value-type="float" office:value="0.891223958333333" calcext:value-type="float">
            <text:p>0.891223958333333</text:p>
          </table:table-cell>
          <table:table-cell office:value-type="float" office:value="0.862358053105603" calcext:value-type="float">
            <text:p>0.862358053105603</text:p>
          </table:table-cell>
          <table:table-cell office:value-type="float" office:value="0.987733362786517" calcext:value-type="float">
            <text:p>0.9877333627865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0.554711978362306" calcext:value-type="float">
            <text:p>0.554711978362306</text:p>
          </table:table-cell>
          <table:table-cell office:value-type="float" office:value="0.821883680555556" calcext:value-type="float">
            <text:p>0.821883680555556</text:p>
          </table:table-cell>
          <table:table-cell office:value-type="float" office:value="0.78138357863898" calcext:value-type="float">
            <text:p>0.78138357863898</text:p>
          </table:table-cell>
          <table:table-cell office:value-type="float" office:value="0.981471048513302" calcext:value-type="float">
            <text:p>0.9814710485133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9" calcext:value-type="float">
            <text:p>9</text:p>
          </table:table-cell>
          <table:table-cell office:value-type="float" office:value="0.51951571495091" calcext:value-type="float">
            <text:p>0.51951571495091</text:p>
          </table:table-cell>
          <table:table-cell office:value-type="float" office:value="0.786701388888889" calcext:value-type="float">
            <text:p>0.786701388888889</text:p>
          </table:table-cell>
          <table:table-cell office:value-type="float" office:value="0.736001731967444" calcext:value-type="float">
            <text:p>0.736001731967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11" calcext:value-type="float">
            <text:p>11</text:p>
          </table:table-cell>
          <table:table-cell office:value-type="float" office:value="0.528283677874558" calcext:value-type="float">
            <text:p>0.528283677874558</text:p>
          </table:table-cell>
          <table:table-cell office:value-type="float" office:value="0.88734375" calcext:value-type="float">
            <text:p>0.88734375</text:p>
          </table:table-cell>
          <table:table-cell office:value-type="float" office:value="0.852113509931018" calcext:value-type="float">
            <text:p>0.85211350993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730693751625734" calcext:value-type="float">
            <text:p>0.730693751625734</text:p>
          </table:table-cell>
          <table:table-cell office:value-type="float" office:value="0.783836805555556" calcext:value-type="float">
            <text:p>0.783836805555556</text:p>
          </table:table-cell>
          <table:table-cell office:value-type="float" office:value="0.751794786319989" calcext:value-type="float">
            <text:p>0.751794786319989</text:p>
          </table:table-cell>
          <table:table-cell office:value-type="float" office:value="0.972972972972973" calcext:value-type="float">
            <text:p>0.9729729729729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" calcext:value-type="float">
            <text:p>0.003</text:p>
          </table:table-cell>
          <table:table-cell office:value-type="float" office:value="5" calcext:value-type="float">
            <text:p>5</text:p>
          </table:table-cell>
          <table:table-cell office:value-type="float" office:value="0.446169444038348" calcext:value-type="float">
            <text:p>0.446169444038348</text:p>
          </table:table-cell>
          <table:table-cell office:value-type="float" office:value="0.895486111111111" calcext:value-type="float">
            <text:p>0.895486111111111</text:p>
          </table:table-cell>
          <table:table-cell office:value-type="float" office:value="0.882008667669102" calcext:value-type="float">
            <text:p>0.882008667669102</text:p>
          </table:table-cell>
          <table:table-cell office:value-type="float" office:value="0.991666666666667" calcext:value-type="float">
            <text:p>0.991666666666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" calcext:value-type="float">
            <text:p>0.003</text:p>
          </table:table-cell>
          <table:table-cell office:value-type="float" office:value="7" calcext:value-type="float">
            <text:p>7</text:p>
          </table:table-cell>
          <table:table-cell office:value-type="float" office:value="0.562909807325752" calcext:value-type="float">
            <text:p>0.562909807325752</text:p>
          </table:table-cell>
          <table:table-cell office:value-type="float" office:value="0.883255208333333" calcext:value-type="float">
            <text:p>0.883255208333333</text:p>
          </table:table-cell>
          <table:table-cell office:value-type="float" office:value="0.862388448056016" calcext:value-type="float">
            <text:p>0.862388448056016</text:p>
          </table:table-cell>
          <table:table-cell office:value-type="float" office:value="0.975395752895753" calcext:value-type="float">
            <text:p>0.9753957528957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" calcext:value-type="float">
            <text:p>0.003</text:p>
          </table:table-cell>
          <table:table-cell office:value-type="float" office:value="9" calcext:value-type="float">
            <text:p>9</text:p>
          </table:table-cell>
          <table:table-cell office:value-type="float" office:value="0.374209561541174" calcext:value-type="float">
            <text:p>0.374209561541174</text:p>
          </table:table-cell>
          <table:table-cell office:value-type="float" office:value="0.909314236111111" calcext:value-type="float">
            <text:p>0.909314236111111</text:p>
          </table:table-cell>
          <table:table-cell office:value-type="float" office:value="0.881241923751573" calcext:value-type="float">
            <text:p>0.881241923751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" calcext:value-type="float">
            <text:p>0.003</text:p>
          </table:table-cell>
          <table:table-cell office:value-type="float" office:value="11" calcext:value-type="float">
            <text:p>11</text:p>
          </table:table-cell>
          <table:table-cell office:value-type="float" office:value="0.32696754265937" calcext:value-type="float">
            <text:p>0.32696754265937</text:p>
          </table:table-cell>
          <table:table-cell office:value-type="float" office:value="0.957829861111111" calcext:value-type="float">
            <text:p>0.957829861111111</text:p>
          </table:table-cell>
          <table:table-cell office:value-type="float" office:value="0.943301610855607" calcext:value-type="float">
            <text:p>0.943301610855607</text:p>
          </table:table-cell>
          <table:table-cell office:value-type="float" office:value="0.991397491397491" calcext:value-type="float">
            <text:p>0.9913974913974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310880623791116" calcext:value-type="float">
            <text:p>0.310880623791116</text:p>
          </table:table-cell>
          <table:table-cell office:value-type="float" office:value="0.951657986111111" calcext:value-type="float">
            <text:p>0.951657986111111</text:p>
          </table:table-cell>
          <table:table-cell office:value-type="float" office:value="0.945448190678009" calcext:value-type="float">
            <text:p>0.945448190678009</text:p>
          </table:table-cell>
          <table:table-cell office:value-type="float" office:value="0.978010115378536" calcext:value-type="float">
            <text:p>0.9780101153785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.73378445276001" calcext:value-type="float">
            <text:p>0.73378445276001</text:p>
          </table:table-cell>
          <table:table-cell office:value-type="float" office:value="0.716788194444444" calcext:value-type="float">
            <text:p>0.716788194444444</text:p>
          </table:table-cell>
          <table:table-cell office:value-type="float" office:value="0.67522367747515" calcext:value-type="float">
            <text:p>0.67522367747515</text:p>
          </table:table-cell>
          <table:table-cell office:value-type="float" office:value="0.986728261305726" calcext:value-type="float">
            <text:p>0.9867282613057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229474229394636" calcext:value-type="float">
            <text:p>0.229474229394636</text:p>
          </table:table-cell>
          <table:table-cell office:value-type="float" office:value="0.978836805555556" calcext:value-type="float">
            <text:p>0.978836805555556</text:p>
          </table:table-cell>
          <table:table-cell office:value-type="float" office:value="0.969868154411684" calcext:value-type="float">
            <text:p>0.969868154411684</text:p>
          </table:table-cell>
          <table:table-cell office:value-type="float" office:value="0.995983935742972" calcext:value-type="float">
            <text:p>0.9959839357429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301792204269233" calcext:value-type="float">
            <text:p>0.301792204269233</text:p>
          </table:table-cell>
          <table:table-cell office:value-type="float" office:value="0.9671875" calcext:value-type="float">
            <text:p>0.9671875</text:p>
          </table:table-cell>
          <table:table-cell office:value-type="float" office:value="0.96740632650745" calcext:value-type="float">
            <text:p>0.96740632650745</text:p>
          </table:table-cell>
          <table:table-cell office:value-type="float" office:value="0.983217517913263" calcext:value-type="float">
            <text:p>0.9832175179132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0.368245019043766" calcext:value-type="float">
            <text:p>0.368245019043766</text:p>
          </table:table-cell>
          <table:table-cell office:value-type="float" office:value="0.944227430555556" calcext:value-type="float">
            <text:p>0.944227430555556</text:p>
          </table:table-cell>
          <table:table-cell office:value-type="float" office:value="0.928039507979243" calcext:value-type="float">
            <text:p>0.928039507979243</text:p>
          </table:table-cell>
          <table:table-cell office:value-type="float" office:value="0.981494876431585" calcext:value-type="float">
            <text:p>0.9814948764315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0.207381691939074" calcext:value-type="float">
            <text:p>0.207381691939074</text:p>
          </table:table-cell>
          <table:table-cell office:value-type="float" office:value="0.983142361111111" calcext:value-type="float">
            <text:p>0.983142361111111</text:p>
          </table:table-cell>
          <table:table-cell office:value-type="float" office:value="0.97697265749908" calcext:value-type="float">
            <text:p>0.97697265749908</text:p>
          </table:table-cell>
          <table:table-cell office:value-type="float" office:value="0.995833333333333" calcext:value-type="float">
            <text:p>0.99583333333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0.379865373430087" calcext:value-type="float">
            <text:p>0.379865373430087</text:p>
          </table:table-cell>
          <table:table-cell office:value-type="float" office:value="0.914895833333333" calcext:value-type="float">
            <text:p>0.914895833333333</text:p>
          </table:table-cell>
          <table:table-cell office:value-type="float" office:value="0.900366142710641" calcext:value-type="float">
            <text:p>0.900366142710641</text:p>
          </table:table-cell>
          <table:table-cell office:value-type="float" office:value="0.995481778074371" calcext:value-type="float">
            <text:p>0.9954817780743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3" calcext:value-type="float">
            <text:p>0.03</text:p>
          </table:table-cell>
          <table:table-cell office:value-type="float" office:value="7" calcext:value-type="float">
            <text:p>7</text:p>
          </table:table-cell>
          <table:table-cell office:value-type="float" office:value="0.126779536893548" calcext:value-type="float">
            <text:p>0.126779536893548</text:p>
          </table:table-cell>
          <table:table-cell office:value-type="float" office:value="0.991944444444444" calcext:value-type="float">
            <text:p>0.991944444444444</text:p>
          </table:table-cell>
          <table:table-cell office:value-type="float" office:value="0.991251851851852" calcext:value-type="float">
            <text:p>0.991251851851852</text:p>
          </table:table-cell>
          <table:table-cell office:value-type="float" office:value="0.995555555555555" calcext:value-type="float">
            <text:p>0.9955555555555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3" calcext:value-type="float">
            <text:p>0.03</text:p>
          </table:table-cell>
          <table:table-cell office:value-type="float" office:value="9" calcext:value-type="float">
            <text:p>9</text:p>
          </table:table-cell>
          <table:table-cell office:value-type="float" office:value="0.290764830554666" calcext:value-type="float">
            <text:p>0.290764830554666</text:p>
          </table:table-cell>
          <table:table-cell office:value-type="float" office:value="0.965590277777778" calcext:value-type="float">
            <text:p>0.965590277777778</text:p>
          </table:table-cell>
          <table:table-cell office:value-type="float" office:value="0.951060412189123" calcext:value-type="float">
            <text:p>0.951060412189123</text:p>
          </table:table-cell>
          <table:table-cell office:value-type="float" office:value="0.995670995670996" calcext:value-type="float">
            <text:p>0.9956709956709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3" calcext:value-type="float">
            <text:p>0.03</text:p>
          </table:table-cell>
          <table:table-cell office:value-type="float" office:value="11" calcext:value-type="float">
            <text:p>11</text:p>
          </table:table-cell>
          <table:table-cell office:value-type="float" office:value="0.126761913510594" calcext:value-type="float">
            <text:p>0.126761913510594</text:p>
          </table:table-cell>
          <table:table-cell office:value-type="float" office:value="0.994791666666667" calcext:value-type="float">
            <text:p>0.994791666666667</text:p>
          </table:table-cell>
          <table:table-cell office:value-type="float" office:value="0.9957805907173" calcext:value-type="float">
            <text:p>0.9957805907173</text:p>
          </table:table-cell>
          <table:table-cell office:value-type="float" office:value="0.995934959349593" calcext:value-type="float">
            <text:p>0.9959349593495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757706793088654" calcext:value-type="float">
            <text:p>0.757706793088654</text:p>
          </table:table-cell>
          <table:table-cell office:value-type="float" office:value="0.803098958333333" calcext:value-type="float">
            <text:p>0.803098958333333</text:p>
          </table:table-cell>
          <table:table-cell office:value-type="float" office:value="0.772031778929775" calcext:value-type="float">
            <text:p>0.772031778929775</text:p>
          </table:table-cell>
          <table:table-cell office:value-type="float" office:value="0.988342696629213" calcext:value-type="float">
            <text:p>0.9883426966292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690098397985688" calcext:value-type="float">
            <text:p>0.690098397985688</text:p>
          </table:table-cell>
          <table:table-cell office:value-type="float" office:value="0.718506944444444" calcext:value-type="float">
            <text:p>0.718506944444444</text:p>
          </table:table-cell>
          <table:table-cell office:value-type="float" office:value="0.669853285867609" calcext:value-type="float">
            <text:p>0.669853285867609</text:p>
          </table:table-cell>
          <table:table-cell office:value-type="float" office:value="0.995169082125604" calcext:value-type="float">
            <text:p>0.9951690821256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0.542196092720353" calcext:value-type="float">
            <text:p>0.542196092720353</text:p>
          </table:table-cell>
          <table:table-cell office:value-type="float" office:value="0.88296875" calcext:value-type="float">
            <text:p>0.88296875</text:p>
          </table:table-cell>
          <table:table-cell office:value-type="float" office:value="0.849079219983402" calcext:value-type="float">
            <text:p>0.849079219983402</text:p>
          </table:table-cell>
          <table:table-cell office:value-type="float" office:value="0.995983935742972" calcext:value-type="float">
            <text:p>0.9959839357429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9" calcext:value-type="float">
            <text:p>9</text:p>
          </table:table-cell>
          <table:table-cell office:value-type="float" office:value="0.492374970033499" calcext:value-type="float">
            <text:p>0.492374970033499</text:p>
          </table:table-cell>
          <table:table-cell office:value-type="float" office:value="0.855998263888889" calcext:value-type="float">
            <text:p>0.855998263888889</text:p>
          </table:table-cell>
          <table:table-cell office:value-type="float" office:value="0.815052265647839" calcext:value-type="float">
            <text:p>0.815052265647839</text:p>
          </table:table-cell>
          <table:table-cell office:value-type="float" office:value="0.996124031007752" calcext:value-type="float">
            <text:p>0.9961240310077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1" calcext:value-type="float">
            <text:p>11</text:p>
          </table:table-cell>
          <table:table-cell office:value-type="float" office:value="0.606245171885911" calcext:value-type="float">
            <text:p>0.606245171885911</text:p>
          </table:table-cell>
          <table:table-cell office:value-type="float" office:value="0.823177083333333" calcext:value-type="float">
            <text:p>0.823177083333333</text:p>
          </table:table-cell>
          <table:table-cell office:value-type="float" office:value="0.789486988483767" calcext:value-type="float">
            <text:p>0.789486988483767</text:p>
          </table:table-cell>
          <table:table-cell office:value-type="float" office:value="0.987175324675325" calcext:value-type="float">
            <text:p>0.9871753246753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602461277184955" calcext:value-type="float">
            <text:p>0.602461277184955</text:p>
          </table:table-cell>
          <table:table-cell office:value-type="float" office:value="0.781875" calcext:value-type="float">
            <text:p>0.781875</text:p>
          </table:table-cell>
          <table:table-cell office:value-type="float" office:value="0.764355331953331" calcext:value-type="float">
            <text:p>0.764355331953331</text:p>
          </table:table-cell>
          <table:table-cell office:value-type="float" office:value="0.983408028281446" calcext:value-type="float">
            <text:p>0.9834080282814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5" calcext:value-type="float">
            <text:p>5</text:p>
          </table:table-cell>
          <table:table-cell office:value-type="float" office:value="0.558251301713043" calcext:value-type="float">
            <text:p>0.558251301713043</text:p>
          </table:table-cell>
          <table:table-cell office:value-type="float" office:value="0.852352430555555" calcext:value-type="float">
            <text:p>0.852352430555555</text:p>
          </table:table-cell>
          <table:table-cell office:value-type="float" office:value="0.827892529435882" calcext:value-type="float">
            <text:p>0.827892529435882</text:p>
          </table:table-cell>
          <table:table-cell office:value-type="float" office:value="0.982034632034632" calcext:value-type="float">
            <text:p>0.9820346320346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7" calcext:value-type="float">
            <text:p>7</text:p>
          </table:table-cell>
          <table:table-cell office:value-type="float" office:value="0.715968708356363" calcext:value-type="float">
            <text:p>0.715968708356363</text:p>
          </table:table-cell>
          <table:table-cell office:value-type="float" office:value="0.845147569444444" calcext:value-type="float">
            <text:p>0.845147569444444</text:p>
          </table:table-cell>
          <table:table-cell office:value-type="float" office:value="0.822709226861697" calcext:value-type="float">
            <text:p>0.822709226861697</text:p>
          </table:table-cell>
          <table:table-cell office:value-type="float" office:value="0.971489855526" calcext:value-type="float">
            <text:p>0.9714898555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9" calcext:value-type="float">
            <text:p>9</text:p>
          </table:table-cell>
          <table:table-cell office:value-type="float" office:value="0.599006749481134" calcext:value-type="float">
            <text:p>0.599006749481134</text:p>
          </table:table-cell>
          <table:table-cell office:value-type="float" office:value="0.819557291666666" calcext:value-type="float">
            <text:p>0.819557291666666</text:p>
          </table:table-cell>
          <table:table-cell office:value-type="float" office:value="0.79033598218483" calcext:value-type="float">
            <text:p>0.79033598218483</text:p>
          </table:table-cell>
          <table:table-cell office:value-type="float" office:value="0.991967871485944" calcext:value-type="float">
            <text:p>0.9919678714859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11" calcext:value-type="float">
            <text:p>11</text:p>
          </table:table-cell>
          <table:table-cell office:value-type="float" office:value="0.359428129189893" calcext:value-type="float">
            <text:p>0.359428129189893</text:p>
          </table:table-cell>
          <table:table-cell office:value-type="float" office:value="0.958993055555556" calcext:value-type="float">
            <text:p>0.958993055555556</text:p>
          </table:table-cell>
          <table:table-cell office:value-type="float" office:value="0.952495935448522" calcext:value-type="float">
            <text:p>0.952495935448522</text:p>
          </table:table-cell>
          <table:table-cell office:value-type="float" office:value="0.983107922866959" calcext:value-type="float">
            <text:p>0.9831079228669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39871871749547" calcext:value-type="float">
            <text:p>0.39871871749547</text:p>
          </table:table-cell>
          <table:table-cell office:value-type="float" office:value="0.877100694444444" calcext:value-type="float">
            <text:p>0.877100694444444</text:p>
          </table:table-cell>
          <table:table-cell office:value-type="float" office:value="0.870806737831203" calcext:value-type="float">
            <text:p>0.870806737831203</text:p>
          </table:table-cell>
          <table:table-cell office:value-type="float" office:value="0.977676239340128" calcext:value-type="float">
            <text:p>0.977676239340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.53856389076393" calcext:value-type="float">
            <text:p>0.53856389076393</text:p>
          </table:table-cell>
          <table:table-cell office:value-type="float" office:value="0.854618055555556" calcext:value-type="float">
            <text:p>0.854618055555556</text:p>
          </table:table-cell>
          <table:table-cell office:value-type="float" office:value="0.829335712237448" calcext:value-type="float">
            <text:p>0.829335712237448</text:p>
          </table:table-cell>
          <table:table-cell office:value-type="float" office:value="0.985823202672518" calcext:value-type="float">
            <text:p>0.9858232026725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317915248473913" calcext:value-type="float">
            <text:p>0.317915248473913</text:p>
          </table:table-cell>
          <table:table-cell office:value-type="float" office:value="0.929435763888889" calcext:value-type="float">
            <text:p>0.929435763888889</text:p>
          </table:table-cell>
          <table:table-cell office:value-type="float" office:value="0.926737499147678" calcext:value-type="float">
            <text:p>0.926737499147678</text:p>
          </table:table-cell>
          <table:table-cell office:value-type="float" office:value="0.967222222222222" calcext:value-type="float">
            <text:p>0.9672222222222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217860427772718" calcext:value-type="float">
            <text:p>0.217860427772718</text:p>
          </table:table-cell>
          <table:table-cell office:value-type="float" office:value="0.981770833333333" calcext:value-type="float">
            <text:p>0.981770833333333</text:p>
          </table:table-cell>
          <table:table-cell office:value-type="float" office:value="0.975459199036435" calcext:value-type="float">
            <text:p>0.975459199036435</text:p>
          </table:table-cell>
          <table:table-cell office:value-type="float" office:value="0.9957805907173" calcext:value-type="float">
            <text:p>0.99578059071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0.330713127002958" calcext:value-type="float">
            <text:p>0.330713127002958</text:p>
          </table:table-cell>
          <table:table-cell office:value-type="float" office:value="0.932326388888889" calcext:value-type="float">
            <text:p>0.932326388888889</text:p>
          </table:table-cell>
          <table:table-cell office:value-type="float" office:value="0.922850834350834" calcext:value-type="float">
            <text:p>0.922850834350834</text:p>
          </table:table-cell>
          <table:table-cell office:value-type="float" office:value="0.991666666666667" calcext:value-type="float">
            <text:p>0.991666666666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0.206455297005572" calcext:value-type="float">
            <text:p>0.206455297005572</text:p>
          </table:table-cell>
          <table:table-cell office:value-type="float" office:value="0.987005208333333" calcext:value-type="float">
            <text:p>0.987005208333333</text:p>
          </table:table-cell>
          <table:table-cell office:value-type="float" office:value="0.991912279109175" calcext:value-type="float">
            <text:p>0.991912279109175</text:p>
          </table:table-cell>
          <table:table-cell office:value-type="float" office:value="0.987734022089849" calcext:value-type="float">
            <text:p>0.9877340220898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0.173648070473581" calcext:value-type="float">
            <text:p>0.173648070473581</text:p>
          </table:table-cell>
          <table:table-cell office:value-type="float" office:value="0.987682291666667" calcext:value-type="float">
            <text:p>0.987682291666667</text:p>
          </table:table-cell>
          <table:table-cell office:value-type="float" office:value="0.984326708220826" calcext:value-type="float">
            <text:p>0.984326708220826</text:p>
          </table:table-cell>
          <table:table-cell office:value-type="float" office:value="0.995765370017147" calcext:value-type="float">
            <text:p>0.9957653700171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7" calcext:value-type="float">
            <text:p>7</text:p>
          </table:table-cell>
          <table:table-cell office:value-type="float" office:value="0.202725806095639" calcext:value-type="float">
            <text:p>0.202725806095639</text:p>
          </table:table-cell>
          <table:table-cell office:value-type="float" office:value="0.984201388888889" calcext:value-type="float">
            <text:p>0.984201388888889</text:p>
          </table:table-cell>
          <table:table-cell office:value-type="float" office:value="0.982459221928152" calcext:value-type="float">
            <text:p>0.982459221928152</text:p>
          </table:table-cell>
          <table:table-cell office:value-type="float" office:value="0.991380269158047" calcext:value-type="float">
            <text:p>0.9913802691580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9" calcext:value-type="float">
            <text:p>9</text:p>
          </table:table-cell>
          <table:table-cell office:value-type="float" office:value="0.10016817369606" calcext:value-type="float">
            <text:p>0.10016817369606</text:p>
          </table:table-cell>
          <table:table-cell office:value-type="float" office:value="0.989730902777778" calcext:value-type="float">
            <text:p>0.989730902777778</text:p>
          </table:table-cell>
          <table:table-cell office:value-type="float" office:value="0.981733066673336" calcext:value-type="float">
            <text:p>0.981733066673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11" calcext:value-type="float">
            <text:p>11</text:p>
          </table:table-cell>
          <table:table-cell office:value-type="float" office:value="0.400928886168481" calcext:value-type="float">
            <text:p>0.400928886168481</text:p>
          </table:table-cell>
          <table:table-cell office:value-type="float" office:value="0.930251736111111" calcext:value-type="float">
            <text:p>0.930251736111111</text:p>
          </table:table-cell>
          <table:table-cell office:value-type="float" office:value="0.920270813260516" calcext:value-type="float">
            <text:p>0.920270813260516</text:p>
          </table:table-cell>
          <table:table-cell office:value-type="float" office:value="0.973855947886594" calcext:value-type="float">
            <text:p>0.9738559478865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724583418449008" calcext:value-type="float">
            <text:p>0.724583418449008</text:p>
          </table:table-cell>
          <table:table-cell office:value-type="float" office:value="0.700208333333333" calcext:value-type="float">
            <text:p>0.700208333333333</text:p>
          </table:table-cell>
          <table:table-cell office:value-type="float" office:value="0.667386806596702" calcext:value-type="float">
            <text:p>0.667386806596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10728555148508" calcext:value-type="float">
            <text:p>0.810728555148508</text:p>
          </table:table-cell>
          <table:table-cell office:value-type="float" office:value="0.748081597222222" calcext:value-type="float">
            <text:p>0.748081597222222</text:p>
          </table:table-cell>
          <table:table-cell office:value-type="float" office:value="0.719321189080854" calcext:value-type="float">
            <text:p>0.719321189080854</text:p>
          </table:table-cell>
          <table:table-cell office:value-type="float" office:value="0.991665364379851" calcext:value-type="float">
            <text:p>0.9916653643798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0.752128574685199" calcext:value-type="float">
            <text:p>0.752128574685199</text:p>
          </table:table-cell>
          <table:table-cell office:value-type="float" office:value="0.779036458333333" calcext:value-type="float">
            <text:p>0.779036458333333</text:p>
          </table:table-cell>
          <table:table-cell office:value-type="float" office:value="0.744764677771726" calcext:value-type="float">
            <text:p>0.744764677771726</text:p>
          </table:table-cell>
          <table:table-cell office:value-type="float" office:value="0.983652312599681" calcext:value-type="float">
            <text:p>0.9836523125996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9" calcext:value-type="float">
            <text:p>9</text:p>
          </table:table-cell>
          <table:table-cell office:value-type="float" office:value="0.510727769112322" calcext:value-type="float">
            <text:p>0.510727769112322</text:p>
          </table:table-cell>
          <table:table-cell office:value-type="float" office:value="0.797387152777778" calcext:value-type="float">
            <text:p>0.797387152777778</text:p>
          </table:table-cell>
          <table:table-cell office:value-type="float" office:value="0.746355456722995" calcext:value-type="float">
            <text:p>0.74635545672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1" calcext:value-type="float">
            <text:p>11</text:p>
          </table:table-cell>
          <table:table-cell office:value-type="float" office:value="0.540333393933878" calcext:value-type="float">
            <text:p>0.54033339393387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66590199159117" calcext:value-type="float">
            <text:p>0.866590199159117</text:p>
          </table:table-cell>
          <table:table-cell office:value-type="float" office:value="0.979617214797826" calcext:value-type="float">
            <text:p>0.9796172147978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803527887868709" calcext:value-type="float">
            <text:p>0.803527887868709</text:p>
          </table:table-cell>
          <table:table-cell office:value-type="float" office:value="0.731649305555556" calcext:value-type="float">
            <text:p>0.731649305555556</text:p>
          </table:table-cell>
          <table:table-cell office:value-type="float" office:value="0.705181792531884" calcext:value-type="float">
            <text:p>0.705181792531884</text:p>
          </table:table-cell>
          <table:table-cell office:value-type="float" office:value="0.991666666666667" calcext:value-type="float">
            <text:p>0.991666666666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5" calcext:value-type="float">
            <text:p>5</text:p>
          </table:table-cell>
          <table:table-cell office:value-type="float" office:value="0.846360650500194" calcext:value-type="float">
            <text:p>0.846360650500194</text:p>
          </table:table-cell>
          <table:table-cell office:value-type="float" office:value="0.692769097222222" calcext:value-type="float">
            <text:p>0.692769097222222</text:p>
          </table:table-cell>
          <table:table-cell office:value-type="float" office:value="0.673993556197953" calcext:value-type="float">
            <text:p>0.673993556197953</text:p>
          </table:table-cell>
          <table:table-cell office:value-type="float" office:value="0.995614035087719" calcext:value-type="float">
            <text:p>0.9956140350877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7" calcext:value-type="float">
            <text:p>7</text:p>
          </table:table-cell>
          <table:table-cell office:value-type="float" office:value="0.39459641919531" calcext:value-type="float">
            <text:p>0.39459641919531</text:p>
          </table:table-cell>
          <table:table-cell office:value-type="float" office:value="0.921597222222222" calcext:value-type="float">
            <text:p>0.921597222222222</text:p>
          </table:table-cell>
          <table:table-cell office:value-type="float" office:value="0.90898933467141" calcext:value-type="float">
            <text:p>0.90898933467141</text:p>
          </table:table-cell>
          <table:table-cell office:value-type="float" office:value="0.986764705882353" calcext:value-type="float">
            <text:p>0.9867647058823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9" calcext:value-type="float">
            <text:p>9</text:p>
          </table:table-cell>
          <table:table-cell office:value-type="float" office:value="0.643810348096446" calcext:value-type="float">
            <text:p>0.643810348096446</text:p>
          </table:table-cell>
          <table:table-cell office:value-type="float" office:value="0.737239583333333" calcext:value-type="float">
            <text:p>0.737239583333333</text:p>
          </table:table-cell>
          <table:table-cell office:value-type="float" office:value="0.731918514774366" calcext:value-type="float">
            <text:p>0.731918514774366</text:p>
          </table:table-cell>
          <table:table-cell office:value-type="float" office:value="0.995433789954338" calcext:value-type="float">
            <text:p>0.9954337899543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11" calcext:value-type="float">
            <text:p>11</text:p>
          </table:table-cell>
          <table:table-cell office:value-type="float" office:value="0.235521205234298" calcext:value-type="float">
            <text:p>0.235521205234298</text:p>
          </table:table-cell>
          <table:table-cell office:value-type="float" office:value="0.977152777777778" calcext:value-type="float">
            <text:p>0.977152777777778</text:p>
          </table:table-cell>
          <table:table-cell office:value-type="float" office:value="0.967736600739191" calcext:value-type="float">
            <text:p>0.967736600739191</text:p>
          </table:table-cell>
          <table:table-cell office:value-type="float" office:value="0.9957805907173" calcext:value-type="float">
            <text:p>0.99578059071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389153746354373" calcext:value-type="float">
            <text:p>0.389153746354373</text:p>
          </table:table-cell>
          <table:table-cell office:value-type="float" office:value="0.89921875" calcext:value-type="float">
            <text:p>0.89921875</text:p>
          </table:table-cell>
          <table:table-cell office:value-type="float" office:value="0.882871051005" calcext:value-type="float">
            <text:p>0.882871051005</text:p>
          </table:table-cell>
          <table:table-cell office:value-type="float" office:value="0.995614035087719" calcext:value-type="float">
            <text:p>0.9956140350877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.676687279502148" calcext:value-type="float">
            <text:p>0.676687279502148</text:p>
          </table:table-cell>
          <table:table-cell office:value-type="float" office:value="0.790859375" calcext:value-type="float">
            <text:p>0.790859375</text:p>
          </table:table-cell>
          <table:table-cell office:value-type="float" office:value="0.774890023335725" calcext:value-type="float">
            <text:p>0.774890023335725</text:p>
          </table:table-cell>
          <table:table-cell office:value-type="float" office:value="0.987521522405243" calcext:value-type="float">
            <text:p>0.9875215224052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799448132213969" calcext:value-type="float">
            <text:p>0.799448132213969</text:p>
          </table:table-cell>
          <table:table-cell office:value-type="float" office:value="0.712326388888889" calcext:value-type="float">
            <text:p>0.712326388888889</text:p>
          </table:table-cell>
          <table:table-cell office:value-type="float" office:value="0.684356651099497" calcext:value-type="float">
            <text:p>0.684356651099497</text:p>
          </table:table-cell>
          <table:table-cell office:value-type="float" office:value="0.995140740740741" calcext:value-type="float">
            <text:p>0.9951407407407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653189882424801" calcext:value-type="float">
            <text:p>0.653189882424801</text:p>
          </table:table-cell>
          <table:table-cell office:value-type="float" office:value="0.830503472222222" calcext:value-type="float">
            <text:p>0.830503472222222</text:p>
          </table:table-cell>
          <table:table-cell office:value-type="float" office:value="0.7960162699982" calcext:value-type="float">
            <text:p>0.7960162699982</text:p>
          </table:table-cell>
          <table:table-cell office:value-type="float" office:value="0.987669376693767" calcext:value-type="float">
            <text:p>0.9876693766937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0.505606236214739" calcext:value-type="float">
            <text:p>0.505606236214739</text:p>
          </table:table-cell>
          <table:table-cell office:value-type="float" office:value="0.878932291666666" calcext:value-type="float">
            <text:p>0.878932291666666</text:p>
          </table:table-cell>
          <table:table-cell office:value-type="float" office:value="0.861098448174705" calcext:value-type="float">
            <text:p>0.861098448174705</text:p>
          </table:table-cell>
          <table:table-cell office:value-type="float" office:value="0.988517455762793" calcext:value-type="float">
            <text:p>0.9885174557627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0.373845740836493" calcext:value-type="float">
            <text:p>0.373845740836493</text:p>
          </table:table-cell>
          <table:table-cell office:value-type="float" office:value="0.893177083333333" calcext:value-type="float">
            <text:p>0.893177083333333</text:p>
          </table:table-cell>
          <table:table-cell office:value-type="float" office:value="0.879138318976463" calcext:value-type="float">
            <text:p>0.879138318976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0.308929264782409" calcext:value-type="float">
            <text:p>0.308929264782409</text:p>
          </table:table-cell>
          <table:table-cell office:value-type="float" office:value="0.908029513888889" calcext:value-type="float">
            <text:p>0.908029513888889</text:p>
          </table:table-cell>
          <table:table-cell office:value-type="float" office:value="0.893569883514223" calcext:value-type="float">
            <text:p>0.893569883514223</text:p>
          </table:table-cell>
          <table:table-cell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" calcext:value-type="float">
            <text:p>0.03</text:p>
          </table:table-cell>
          <table:table-cell office:value-type="float" office:value="7" calcext:value-type="float">
            <text:p>7</text:p>
          </table:table-cell>
          <table:table-cell office:value-type="float" office:value="0.267820910876823" calcext:value-type="float">
            <text:p>0.267820910876823</text:p>
          </table:table-cell>
          <table:table-cell office:value-type="float" office:value="0.922256944444444" calcext:value-type="float">
            <text:p>0.922256944444444</text:p>
          </table:table-cell>
          <table:table-cell office:value-type="float" office:value="0.91557436507586" calcext:value-type="float">
            <text:p>0.91557436507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" calcext:value-type="float">
            <text:p>0.03</text:p>
          </table:table-cell>
          <table:table-cell office:value-type="float" office:value="9" calcext:value-type="float">
            <text:p>9</text:p>
          </table:table-cell>
          <table:table-cell office:value-type="float" office:value="0.213269986088433" calcext:value-type="float">
            <text:p>0.213269986088433</text:p>
          </table:table-cell>
          <table:table-cell office:value-type="float" office:value="0.981510416666667" calcext:value-type="float">
            <text:p>0.981510416666667</text:p>
          </table:table-cell>
          <table:table-cell office:value-type="float" office:value="0.970820133098595" calcext:value-type="float">
            <text:p>0.970820133098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" calcext:value-type="float">
            <text:p>0.03</text:p>
          </table:table-cell>
          <table:table-cell office:value-type="float" office:value="11" calcext:value-type="float">
            <text:p>11</text:p>
          </table:table-cell>
          <table:table-cell office:value-type="float" office:value="0.362562939881573" calcext:value-type="float">
            <text:p>0.362562939881573</text:p>
          </table:table-cell>
          <table:table-cell office:value-type="float" office:value="0.933828125" calcext:value-type="float">
            <text:p>0.933828125</text:p>
          </table:table-cell>
          <table:table-cell office:value-type="float" office:value="0.934578815489363" calcext:value-type="float">
            <text:p>0.934578815489363</text:p>
          </table:table-cell>
          <table:table-cell office:value-type="float" office:value="0.974108061002179" calcext:value-type="float">
            <text:p>0.9741080610021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767642997561713" calcext:value-type="float">
            <text:p>0.767642997561713</text:p>
          </table:table-cell>
          <table:table-cell office:value-type="float" office:value="0.705772569444444" calcext:value-type="float">
            <text:p>0.705772569444444</text:p>
          </table:table-cell>
          <table:table-cell office:value-type="float" office:value="0.671911677551015" calcext:value-type="float">
            <text:p>0.671911677551015</text:p>
          </table:table-cell>
          <table:table-cell office:value-type="float" office:value="0.995305164319248" calcext:value-type="float">
            <text:p>0.9953051643192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793945703828674" calcext:value-type="float">
            <text:p>0.793945703828674</text:p>
          </table:table-cell>
          <table:table-cell office:value-type="float" office:value="0.723958333333333" calcext:value-type="float">
            <text:p>0.723958333333333</text:p>
          </table:table-cell>
          <table:table-cell office:value-type="float" office:value="0.702556997787261" calcext:value-type="float">
            <text:p>0.702556997787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0.846795867360066" calcext:value-type="float">
            <text:p>0.846795867360066</text:p>
          </table:table-cell>
          <table:table-cell office:value-type="float" office:value="0.749305555555556" calcext:value-type="float">
            <text:p>0.749305555555556</text:p>
          </table:table-cell>
          <table:table-cell office:value-type="float" office:value="0.7226695126452" calcext:value-type="float">
            <text:p>0.7226695126452</text:p>
          </table:table-cell>
          <table:table-cell office:value-type="float" office:value="0.991448801742919" calcext:value-type="float">
            <text:p>0.9914488017429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9" calcext:value-type="float">
            <text:p>9</text:p>
          </table:table-cell>
          <table:table-cell office:value-type="float" office:value="0.569250152175817" calcext:value-type="float">
            <text:p>0.569250152175817</text:p>
          </table:table-cell>
          <table:table-cell office:value-type="float" office:value="0.832881944444444" calcext:value-type="float">
            <text:p>0.832881944444444</text:p>
          </table:table-cell>
          <table:table-cell office:value-type="float" office:value="0.804588847956442" calcext:value-type="float">
            <text:p>0.804588847956442</text:p>
          </table:table-cell>
          <table:table-cell office:value-type="float" office:value="0.9819890260631" calcext:value-type="float">
            <text:p>0.98198902606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11" calcext:value-type="float">
            <text:p>11</text:p>
          </table:table-cell>
          <table:table-cell office:value-type="float" office:value="0.630598167076354" calcext:value-type="float">
            <text:p>0.630598167076354</text:p>
          </table:table-cell>
          <table:table-cell office:value-type="float" office:value="0.8209375" calcext:value-type="float">
            <text:p>0.8209375</text:p>
          </table:table-cell>
          <table:table-cell office:value-type="float" office:value="0.777050602971109" calcext:value-type="float">
            <text:p>0.777050602971109</text:p>
          </table:table-cell>
          <table:table-cell office:value-type="float" office:value="0.991255144032922" calcext:value-type="float">
            <text:p>0.9912551440329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85958922759411" calcext:value-type="float">
            <text:p>0.85958922759411</text:p>
          </table:table-cell>
          <table:table-cell office:value-type="float" office:value="0.717178819444444" calcext:value-type="float">
            <text:p>0.717178819444444</text:p>
          </table:table-cell>
          <table:table-cell office:value-type="float" office:value="0.700030948809571" calcext:value-type="float">
            <text:p>0.700030948809571</text:p>
          </table:table-cell>
          <table:table-cell office:value-type="float" office:value="0.963324408746096" calcext:value-type="float">
            <text:p>0.9633244087460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5" calcext:value-type="float">
            <text:p>5</text:p>
          </table:table-cell>
          <table:table-cell office:value-type="float" office:value="0.741950567088594" calcext:value-type="float">
            <text:p>0.741950567088594</text:p>
          </table:table-cell>
          <table:table-cell office:value-type="float" office:value="0.709730902777778" calcext:value-type="float">
            <text:p>0.709730902777778</text:p>
          </table:table-cell>
          <table:table-cell office:value-type="float" office:value="0.669706454831455" calcext:value-type="float">
            <text:p>0.669706454831455</text:p>
          </table:table-cell>
          <table:table-cell office:value-type="float" office:value="0.995614035087719" calcext:value-type="float">
            <text:p>0.9956140350877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7" calcext:value-type="float">
            <text:p>7</text:p>
          </table:table-cell>
          <table:table-cell office:value-type="float" office:value="0.810810525957031" calcext:value-type="float">
            <text:p>0.810810525957031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693789070377092" calcext:value-type="float">
            <text:p>0.693789070377092</text:p>
          </table:table-cell>
          <table:table-cell office:value-type="float" office:value="0.992063492063492" calcext:value-type="float">
            <text:p>0.992063492063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9" calcext:value-type="float">
            <text:p>9</text:p>
          </table:table-cell>
          <table:table-cell office:value-type="float" office:value="0.733113544978755" calcext:value-type="float">
            <text:p>0.733113544978755</text:p>
          </table:table-cell>
          <table:table-cell office:value-type="float" office:value="0.752013888888889" calcext:value-type="float">
            <text:p>0.752013888888889</text:p>
          </table:table-cell>
          <table:table-cell office:value-type="float" office:value="0.719233859248075" calcext:value-type="float">
            <text:p>0.719233859248075</text:p>
          </table:table-cell>
          <table:table-cell office:value-type="float" office:value="0.991452991452992" calcext:value-type="float">
            <text:p>0.9914529914529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11" calcext:value-type="float">
            <text:p>11</text:p>
          </table:table-cell>
          <table:table-cell office:value-type="float" office:value="0.567669615623058" calcext:value-type="float">
            <text:p>0.567669615623058</text:p>
          </table:table-cell>
          <table:table-cell office:value-type="float" office:value="0.878055555555556" calcext:value-type="float">
            <text:p>0.878055555555556</text:p>
          </table:table-cell>
          <table:table-cell office:value-type="float" office:value="0.857535981210033" calcext:value-type="float">
            <text:p>0.857535981210033</text:p>
          </table:table-cell>
          <table:table-cell office:value-type="float" office:value="0.977725562698484" calcext:value-type="float">
            <text:p>0.977725562698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875553710459022" calcext:value-type="float">
            <text:p>0.875553710459022</text:p>
          </table:table-cell>
          <table:table-cell office:value-type="float" office:value="0.657682291666667" calcext:value-type="float">
            <text:p>0.657682291666667</text:p>
          </table:table-cell>
          <table:table-cell office:value-type="float" office:value="0.644742793905495" calcext:value-type="float">
            <text:p>0.644742793905495</text:p>
          </table:table-cell>
          <table:table-cell office:value-type="float" office:value="0.978333333333333" calcext:value-type="float">
            <text:p>0.97833333333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.401751078780663" calcext:value-type="float">
            <text:p>0.401751078780663</text:p>
          </table:table-cell>
          <table:table-cell office:value-type="float" office:value="0.903576388888889" calcext:value-type="float">
            <text:p>0.903576388888889</text:p>
          </table:table-cell>
          <table:table-cell office:value-type="float" office:value="0.891396064621753" calcext:value-type="float">
            <text:p>0.891396064621753</text:p>
          </table:table-cell>
          <table:table-cell office:value-type="float" office:value="0.991839578046475" calcext:value-type="float">
            <text:p>0.9918395780464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659712122728723" calcext:value-type="float">
            <text:p>0.659712122728723</text:p>
          </table:table-cell>
          <table:table-cell office:value-type="float" office:value="0.843133680555555" calcext:value-type="float">
            <text:p>0.843133680555555</text:p>
          </table:table-cell>
          <table:table-cell office:value-type="float" office:value="0.836501916530652" calcext:value-type="float">
            <text:p>0.836501916530652</text:p>
          </table:table-cell>
          <table:table-cell office:value-type="float" office:value="0.983781033781034" calcext:value-type="float">
            <text:p>0.9837810337810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830626235869784" calcext:value-type="float">
            <text:p>0.830626235869784</text:p>
          </table:table-cell>
          <table:table-cell office:value-type="float" office:value="0.729895833333333" calcext:value-type="float">
            <text:p>0.729895833333333</text:p>
          </table:table-cell>
          <table:table-cell office:value-type="float" office:value="0.70504659162149" calcext:value-type="float">
            <text:p>0.70504659162149</text:p>
          </table:table-cell>
          <table:table-cell office:value-type="float" office:value="0.979649122807018" calcext:value-type="float">
            <text:p>0.979649122807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0.489981784361388" calcext:value-type="float">
            <text:p>0.489981784361388</text:p>
          </table:table-cell>
          <table:table-cell office:value-type="float" office:value="0.860651041666667" calcext:value-type="float">
            <text:p>0.860651041666667</text:p>
          </table:table-cell>
          <table:table-cell office:value-type="float" office:value="0.853106085471291" calcext:value-type="float">
            <text:p>0.853106085471291</text:p>
          </table:table-cell>
          <table:table-cell office:value-type="float" office:value="0.989419381787802" calcext:value-type="float">
            <text:p>0.9894193817878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0.157383825911798" calcext:value-type="float">
            <text:p>0.157383825911798</text:p>
          </table:table-cell>
          <table:table-cell office:value-type="float" office:value="0.989678819444444" calcext:value-type="float">
            <text:p>0.989678819444444</text:p>
          </table:table-cell>
          <table:table-cell office:value-type="float" office:value="0.988159338063107" calcext:value-type="float">
            <text:p>0.988159338063107</text:p>
          </table:table-cell>
          <table:table-cell office:value-type="float" office:value="0.996199049316696" calcext:value-type="float">
            <text:p>0.9961990493166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0.796640908862075" calcext:value-type="float">
            <text:p>0.796640908862075</text:p>
          </table:table-cell>
          <table:table-cell office:value-type="float" office:value="0.697899305555556" calcext:value-type="float">
            <text:p>0.697899305555556</text:p>
          </table:table-cell>
          <table:table-cell office:value-type="float" office:value="0.669554078224046" calcext:value-type="float">
            <text:p>0.669554078224046</text:p>
          </table:table-cell>
          <table:table-cell office:value-type="float" office:value="0.991769547325103" calcext:value-type="float">
            <text:p>0.9917695473251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7" calcext:value-type="float">
            <text:p>7</text:p>
          </table:table-cell>
          <table:table-cell office:value-type="float" office:value="0.158681793097274" calcext:value-type="float">
            <text:p>0.158681793097274</text:p>
          </table:table-cell>
          <table:table-cell office:value-type="float" office:value="0.988289930555556" calcext:value-type="float">
            <text:p>0.988289930555556</text:p>
          </table:table-cell>
          <table:table-cell office:value-type="float" office:value="0.989211124093754" calcext:value-type="float">
            <text:p>0.989211124093754</text:p>
          </table:table-cell>
          <table:table-cell office:value-type="float" office:value="0.991426426426426" calcext:value-type="float">
            <text:p>0.9914264264264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9" calcext:value-type="float">
            <text:p>9</text:p>
          </table:table-cell>
          <table:table-cell office:value-type="float" office:value="0.334366081852258" calcext:value-type="float">
            <text:p>0.334366081852258</text:p>
          </table:table-cell>
          <table:table-cell office:value-type="float" office:value="0.944730902777778" calcext:value-type="float">
            <text:p>0.944730902777778</text:p>
          </table:table-cell>
          <table:table-cell office:value-type="float" office:value="0.930696452297373" calcext:value-type="float">
            <text:p>0.930696452297373</text:p>
          </table:table-cell>
          <table:table-cell office:value-type="float" office:value="0.994715447154472" calcext:value-type="float">
            <text:p>0.9947154471544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11" calcext:value-type="float">
            <text:p>11</text:p>
          </table:table-cell>
          <table:table-cell office:value-type="float" office:value="0.416322475216518" calcext:value-type="float">
            <text:p>0.416322475216518</text:p>
          </table:table-cell>
          <table:table-cell office:value-type="float" office:value="0.915217013888889" calcext:value-type="float">
            <text:p>0.915217013888889</text:p>
          </table:table-cell>
          <table:table-cell office:value-type="float" office:value="0.894088529147503" calcext:value-type="float">
            <text:p>0.894088529147503</text:p>
          </table:table-cell>
          <table:table-cell office:value-type="float" office:value="0.99111551469034" calcext:value-type="float">
            <text:p>0.991115514690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855470499902473" calcext:value-type="float">
            <text:p>0.855470499902473</text:p>
          </table:table-cell>
          <table:table-cell office:value-type="float" office:value="0.662039930555555" calcext:value-type="float">
            <text:p>0.662039930555555</text:p>
          </table:table-cell>
          <table:table-cell office:value-type="float" office:value="0.65732166882579" calcext:value-type="float">
            <text:p>0.65732166882579</text:p>
          </table:table-cell>
          <table:table-cell office:value-type="float" office:value="0.90843137254902" calcext:value-type="float">
            <text:p>0.908431372549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54587568990324" calcext:value-type="float">
            <text:p>0.854587568990324</text:p>
          </table:table-cell>
          <table:table-cell office:value-type="float" office:value="0.716380208333333" calcext:value-type="float">
            <text:p>0.716380208333333</text:p>
          </table:table-cell>
          <table:table-cell office:value-type="float" office:value="0.700878246358301" calcext:value-type="float">
            <text:p>0.700878246358301</text:p>
          </table:table-cell>
          <table:table-cell office:value-type="float" office:value="0.988183021365097" calcext:value-type="float">
            <text:p>0.9881830213650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0.707919405221361" calcext:value-type="float">
            <text:p>0.707919405221361</text:p>
          </table:table-cell>
          <table:table-cell office:value-type="float" office:value="0.745564236111111" calcext:value-type="float">
            <text:p>0.745564236111111</text:p>
          </table:table-cell>
          <table:table-cell office:value-type="float" office:value="0.708370796043407" calcext:value-type="float">
            <text:p>0.708370796043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9" calcext:value-type="float">
            <text:p>9</text:p>
          </table:table-cell>
          <table:table-cell office:value-type="float" office:value="0.745518411899871" calcext:value-type="float">
            <text:p>0.745518411899871</text:p>
          </table:table-cell>
          <table:table-cell office:value-type="float" office:value="0.719166666666667" calcext:value-type="float">
            <text:p>0.719166666666667</text:p>
          </table:table-cell>
          <table:table-cell office:value-type="float" office:value="0.679479913455203" calcext:value-type="float">
            <text:p>0.679479913455203</text:p>
          </table:table-cell>
          <table:table-cell office:value-type="float" office:value="0.992618783166728" calcext:value-type="float">
            <text:p>0.9926187831667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11" calcext:value-type="float">
            <text:p>11</text:p>
          </table:table-cell>
          <table:table-cell office:value-type="float" office:value="0.668202833958884" calcext:value-type="float">
            <text:p>0.668202833958884</text:p>
          </table:table-cell>
          <table:table-cell office:value-type="float" office:value="0.745763888888889" calcext:value-type="float">
            <text:p>0.745763888888889</text:p>
          </table:table-cell>
          <table:table-cell office:value-type="float" office:value="0.706594650967179" calcext:value-type="float">
            <text:p>0.706594650967179</text:p>
          </table:table-cell>
          <table:table-cell office:value-type="float" office:value="0.995614035087719" calcext:value-type="float">
            <text:p>0.9956140350877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790613145300736" calcext:value-type="float">
            <text:p>0.790613145300736</text:p>
          </table:table-cell>
          <table:table-cell office:value-type="float" office:value="0.735217013888889" calcext:value-type="float">
            <text:p>0.735217013888889</text:p>
          </table:table-cell>
          <table:table-cell office:value-type="float" office:value="0.709201775639955" calcext:value-type="float">
            <text:p>0.709201775639955</text:p>
          </table:table-cell>
          <table:table-cell office:value-type="float" office:value="0.991419009370817" calcext:value-type="float">
            <text:p>0.9914190093708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5" calcext:value-type="float">
            <text:p>5</text:p>
          </table:table-cell>
          <table:table-cell office:value-type="float" office:value="0.766600547343476" calcext:value-type="float">
            <text:p>0.766600547343476</text:p>
          </table:table-cell>
          <table:table-cell office:value-type="float" office:value="0.697916666666667" calcext:value-type="float">
            <text:p>0.697916666666667</text:p>
          </table:table-cell>
          <table:table-cell office:value-type="float" office:value="0.663699713565046" calcext:value-type="float">
            <text:p>0.663699713565046</text:p>
          </table:table-cell>
          <table:table-cell office:value-type="float" office:value="0.995726495726496" calcext:value-type="float">
            <text:p>0.995726495726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7" calcext:value-type="float">
            <text:p>7</text:p>
          </table:table-cell>
          <table:table-cell office:value-type="float" office:value="0.788109754728502" calcext:value-type="float">
            <text:p>0.788109754728502</text:p>
          </table:table-cell>
          <table:table-cell office:value-type="float" office:value="0.716145833333333" calcext:value-type="float">
            <text:p>0.716145833333333</text:p>
          </table:table-cell>
          <table:table-cell office:value-type="float" office:value="0.685059271881126" calcext:value-type="float">
            <text:p>0.685059271881126</text:p>
          </table:table-cell>
          <table:table-cell office:value-type="float" office:value="0.991452991452992" calcext:value-type="float">
            <text:p>0.9914529914529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9" calcext:value-type="float">
            <text:p>9</text:p>
          </table:table-cell>
          <table:table-cell office:value-type="float" office:value="0.52575456059395" calcext:value-type="float">
            <text:p>0.52575456059395</text:p>
          </table:table-cell>
          <table:table-cell office:value-type="float" office:value="0.821085069444444" calcext:value-type="float">
            <text:p>0.821085069444444</text:p>
          </table:table-cell>
          <table:table-cell office:value-type="float" office:value="0.795517770787397" calcext:value-type="float">
            <text:p>0.795517770787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11" calcext:value-type="float">
            <text:p>11</text:p>
          </table:table-cell>
          <table:table-cell office:value-type="float" office:value="0.573522769069015" calcext:value-type="float">
            <text:p>0.573522769069015</text:p>
          </table:table-cell>
          <table:table-cell office:value-type="float" office:value="0.766614583333333" calcext:value-type="float">
            <text:p>0.766614583333333</text:p>
          </table:table-cell>
          <table:table-cell office:value-type="float" office:value="0.758275058131189" calcext:value-type="float">
            <text:p>0.758275058131189</text:p>
          </table:table-cell>
          <table:table-cell office:value-type="float" office:value="0.993248945147679" calcext:value-type="float">
            <text:p>0.9932489451476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806121938117697" calcext:value-type="float">
            <text:p>0.806121938117697</text:p>
          </table:table-cell>
          <table:table-cell office:value-type="float" office:value="0.718012152777778" calcext:value-type="float">
            <text:p>0.718012152777778</text:p>
          </table:table-cell>
          <table:table-cell office:value-type="float" office:value="0.681073378663895" calcext:value-type="float">
            <text:p>0.681073378663895</text:p>
          </table:table-cell>
          <table:table-cell office:value-type="float" office:value="0.975535386132401" calcext:value-type="float">
            <text:p>0.9755353861324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.703283954885496" calcext:value-type="float">
            <text:p>0.703283954885496</text:p>
          </table:table-cell>
          <table:table-cell office:value-type="float" office:value="0.745911458333333" calcext:value-type="float">
            <text:p>0.745911458333333</text:p>
          </table:table-cell>
          <table:table-cell office:value-type="float" office:value="0.710130188033258" calcext:value-type="float">
            <text:p>0.710130188033258</text:p>
          </table:table-cell>
          <table:table-cell office:value-type="float" office:value="0.991248285322359" calcext:value-type="float">
            <text:p>0.9912482853223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579348128572225" calcext:value-type="float">
            <text:p>0.579348128572225</text:p>
          </table:table-cell>
          <table:table-cell office:value-type="float" office:value="0.797013888888889" calcext:value-type="float">
            <text:p>0.797013888888889</text:p>
          </table:table-cell>
          <table:table-cell office:value-type="float" office:value="0.782053308139837" calcext:value-type="float">
            <text:p>0.782053308139837</text:p>
          </table:table-cell>
          <table:table-cell office:value-type="float" office:value="0.991769547325103" calcext:value-type="float">
            <text:p>0.9917695473251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36882874529144" calcext:value-type="float">
            <text:p>0.36882874529144</text:p>
          </table:table-cell>
          <table:table-cell office:value-type="float" office:value="0.92671875" calcext:value-type="float">
            <text:p>0.92671875</text:p>
          </table:table-cell>
          <table:table-cell office:value-type="float" office:value="0.915084317252886" calcext:value-type="float">
            <text:p>0.915084317252886</text:p>
          </table:table-cell>
          <table:table-cell office:value-type="float" office:value="0.974025974025974" calcext:value-type="float">
            <text:p>0.9740259740259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0.453532042717575" calcext:value-type="float">
            <text:p>0.453532042717575</text:p>
          </table:table-cell>
          <table:table-cell office:value-type="float" office:value="0.911814236111111" calcext:value-type="float">
            <text:p>0.911814236111111</text:p>
          </table:table-cell>
          <table:table-cell office:value-type="float" office:value="0.912433172302737" calcext:value-type="float">
            <text:p>0.912433172302737</text:p>
          </table:table-cell>
          <table:table-cell office:value-type="float" office:value="0.982871548162644" calcext:value-type="float">
            <text:p>0.9828715481626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0.812243126093426" calcext:value-type="float">
            <text:p>0.812243126093426</text:p>
          </table:table-cell>
          <table:table-cell office:value-type="float" office:value="0.710251736111111" calcext:value-type="float">
            <text:p>0.710251736111111</text:p>
          </table:table-cell>
          <table:table-cell office:value-type="float" office:value="0.686692977554803" calcext:value-type="float">
            <text:p>0.686692977554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0.549670028191358" calcext:value-type="float">
            <text:p>0.549670028191358</text:p>
          </table:table-cell>
          <table:table-cell office:value-type="float" office:value="0.782482638888889" calcext:value-type="float">
            <text:p>0.782482638888889</text:p>
          </table:table-cell>
          <table:table-cell office:value-type="float" office:value="0.756840578644518" calcext:value-type="float">
            <text:p>0.756840578644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 office:value-type="float" office:value="7" calcext:value-type="float">
            <text:p>7</text:p>
          </table:table-cell>
          <table:table-cell office:value-type="float" office:value="0.43148453201606" calcext:value-type="float">
            <text:p>0.43148453201606</text:p>
          </table:table-cell>
          <table:table-cell office:value-type="float" office:value="0.914079861111111" calcext:value-type="float">
            <text:p>0.914079861111111</text:p>
          </table:table-cell>
          <table:table-cell office:value-type="float" office:value="0.902466376303759" calcext:value-type="float">
            <text:p>0.902466376303759</text:p>
          </table:table-cell>
          <table:table-cell office:value-type="float" office:value="0.982625" calcext:value-type="float">
            <text:p>0.9826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 office:value-type="float" office:value="9" calcext:value-type="float">
            <text:p>9</text:p>
          </table:table-cell>
          <table:table-cell office:value-type="float" office:value="0.639968335133508" calcext:value-type="float">
            <text:p>0.639968335133508</text:p>
          </table:table-cell>
          <table:table-cell office:value-type="float" office:value="0.831362847222222" calcext:value-type="float">
            <text:p>0.831362847222222</text:p>
          </table:table-cell>
          <table:table-cell office:value-type="float" office:value="0.814490963001911" calcext:value-type="float">
            <text:p>0.814490963001911</text:p>
          </table:table-cell>
          <table:table-cell office:value-type="float" office:value="0.946047424497316" calcext:value-type="float">
            <text:p>0.9460474244973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 office:value-type="float" office:value="11" calcext:value-type="float">
            <text:p>11</text:p>
          </table:table-cell>
          <table:table-cell office:value-type="float" office:value="0.111401559877477" calcext:value-type="float">
            <text:p>0.111401559877477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992248062015504" calcext:value-type="float">
            <text:p>0.992248062015504</text:p>
          </table:table-cell>
          <table:table-cell office:value-type="float" office:value="0.995983935742972" calcext:value-type="float">
            <text:p>0.9959839357429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310823320692261" calcext:value-type="float">
            <text:p>0.310823320692261</text:p>
          </table:table-cell>
          <table:table-cell office:value-type="float" office:value="0.960737847222222" calcext:value-type="float">
            <text:p>0.960737847222222</text:p>
          </table:table-cell>
          <table:table-cell office:value-type="float" office:value="0.945929564281122" calcext:value-type="float">
            <text:p>0.945929564281122</text:p>
          </table:table-cell>
          <table:table-cell office:value-type="float" office:value="0.990840077796599" calcext:value-type="float">
            <text:p>0.9908400777965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482401342232947" calcext:value-type="float">
            <text:p>0.482401342232947</text:p>
          </table:table-cell>
          <table:table-cell office:value-type="float" office:value="0.905520833333333" calcext:value-type="float">
            <text:p>0.905520833333333</text:p>
          </table:table-cell>
          <table:table-cell office:value-type="float" office:value="0.876176372130321" calcext:value-type="float">
            <text:p>0.876176372130321</text:p>
          </table:table-cell>
          <table:table-cell office:value-type="float" office:value="0.987558987558988" calcext:value-type="float">
            <text:p>0.9875589875589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0.42296479615336" calcext:value-type="float">
            <text:p>0.42296479615336</text:p>
          </table:table-cell>
          <table:table-cell office:value-type="float" office:value="0.933168402777778" calcext:value-type="float">
            <text:p>0.933168402777778</text:p>
          </table:table-cell>
          <table:table-cell office:value-type="float" office:value="0.911611595908096" calcext:value-type="float">
            <text:p>0.911611595908096</text:p>
          </table:table-cell>
          <table:table-cell office:value-type="float" office:value="0.98744019138756" calcext:value-type="float">
            <text:p>0.987440191387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9" calcext:value-type="float">
            <text:p>9</text:p>
          </table:table-cell>
          <table:table-cell office:value-type="float" office:value="0.360734276869644" calcext:value-type="float">
            <text:p>0.360734276869644</text:p>
          </table:table-cell>
          <table:table-cell office:value-type="float" office:value="0.951788194444444" calcext:value-type="float">
            <text:p>0.951788194444444</text:p>
          </table:table-cell>
          <table:table-cell office:value-type="float" office:value="0.935432544655527" calcext:value-type="float">
            <text:p>0.935432544655527</text:p>
          </table:table-cell>
          <table:table-cell office:value-type="float" office:value="0.991498808750271" calcext:value-type="float">
            <text:p>0.9914988087502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11" calcext:value-type="float">
            <text:p>11</text:p>
          </table:table-cell>
          <table:table-cell office:value-type="float" office:value="0.390570470962594" calcext:value-type="float">
            <text:p>0.390570470962594</text:p>
          </table:table-cell>
          <table:table-cell office:value-type="float" office:value="0.942074652777778" calcext:value-type="float">
            <text:p>0.942074652777778</text:p>
          </table:table-cell>
          <table:table-cell office:value-type="float" office:value="0.930485036659033" calcext:value-type="float">
            <text:p>0.930485036659033</text:p>
          </table:table-cell>
          <table:table-cell office:value-type="float" office:value="0.983434911704954" calcext:value-type="float">
            <text:p>0.9834349117049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118574805445864" calcext:value-type="float">
            <text:p>0.118574805445864</text:p>
          </table:table-cell>
          <table:table-cell office:value-type="float" office:value="0.992213541666666" calcext:value-type="float">
            <text:p>0.992213541666666</text:p>
          </table:table-cell>
          <table:table-cell office:value-type="float" office:value="0.990385763000853" calcext:value-type="float">
            <text:p>0.990385763000853</text:p>
          </table:table-cell>
          <table:table-cell office:value-type="float" office:value="0.995934959349593" calcext:value-type="float">
            <text:p>0.9959349593495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" calcext:value-type="float">
            <text:p>0.003</text:p>
          </table:table-cell>
          <table:table-cell office:value-type="float" office:value="5" calcext:value-type="float">
            <text:p>5</text:p>
          </table:table-cell>
          <table:table-cell office:value-type="float" office:value="0.276319018402811" calcext:value-type="float">
            <text:p>0.276319018402811</text:p>
          </table:table-cell>
          <table:table-cell office:value-type="float" office:value="0.973958333333333" calcext:value-type="float">
            <text:p>0.973958333333333</text:p>
          </table:table-cell>
          <table:table-cell office:value-type="float" office:value="0.966907503431447" calcext:value-type="float">
            <text:p>0.966907503431447</text:p>
          </table:table-cell>
          <table:table-cell office:value-type="float" office:value="0.991447368421053" calcext:value-type="float">
            <text:p>0.9914473684210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" calcext:value-type="float">
            <text:p>0.003</text:p>
          </table:table-cell>
          <table:table-cell office:value-type="float" office:value="7" calcext:value-type="float">
            <text:p>7</text:p>
          </table:table-cell>
          <table:table-cell office:value-type="float" office:value="0.26887536583354" calcext:value-type="float">
            <text:p>0.26887536583354</text:p>
          </table:table-cell>
          <table:table-cell office:value-type="float" office:value="0.960963541666666" calcext:value-type="float">
            <text:p>0.960963541666666</text:p>
          </table:table-cell>
          <table:table-cell office:value-type="float" office:value="0.945014803198648" calcext:value-type="float">
            <text:p>0.945014803198648</text:p>
          </table:table-cell>
          <table:table-cell office:value-type="float" office:value="0.995670995670996" calcext:value-type="float">
            <text:p>0.9956709956709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" calcext:value-type="float">
            <text:p>0.003</text:p>
          </table:table-cell>
          <table:table-cell office:value-type="float" office:value="9" calcext:value-type="float">
            <text:p>9</text:p>
          </table:table-cell>
          <table:table-cell office:value-type="float" office:value="0.317112621739672" calcext:value-type="float">
            <text:p>0.317112621739672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956895408364298" calcext:value-type="float">
            <text:p>0.956895408364298</text:p>
          </table:table-cell>
          <table:table-cell office:value-type="float" office:value="0.990740740740741" calcext:value-type="float">
            <text:p>0.9907407407407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" calcext:value-type="float">
            <text:p>0.003</text:p>
          </table:table-cell>
          <table:table-cell office:value-type="float" office:value="11" calcext:value-type="float">
            <text:p>11</text:p>
          </table:table-cell>
          <table:table-cell office:value-type="float" office:value="0.288361546038004" calcext:value-type="float">
            <text:p>0.288361546038004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0.979870702321481" calcext:value-type="float">
            <text:p>0.979870702321481</text:p>
          </table:table-cell>
          <table:table-cell office:value-type="float" office:value="0.987902830835537" calcext:value-type="float">
            <text:p>0.9879028308355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774762892635152" calcext:value-type="float">
            <text:p>0.077476289263515</text:p>
          </table:table-cell>
          <table:table-cell office:value-type="float" office:value="0.994791666666667" calcext:value-type="float">
            <text:p>0.994791666666667</text:p>
          </table:table-cell>
          <table:table-cell office:value-type="float" office:value="0.992063492063492" calcext:value-type="float">
            <text:p>0.992063492063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.248232341022398" calcext:value-type="float">
            <text:p>0.248232341022398</text:p>
          </table:table-cell>
          <table:table-cell office:value-type="float" office:value="0.979184027777778" calcext:value-type="float">
            <text:p>0.979184027777778</text:p>
          </table:table-cell>
          <table:table-cell office:value-type="float" office:value="0.974515132614571" calcext:value-type="float">
            <text:p>0.974515132614571</text:p>
          </table:table-cell>
          <table:table-cell office:value-type="float" office:value="0.991520241171404" calcext:value-type="float">
            <text:p>0.9915202411714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269229756192937" calcext:value-type="float">
            <text:p>0.269229756192937</text:p>
          </table:table-cell>
          <table:table-cell office:value-type="float" office:value="0.981736111111111" calcext:value-type="float">
            <text:p>0.981736111111111</text:p>
          </table:table-cell>
          <table:table-cell office:value-type="float" office:value="0.979590811064229" calcext:value-type="float">
            <text:p>0.979590811064229</text:p>
          </table:table-cell>
          <table:table-cell office:value-type="float" office:value="0.991221991221991" calcext:value-type="float">
            <text:p>0.9912219912219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20340595078575" calcext:value-type="float">
            <text:p>0.20340595078575</text:p>
          </table:table-cell>
          <table:table-cell office:value-type="float" office:value="0.980303819444444" calcext:value-type="float">
            <text:p>0.980303819444444</text:p>
          </table:table-cell>
          <table:table-cell office:value-type="float" office:value="0.976296971842068" calcext:value-type="float">
            <text:p>0.976296971842068</text:p>
          </table:table-cell>
          <table:table-cell office:value-type="float" office:value="0.991769547325103" calcext:value-type="float">
            <text:p>0.9917695473251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0.234973136103085" calcext:value-type="float">
            <text:p>0.234973136103085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0.976816356334428" calcext:value-type="float">
            <text:p>0.976816356334428</text:p>
          </table:table-cell>
          <table:table-cell office:value-type="float" office:value="0.98675953815261" calcext:value-type="float">
            <text:p>0.986759538152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0.158199000482461" calcext:value-type="float">
            <text:p>0.158199000482461</text:p>
          </table:table-cell>
          <table:table-cell office:value-type="float" office:value="0.986831597222222" calcext:value-type="float">
            <text:p>0.986831597222222</text:p>
          </table:table-cell>
          <table:table-cell office:value-type="float" office:value="0.982393845649298" calcext:value-type="float">
            <text:p>0.982393845649298</text:p>
          </table:table-cell>
          <table:table-cell office:value-type="float" office:value="0.995670995670996" calcext:value-type="float">
            <text:p>0.9956709956709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0.174965552255987" calcext:value-type="float">
            <text:p>0.174965552255987</text:p>
          </table:table-cell>
          <table:table-cell office:value-type="float" office:value="0.988888888888889" calcext:value-type="float">
            <text:p>0.988888888888889</text:p>
          </table:table-cell>
          <table:table-cell office:value-type="float" office:value="0.990722063200106" calcext:value-type="float">
            <text:p>0.990722063200106</text:p>
          </table:table-cell>
          <table:table-cell office:value-type="float" office:value="0.991228070175439" calcext:value-type="float">
            <text:p>0.9912280701754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3" calcext:value-type="float">
            <text:p>0.03</text:p>
          </table:table-cell>
          <table:table-cell office:value-type="float" office:value="7" calcext:value-type="float">
            <text:p>7</text:p>
          </table:table-cell>
          <table:table-cell office:value-type="float" office:value="0.25272001310251" calcext:value-type="float">
            <text:p>0.25272001310251</text:p>
          </table:table-cell>
          <table:table-cell office:value-type="float" office:value="0.979539930555556" calcext:value-type="float">
            <text:p>0.979539930555556</text:p>
          </table:table-cell>
          <table:table-cell office:value-type="float" office:value="0.976315428213018" calcext:value-type="float">
            <text:p>0.976315428213018</text:p>
          </table:table-cell>
          <table:table-cell office:value-type="float" office:value="0.991605955020589" calcext:value-type="float">
            <text:p>0.9916059550205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3" calcext:value-type="float">
            <text:p>0.03</text:p>
          </table:table-cell>
          <table:table-cell office:value-type="float" office:value="9" calcext:value-type="float">
            <text:p>9</text:p>
          </table:table-cell>
          <table:table-cell office:value-type="float" office:value="0.211640835039419" calcext:value-type="float">
            <text:p>0.211640835039419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0.971591273253205" calcext:value-type="float">
            <text:p>0.971591273253205</text:p>
          </table:table-cell>
          <table:table-cell office:value-type="float" office:value="0.995884773662552" calcext:value-type="float">
            <text:p>0.9958847736625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3" calcext:value-type="float">
            <text:p>0.03</text:p>
          </table:table-cell>
          <table:table-cell office:value-type="float" office:value="11" calcext:value-type="float">
            <text:p>11</text:p>
          </table:table-cell>
          <table:table-cell office:value-type="float" office:value="0.206307796650576" calcext:value-type="float">
            <text:p>0.206307796650576</text:p>
          </table:table-cell>
          <table:table-cell office:value-type="float" office:value="0.984140625" calcext:value-type="float">
            <text:p>0.984140625</text:p>
          </table:table-cell>
          <table:table-cell office:value-type="float" office:value="0.974295732647126" calcext:value-type="float">
            <text:p>0.974295732647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365295854260027" calcext:value-type="float">
            <text:p>0.365295854260027</text:p>
          </table:table-cell>
          <table:table-cell office:value-type="float" office:value="0.948072916666667" calcext:value-type="float">
            <text:p>0.948072916666667</text:p>
          </table:table-cell>
          <table:table-cell office:value-type="float" office:value="0.928155673913984" calcext:value-type="float">
            <text:p>0.928155673913984</text:p>
          </table:table-cell>
          <table:table-cell office:value-type="float" office:value="0.991490514905149" calcext:value-type="float">
            <text:p>0.9914905149051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296969729523899" calcext:value-type="float">
            <text:p>0.296969729523899</text:p>
          </table:table-cell>
          <table:table-cell office:value-type="float" office:value="0.968116319444444" calcext:value-type="float">
            <text:p>0.968116319444444</text:p>
          </table:table-cell>
          <table:table-cell office:value-type="float" office:value="0.957212204149889" calcext:value-type="float">
            <text:p>0.957212204149889</text:p>
          </table:table-cell>
          <table:table-cell office:value-type="float" office:value="0.995833333333333" calcext:value-type="float">
            <text:p>0.9958333333333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0.347645164184583" calcext:value-type="float">
            <text:p>0.347645164184583</text:p>
          </table:table-cell>
          <table:table-cell office:value-type="float" office:value="0.952786458333333" calcext:value-type="float">
            <text:p>0.952786458333333</text:p>
          </table:table-cell>
          <table:table-cell office:value-type="float" office:value="0.927124435677777" calcext:value-type="float">
            <text:p>0.927124435677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9" calcext:value-type="float">
            <text:p>9</text:p>
          </table:table-cell>
          <table:table-cell office:value-type="float" office:value="0.342166337370125" calcext:value-type="float">
            <text:p>0.342166337370125</text:p>
          </table:table-cell>
          <table:table-cell office:value-type="float" office:value="0.947543402777778" calcext:value-type="float">
            <text:p>0.947543402777778</text:p>
          </table:table-cell>
          <table:table-cell office:value-type="float" office:value="0.921748231469517" calcext:value-type="float">
            <text:p>0.921748231469517</text:p>
          </table:table-cell>
          <table:table-cell office:value-type="float" office:value="0.991214380671638" calcext:value-type="float">
            <text:p>0.9912143806716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1" calcext:value-type="float">
            <text:p>11</text:p>
          </table:table-cell>
          <table:table-cell office:value-type="float" office:value="0.366266094446751" calcext:value-type="float">
            <text:p>0.366266094446751</text:p>
          </table:table-cell>
          <table:table-cell office:value-type="float" office:value="0.945451388888889" calcext:value-type="float">
            <text:p>0.945451388888889</text:p>
          </table:table-cell>
          <table:table-cell office:value-type="float" office:value="0.923566415315421" calcext:value-type="float">
            <text:p>0.923566415315421</text:p>
          </table:table-cell>
          <table:table-cell office:value-type="float" office:value="0.995726495726496" calcext:value-type="float">
            <text:p>0.9957264957264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29188475578155" calcext:value-type="float">
            <text:p>0.29188475578155</text:p>
          </table:table-cell>
          <table:table-cell office:value-type="float" office:value="0.969973958333333" calcext:value-type="float">
            <text:p>0.969973958333333</text:p>
          </table:table-cell>
          <table:table-cell office:value-type="float" office:value="0.959951501552371" calcext:value-type="float">
            <text:p>0.959951501552371</text:p>
          </table:table-cell>
          <table:table-cell office:value-type="float" office:value="0.992673992673993" calcext:value-type="float">
            <text:p>0.9926739926739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5" calcext:value-type="float">
            <text:p>5</text:p>
          </table:table-cell>
          <table:table-cell office:value-type="float" office:value="0.200527135031599" calcext:value-type="float">
            <text:p>0.200527135031599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979012221326887" calcext:value-type="float">
            <text:p>0.979012221326887</text:p>
          </table:table-cell>
          <table:table-cell office:value-type="float" office:value="0.995726495726496" calcext:value-type="float">
            <text:p>0.9957264957264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7" calcext:value-type="float">
            <text:p>7</text:p>
          </table:table-cell>
          <table:table-cell office:value-type="float" office:value="0.21434884823193" calcext:value-type="float">
            <text:p>0.21434884823193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978912315930388" calcext:value-type="float">
            <text:p>0.978912315930388</text:p>
          </table:table-cell>
          <table:table-cell office:value-type="float" office:value="0.995934959349593" calcext:value-type="float">
            <text:p>0.9959349593495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9" calcext:value-type="float">
            <text:p>9</text:p>
          </table:table-cell>
          <table:table-cell office:value-type="float" office:value="0.293105941023063" calcext:value-type="float">
            <text:p>0.293105941023063</text:p>
          </table:table-cell>
          <table:table-cell office:value-type="float" office:value="0.963064236111111" calcext:value-type="float">
            <text:p>0.963064236111111</text:p>
          </table:table-cell>
          <table:table-cell office:value-type="float" office:value="0.946892661153162" calcext:value-type="float">
            <text:p>0.946892661153162</text:p>
          </table:table-cell>
          <table:table-cell office:value-type="float" office:value="0.995934959349593" calcext:value-type="float">
            <text:p>0.9959349593495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11" calcext:value-type="float">
            <text:p>11</text:p>
          </table:table-cell>
          <table:table-cell office:value-type="float" office:value="0.283422245877514" calcext:value-type="float">
            <text:p>0.283422245877514</text:p>
          </table:table-cell>
          <table:table-cell office:value-type="float" office:value="0.971354166666667" calcext:value-type="float">
            <text:p>0.971354166666667</text:p>
          </table:table-cell>
          <table:table-cell office:value-type="float" office:value="0.960539627852289" calcext:value-type="float">
            <text:p>0.960539627852289</text:p>
          </table:table-cell>
          <table:table-cell office:value-type="float" office:value="0.995884773662552" calcext:value-type="float">
            <text:p>0.9958847736625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22043710309622" calcext:value-type="float">
            <text:p>0.22043710309622</text:p>
          </table:table-cell>
          <table:table-cell office:value-type="float" office:value="0.982430555555556" calcext:value-type="float">
            <text:p>0.982430555555556</text:p>
          </table:table-cell>
          <table:table-cell office:value-type="float" office:value="0.976630406902736" calcext:value-type="float">
            <text:p>0.976630406902736</text:p>
          </table:table-cell>
          <table:table-cell office:value-type="float" office:value="0.996854256854257" calcext:value-type="float">
            <text:p>0.9968542568542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.176440796653249" calcext:value-type="float">
            <text:p>0.176440796653249</text:p>
          </table:table-cell>
          <table:table-cell office:value-type="float" office:value="0.983177083333333" calcext:value-type="float">
            <text:p>0.983177083333333</text:p>
          </table:table-cell>
          <table:table-cell office:value-type="float" office:value="0.978045841904202" calcext:value-type="float">
            <text:p>0.978045841904202</text:p>
          </table:table-cell>
          <table:table-cell office:value-type="float" office:value="0.996124031007752" calcext:value-type="float">
            <text:p>0.9961240310077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262303264720653" calcext:value-type="float">
            <text:p>0.262303264720653</text:p>
          </table:table-cell>
          <table:table-cell office:value-type="float" office:value="0.971223958333333" calcext:value-type="float">
            <text:p>0.971223958333333</text:p>
          </table:table-cell>
          <table:table-cell office:value-type="float" office:value="0.958435497961976" calcext:value-type="float">
            <text:p>0.958435497961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175977975404219" calcext:value-type="float">
            <text:p>0.175977975404219</text:p>
          </table:table-cell>
          <table:table-cell office:value-type="float" office:value="0.989574652777778" calcext:value-type="float">
            <text:p>0.989574652777778</text:p>
          </table:table-cell>
          <table:table-cell office:value-type="float" office:value="0.995766877637131" calcext:value-type="float">
            <text:p>0.995766877637131</text:p>
          </table:table-cell>
          <table:table-cell office:value-type="float" office:value="0.987100456621004" calcext:value-type="float">
            <text:p>0.9871004566210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0.220606289067976" calcext:value-type="float">
            <text:p>0.220606289067976</text:p>
          </table:table-cell>
          <table:table-cell office:value-type="float" office:value="0.983645833333333" calcext:value-type="float">
            <text:p>0.983645833333333</text:p>
          </table:table-cell>
          <table:table-cell office:value-type="float" office:value="0.978914565826331" calcext:value-type="float">
            <text:p>0.978914565826331</text:p>
          </table:table-cell>
          <table:table-cell office:value-type="float" office:value="0.995983935742972" calcext:value-type="float">
            <text:p>0.9959839357429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0.0536138522688701" calcext:value-type="float">
            <text:p>0.05361385226887</text:p>
          </table:table-cell>
          <table:table-cell office:value-type="float" office:value="0.997395833333333" calcext:value-type="float">
            <text:p>0.997395833333333</text:p>
          </table:table-cell>
          <table:table-cell office:value-type="float" office:value="0.996031746031746" calcext:value-type="float">
            <text:p>0.996031746031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0.150979976961708" calcext:value-type="float">
            <text:p>0.150979976961708</text:p>
          </table:table-cell>
          <table:table-cell office:value-type="float" office:value="0.991276041666667" calcext:value-type="float">
            <text:p>0.991276041666667</text:p>
          </table:table-cell>
          <table:table-cell office:value-type="float" office:value="0.9896740053319" calcext:value-type="float">
            <text:p>0.9896740053319</text:p>
          </table:table-cell>
          <table:table-cell office:value-type="float" office:value="0.995555555555555" calcext:value-type="float">
            <text:p>0.9955555555555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7" calcext:value-type="float">
            <text:p>7</text:p>
          </table:table-cell>
          <table:table-cell office:value-type="float" office:value="0.260410044108477" calcext:value-type="float">
            <text:p>0.260410044108477</text:p>
          </table:table-cell>
          <table:table-cell office:value-type="float" office:value="0.971640625" calcext:value-type="float">
            <text:p>0.971640625</text:p>
          </table:table-cell>
          <table:table-cell office:value-type="float" office:value="0.960006256722098" calcext:value-type="float">
            <text:p>0.960006256722098</text:p>
          </table:table-cell>
          <table:table-cell office:value-type="float" office:value="0.9957805907173" calcext:value-type="float">
            <text:p>0.99578059071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9" calcext:value-type="float">
            <text:p>9</text:p>
          </table:table-cell>
          <table:table-cell office:value-type="float" office:value="0.178352222602062" calcext:value-type="float">
            <text:p>0.178352222602062</text:p>
          </table:table-cell>
          <table:table-cell office:value-type="float" office:value="0.989583333333333" calcext:value-type="float">
            <text:p>0.989583333333333</text:p>
          </table:table-cell>
          <table:table-cell office:value-type="float" office:value="0.984139792491136" calcext:value-type="float">
            <text:p>0.984139792491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11" calcext:value-type="float">
            <text:p>11</text:p>
          </table:table-cell>
          <table:table-cell office:value-type="float" office:value="0.219716544105351" calcext:value-type="float">
            <text:p>0.219716544105351</text:p>
          </table:table-cell>
          <table:table-cell office:value-type="float" office:value="0.978203125" calcext:value-type="float">
            <text:p>0.978203125</text:p>
          </table:table-cell>
          <table:table-cell office:value-type="float" office:value="0.967760457936928" calcext:value-type="float">
            <text:p>0.967760457936928</text:p>
          </table:table-cell>
          <table:table-cell office:value-type="float" office:value="0.99537037037037" calcext:value-type="float">
            <text:p>0.995370370370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597640422048962" calcext:value-type="float">
            <text:p>0.597640422048962</text:p>
          </table:table-cell>
          <table:table-cell office:value-type="float" office:value="0.836657986111111" calcext:value-type="float">
            <text:p>0.836657986111111</text:p>
          </table:table-cell>
          <table:table-cell office:value-type="float" office:value="0.79511233024527" calcext:value-type="float">
            <text:p>0.79511233024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576555795913876" calcext:value-type="float">
            <text:p>0.576555795913876</text:p>
          </table:table-cell>
          <table:table-cell office:value-type="float" office:value="0.813637152777778" calcext:value-type="float">
            <text:p>0.813637152777778</text:p>
          </table:table-cell>
          <table:table-cell office:value-type="float" office:value="0.794151055965967" calcext:value-type="float">
            <text:p>0.794151055965967</text:p>
          </table:table-cell>
          <table:table-cell office:value-type="float" office:value="0.991666666666667" calcext:value-type="float">
            <text:p>0.991666666666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0.330840435164855" calcext:value-type="float">
            <text:p>0.330840435164855</text:p>
          </table:table-cell>
          <table:table-cell office:value-type="float" office:value="0.928637152777778" calcext:value-type="float">
            <text:p>0.928637152777778</text:p>
          </table:table-cell>
          <table:table-cell office:value-type="float" office:value="0.901629036474699" calcext:value-type="float">
            <text:p>0.901629036474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9" calcext:value-type="float">
            <text:p>9</text:p>
          </table:table-cell>
          <table:table-cell office:value-type="float" office:value="0.284668644872061" calcext:value-type="float">
            <text:p>0.284668644872061</text:p>
          </table:table-cell>
          <table:table-cell office:value-type="float" office:value="0.970824652777778" calcext:value-type="float">
            <text:p>0.970824652777778</text:p>
          </table:table-cell>
          <table:table-cell office:value-type="float" office:value="0.960099970133164" calcext:value-type="float">
            <text:p>0.960099970133164</text:p>
          </table:table-cell>
          <table:table-cell office:value-type="float" office:value="0.9957805907173" calcext:value-type="float">
            <text:p>0.99578059071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1" calcext:value-type="float">
            <text:p>11</text:p>
          </table:table-cell>
          <table:table-cell office:value-type="float" office:value="0.33002205471497" calcext:value-type="float">
            <text:p>0.33002205471497</text:p>
          </table:table-cell>
          <table:table-cell office:value-type="float" office:value="0.956805555555555" calcext:value-type="float">
            <text:p>0.956805555555555</text:p>
          </table:table-cell>
          <table:table-cell office:value-type="float" office:value="0.941232600765945" calcext:value-type="float">
            <text:p>0.941232600765945</text:p>
          </table:table-cell>
          <table:table-cell office:value-type="float" office:value="0.991394625805019" calcext:value-type="float">
            <text:p>0.9913946258050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550539021715162" calcext:value-type="float">
            <text:p>0.550539021715162</text:p>
          </table:table-cell>
          <table:table-cell office:value-type="float" office:value="0.826640625" calcext:value-type="float">
            <text:p>0.826640625</text:p>
          </table:table-cell>
          <table:table-cell office:value-type="float" office:value="0.783221632092542" calcext:value-type="float">
            <text:p>0.783221632092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5" calcext:value-type="float">
            <text:p>5</text:p>
          </table:table-cell>
          <table:table-cell office:value-type="float" office:value="0.188866489717897" calcext:value-type="float">
            <text:p>0.188866489717897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974989576818845" calcext:value-type="float">
            <text:p>0.974989576818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7" calcext:value-type="float">
            <text:p>7</text:p>
          </table:table-cell>
          <table:table-cell office:value-type="float" office:value="0.196611123023769" calcext:value-type="float">
            <text:p>0.196611123023769</text:p>
          </table:table-cell>
          <table:table-cell office:value-type="float" office:value="0.981701388888889" calcext:value-type="float">
            <text:p>0.981701388888889</text:p>
          </table:table-cell>
          <table:table-cell office:value-type="float" office:value="0.976030438159084" calcext:value-type="float">
            <text:p>0.976030438159084</text:p>
          </table:table-cell>
          <table:table-cell office:value-type="float" office:value="0.990196078431373" calcext:value-type="float">
            <text:p>0.9901960784313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9" calcext:value-type="float">
            <text:p>9</text:p>
          </table:table-cell>
          <table:table-cell office:value-type="float" office:value="0.165161175949462" calcext:value-type="float">
            <text:p>0.165161175949462</text:p>
          </table:table-cell>
          <table:table-cell office:value-type="float" office:value="0.987413194444444" calcext:value-type="float">
            <text:p>0.987413194444444</text:p>
          </table:table-cell>
          <table:table-cell office:value-type="float" office:value="0.984222239374292" calcext:value-type="float">
            <text:p>0.984222239374292</text:p>
          </table:table-cell>
          <table:table-cell office:value-type="float" office:value="0.995884773662552" calcext:value-type="float">
            <text:p>0.9958847736625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11" calcext:value-type="float">
            <text:p>11</text:p>
          </table:table-cell>
          <table:table-cell office:value-type="float" office:value="0.227495090280496" calcext:value-type="float">
            <text:p>0.227495090280496</text:p>
          </table:table-cell>
          <table:table-cell office:value-type="float" office:value="0.981770833333333" calcext:value-type="float">
            <text:p>0.981770833333333</text:p>
          </table:table-cell>
          <table:table-cell office:value-type="float" office:value="0.974553386834088" calcext:value-type="float">
            <text:p>0.974553386834088</text:p>
          </table:table-cell>
          <table:table-cell office:value-type="float" office:value="0.9957805907173" calcext:value-type="float">
            <text:p>0.99578059071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135176873005294" calcext:value-type="float">
            <text:p>0.135176873005294</text:p>
          </table:table-cell>
          <table:table-cell office:value-type="float" office:value="0.992847222222222" calcext:value-type="float">
            <text:p>0.992847222222222</text:p>
          </table:table-cell>
          <table:table-cell office:value-type="float" office:value="0.993807767716615" calcext:value-type="float">
            <text:p>0.993807767716615</text:p>
          </table:table-cell>
          <table:table-cell office:value-type="float" office:value="0.995310245310245" calcext:value-type="float">
            <text:p>0.9953102453102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.18748011365697" calcext:value-type="float">
            <text:p>0.18748011365697</text:p>
          </table:table-cell>
          <table:table-cell office:value-type="float" office:value="0.987213541666667" calcext:value-type="float">
            <text:p>0.987213541666667</text:p>
          </table:table-cell>
          <table:table-cell office:value-type="float" office:value="0.987522910893636" calcext:value-type="float">
            <text:p>0.987522910893636</text:p>
          </table:table-cell>
          <table:table-cell office:value-type="float" office:value="0.992609819121447" calcext:value-type="float">
            <text:p>0.9926098191214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141103057944527" calcext:value-type="float">
            <text:p>0.141103057944527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988272124100551" calcext:value-type="float">
            <text:p>0.988272124100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222588596775022" calcext:value-type="float">
            <text:p>0.222588596775022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982675385038377" calcext:value-type="float">
            <text:p>0.982675385038377</text:p>
          </table:table-cell>
          <table:table-cell office:value-type="float" office:value="0.991665364379851" calcext:value-type="float">
            <text:p>0.9916653643798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0.199404532721618" calcext:value-type="float">
            <text:p>0.199404532721618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0.971715386930478" calcext:value-type="float">
            <text:p>0.971715386930478</text:p>
          </table:table-cell>
          <table:table-cell office:value-type="float" office:value="0.995934959349593" calcext:value-type="float">
            <text:p>0.9959349593495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0.0894536702855987" calcext:value-type="float">
            <text:p>0.089453670285599</text:p>
          </table:table-cell>
          <table:table-cell office:value-type="float" office:value="0.993628472222222" calcext:value-type="float">
            <text:p>0.993628472222222</text:p>
          </table:table-cell>
          <table:table-cell office:value-type="float" office:value="0.989659375392601" calcext:value-type="float">
            <text:p>0.989659375392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0.297434944859244" calcext:value-type="float">
            <text:p>0.297434944859244</text:p>
          </table:table-cell>
          <table:table-cell office:value-type="float" office:value="0.968993055555556" calcext:value-type="float">
            <text:p>0.968993055555556</text:p>
          </table:table-cell>
          <table:table-cell office:value-type="float" office:value="0.958698601736719" calcext:value-type="float">
            <text:p>0.958698601736719</text:p>
          </table:table-cell>
          <table:table-cell office:value-type="float" office:value="0.991869918699187" calcext:value-type="float">
            <text:p>0.9918699186991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" calcext:value-type="float">
            <text:p>0.03</text:p>
          </table:table-cell>
          <table:table-cell office:value-type="float" office:value="7" calcext:value-type="float">
            <text:p>7</text:p>
          </table:table-cell>
          <table:table-cell office:value-type="float" office:value="0.164783254149736" calcext:value-type="float">
            <text:p>0.164783254149736</text:p>
          </table:table-cell>
          <table:table-cell office:value-type="float" office:value="0.984626736111111" calcext:value-type="float">
            <text:p>0.984626736111111</text:p>
          </table:table-cell>
          <table:table-cell office:value-type="float" office:value="0.97824519126098" calcext:value-type="float">
            <text:p>0.97824519126098</text:p>
          </table:table-cell>
          <table:table-cell office:value-type="float" office:value="0.995985185185185" calcext:value-type="float">
            <text:p>0.9959851851851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" calcext:value-type="float">
            <text:p>0.03</text:p>
          </table:table-cell>
          <table:table-cell office:value-type="float" office:value="9" calcext:value-type="float">
            <text:p>9</text:p>
          </table:table-cell>
          <table:table-cell office:value-type="float" office:value="0.20538744102806" calcext:value-type="float">
            <text:p>0.20538744102806</text:p>
          </table:table-cell>
          <table:table-cell office:value-type="float" office:value="0.983229166666667" calcext:value-type="float">
            <text:p>0.983229166666667</text:p>
          </table:table-cell>
          <table:table-cell office:value-type="float" office:value="0.98027529445154" calcext:value-type="float">
            <text:p>0.98027529445154</text:p>
          </table:table-cell>
          <table:table-cell office:value-type="float" office:value="0.993877777777777" calcext:value-type="float">
            <text:p>0.9938777777777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" calcext:value-type="float">
            <text:p>0.03</text:p>
          </table:table-cell>
          <table:table-cell office:value-type="float" office:value="11" calcext:value-type="float">
            <text:p>11</text:p>
          </table:table-cell>
          <table:table-cell office:value-type="float" office:value="0.238691944906278" calcext:value-type="float">
            <text:p>0.238691944906278</text:p>
          </table:table-cell>
          <table:table-cell office:value-type="float" office:value="0.979331597222222" calcext:value-type="float">
            <text:p>0.979331597222222</text:p>
          </table:table-cell>
          <table:table-cell office:value-type="float" office:value="0.983522471301711" calcext:value-type="float">
            <text:p>0.983522471301711</text:p>
          </table:table-cell>
          <table:table-cell office:value-type="float" office:value="0.983008658008658" calcext:value-type="float">
            <text:p>0.9830086580086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40772481973818" calcext:value-type="float">
            <text:p>0.440772481973818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36908579968005" calcext:value-type="float">
            <text:p>0.836908579968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708823214171601" calcext:value-type="float">
            <text:p>0.708823214171601</text:p>
          </table:table-cell>
          <table:table-cell office:value-type="float" office:value="0.770086805555555" calcext:value-type="float">
            <text:p>0.770086805555555</text:p>
          </table:table-cell>
          <table:table-cell office:value-type="float" office:value="0.731517119585122" calcext:value-type="float">
            <text:p>0.731517119585122</text:p>
          </table:table-cell>
          <table:table-cell office:value-type="float" office:value="0.997283950617284" calcext:value-type="float">
            <text:p>0.9972839506172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0.386149491614125" calcext:value-type="float">
            <text:p>0.386149491614125</text:p>
          </table:table-cell>
          <table:table-cell office:value-type="float" office:value="0.953689236111111" calcext:value-type="float">
            <text:p>0.953689236111111</text:p>
          </table:table-cell>
          <table:table-cell office:value-type="float" office:value="0.945616764474939" calcext:value-type="float">
            <text:p>0.945616764474939</text:p>
          </table:table-cell>
          <table:table-cell office:value-type="float" office:value="0.982812791018799" calcext:value-type="float">
            <text:p>0.9828127910187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9" calcext:value-type="float">
            <text:p>9</text:p>
          </table:table-cell>
          <table:table-cell office:value-type="float" office:value="0.451924242073555" calcext:value-type="float">
            <text:p>0.451924242073555</text:p>
          </table:table-cell>
          <table:table-cell office:value-type="float" office:value="0.908151041666667" calcext:value-type="float">
            <text:p>0.908151041666667</text:p>
          </table:table-cell>
          <table:table-cell office:value-type="float" office:value="0.87303520649651" calcext:value-type="float">
            <text:p>0.87303520649651</text:p>
          </table:table-cell>
          <table:table-cell office:value-type="float" office:value="0.994360473834158" calcext:value-type="float">
            <text:p>0.9943604738341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11" calcext:value-type="float">
            <text:p>11</text:p>
          </table:table-cell>
          <table:table-cell office:value-type="float" office:value="0.348268475186517" calcext:value-type="float">
            <text:p>0.348268475186517</text:p>
          </table:table-cell>
          <table:table-cell office:value-type="float" office:value="0.932309027777778" calcext:value-type="float">
            <text:p>0.932309027777778</text:p>
          </table:table-cell>
          <table:table-cell office:value-type="float" office:value="0.906269521553704" calcext:value-type="float">
            <text:p>0.906269521553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03352077444328" calcext:value-type="float">
            <text:p>0.403352077444328</text:p>
          </table:table-cell>
          <table:table-cell office:value-type="float" office:value="0.922048611111111" calcext:value-type="float">
            <text:p>0.922048611111111</text:p>
          </table:table-cell>
          <table:table-cell office:value-type="float" office:value="0.91510124604789" calcext:value-type="float">
            <text:p>0.91510124604789</text:p>
          </table:table-cell>
          <table:table-cell office:value-type="float" office:value="0.978577601992236" calcext:value-type="float">
            <text:p>0.9785776019922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5" calcext:value-type="float">
            <text:p>5</text:p>
          </table:table-cell>
          <table:table-cell office:value-type="float" office:value="0.189397643552648" calcext:value-type="float">
            <text:p>0.18939764355264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981220657276995" calcext:value-type="float">
            <text:p>0.981220657276995</text:p>
          </table:table-cell>
          <table:table-cell office:value-type="float" office:value="0.980116765807447" calcext:value-type="float">
            <text:p>0.9801167658074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7" calcext:value-type="float">
            <text:p>7</text:p>
          </table:table-cell>
          <table:table-cell office:value-type="float" office:value="0.248019960162506" calcext:value-type="float">
            <text:p>0.248019960162506</text:p>
          </table:table-cell>
          <table:table-cell office:value-type="float" office:value="0.981770833333333" calcext:value-type="float">
            <text:p>0.981770833333333</text:p>
          </table:table-cell>
          <table:table-cell office:value-type="float" office:value="0.976149866393769" calcext:value-type="float">
            <text:p>0.976149866393769</text:p>
          </table:table-cell>
          <table:table-cell office:value-type="float" office:value="0.996296296296296" calcext:value-type="float">
            <text:p>0.9962962962962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9" calcext:value-type="float">
            <text:p>9</text:p>
          </table:table-cell>
          <table:table-cell office:value-type="float" office:value="0.245812912369065" calcext:value-type="float">
            <text:p>0.245812912369065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975277734313879" calcext:value-type="float">
            <text:p>0.975277734313879</text:p>
          </table:table-cell>
          <table:table-cell office:value-type="float" office:value="0.987175324675325" calcext:value-type="float">
            <text:p>0.9871753246753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11" calcext:value-type="float">
            <text:p>11</text:p>
          </table:table-cell>
          <table:table-cell office:value-type="float" office:value="0.178410940682347" calcext:value-type="float">
            <text:p>0.178410940682347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973177134516556" calcext:value-type="float">
            <text:p>0.973177134516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107548650084914" calcext:value-type="float">
            <text:p>0.107548650084914</text:p>
          </table:table-cell>
          <table:table-cell office:value-type="float" office:value="0.991979166666667" calcext:value-type="float">
            <text:p>0.991979166666667</text:p>
          </table:table-cell>
          <table:table-cell office:value-type="float" office:value="0.990526748971193" calcext:value-type="float">
            <text:p>0.990526748971193</text:p>
          </table:table-cell>
          <table:table-cell office:value-type="float" office:value="0.996825396825397" calcext:value-type="float">
            <text:p>0.9968253968253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.1187264786933" calcext:value-type="float">
            <text:p>0.1187264786933</text:p>
          </table:table-cell>
          <table:table-cell office:value-type="float" office:value="0.991927083333333" calcext:value-type="float">
            <text:p>0.991927083333333</text:p>
          </table:table-cell>
          <table:table-cell office:value-type="float" office:value="0.991769547325103" calcext:value-type="float">
            <text:p>0.991769547325103</text:p>
          </table:table-cell>
          <table:table-cell office:value-type="float" office:value="0.995394736842105" calcext:value-type="float">
            <text:p>0.9953947368421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231615447443868" calcext:value-type="float">
            <text:p>0.231615447443868</text:p>
          </table:table-cell>
          <table:table-cell office:value-type="float" office:value="0.982387152777778" calcext:value-type="float">
            <text:p>0.982387152777778</text:p>
          </table:table-cell>
          <table:table-cell office:value-type="float" office:value="0.977494992850099" calcext:value-type="float">
            <text:p>0.977494992850099</text:p>
          </table:table-cell>
          <table:table-cell office:value-type="float" office:value="0.993691791206411" calcext:value-type="float">
            <text:p>0.9936917912064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255091647541967" calcext:value-type="float">
            <text:p>0.255091647541967</text:p>
          </table:table-cell>
          <table:table-cell office:value-type="float" office:value="0.979166666666667" calcext:value-type="float">
            <text:p>0.979166666666667</text:p>
          </table:table-cell>
          <table:table-cell table:number-columns-repeated="2" office:value-type="float" office:value="0.982431320209098" calcext:value-type="float">
            <text:p>0.9824313202090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0.187362685012583" calcext:value-type="float">
            <text:p>0.187362685012583</text:p>
          </table:table-cell>
          <table:table-cell office:value-type="float" office:value="0.986866319444444" calcext:value-type="float">
            <text:p>0.986866319444444</text:p>
          </table:table-cell>
          <table:table-cell office:value-type="float" office:value="0.982695668182803" calcext:value-type="float">
            <text:p>0.982695668182803</text:p>
          </table:table-cell>
          <table:table-cell office:value-type="float" office:value="0.995884773662552" calcext:value-type="float">
            <text:p>0.9958847736625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0.0959601667668013" calcext:value-type="float">
            <text:p>0.095960166766801</text:p>
          </table:table-cell>
          <table:table-cell office:value-type="float" office:value="0.993394097222222" calcext:value-type="float">
            <text:p>0.993394097222222</text:p>
          </table:table-cell>
          <table:table-cell office:value-type="float" office:value="0.992766815796508" calcext:value-type="float">
            <text:p>0.992766815796508</text:p>
          </table:table-cell>
          <table:table-cell office:value-type="float" office:value="0.997294375857339" calcext:value-type="float">
            <text:p>0.9972943758573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0.408927859396055" calcext:value-type="float">
            <text:p>0.408927859396055</text:p>
          </table:table-cell>
          <table:table-cell office:value-type="float" office:value="0.906944444444444" calcext:value-type="float">
            <text:p>0.906944444444444</text:p>
          </table:table-cell>
          <table:table-cell office:value-type="float" office:value="0.890670947112946" calcext:value-type="float">
            <text:p>0.890670947112946</text:p>
          </table:table-cell>
          <table:table-cell office:value-type="float" office:value="0.994019204389575" calcext:value-type="float">
            <text:p>0.9940192043895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7" calcext:value-type="float">
            <text:p>7</text:p>
          </table:table-cell>
          <table:table-cell office:value-type="float" office:value="0.213917299133129" calcext:value-type="float">
            <text:p>0.213917299133129</text:p>
          </table:table-cell>
          <table:table-cell office:value-type="float" office:value="0.986128472222222" calcext:value-type="float">
            <text:p>0.986128472222222</text:p>
          </table:table-cell>
          <table:table-cell office:value-type="float" office:value="0.983482854783481" calcext:value-type="float">
            <text:p>0.983482854783481</text:p>
          </table:table-cell>
          <table:table-cell office:value-type="float" office:value="0.995164030608029" calcext:value-type="float">
            <text:p>0.9951640306080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9" calcext:value-type="float">
            <text:p>9</text:p>
          </table:table-cell>
          <table:table-cell office:value-type="float" office:value="0.244122146016747" calcext:value-type="float">
            <text:p>0.244122146016747</text:p>
          </table:table-cell>
          <table:table-cell office:value-type="float" office:value="0.98109375" calcext:value-type="float">
            <text:p>0.98109375</text:p>
          </table:table-cell>
          <table:table-cell office:value-type="float" office:value="0.978083430667244" calcext:value-type="float">
            <text:p>0.978083430667244</text:p>
          </table:table-cell>
          <table:table-cell office:value-type="float" office:value="0.992121212121212" calcext:value-type="float">
            <text:p>0.9921212121212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11" calcext:value-type="float">
            <text:p>11</text:p>
          </table:table-cell>
          <table:table-cell office:value-type="float" office:value="0.23772061891411" calcext:value-type="float">
            <text:p>0.23772061891411</text:p>
          </table:table-cell>
          <table:table-cell office:value-type="float" office:value="0.981762152777778" calcext:value-type="float">
            <text:p>0.981762152777778</text:p>
          </table:table-cell>
          <table:table-cell office:value-type="float" office:value="0.982846844992569" calcext:value-type="float">
            <text:p>0.982846844992569</text:p>
          </table:table-cell>
          <table:table-cell office:value-type="float" office:value="0.987551440329218" calcext:value-type="float">
            <text:p>0.9875514403292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825633886701411" calcext:value-type="float">
            <text:p>0.825633886701411</text:p>
          </table:table-cell>
          <table:table-cell office:value-type="float" office:value="0.727612847222222" calcext:value-type="float">
            <text:p>0.727612847222222</text:p>
          </table:table-cell>
          <table:table-cell office:value-type="float" office:value="0.700467164612768" calcext:value-type="float">
            <text:p>0.700467164612768</text:p>
          </table:table-cell>
          <table:table-cell office:value-type="float" office:value="0.991797924297924" calcext:value-type="float">
            <text:p>0.9917979242979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31707222705334" calcext:value-type="float">
            <text:p>0.831707222705334</text:p>
          </table:table-cell>
          <table:table-cell office:value-type="float" office:value="0.619427083333333" calcext:value-type="float">
            <text:p>0.619427083333333</text:p>
          </table:table-cell>
          <table:table-cell office:value-type="float" office:value="0.593193769514741" calcext:value-type="float">
            <text:p>0.593193769514741</text:p>
          </table:table-cell>
          <table:table-cell office:value-type="float" office:value="0.995238095238095" calcext:value-type="float">
            <text:p>0.9952380952380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0.49655665387663" calcext:value-type="float">
            <text:p>0.49655665387663</text:p>
          </table:table-cell>
          <table:table-cell office:value-type="float" office:value="0.909131944444444" calcext:value-type="float">
            <text:p>0.909131944444444</text:p>
          </table:table-cell>
          <table:table-cell office:value-type="float" office:value="0.900440357154949" calcext:value-type="float">
            <text:p>0.900440357154949</text:p>
          </table:table-cell>
          <table:table-cell office:value-type="float" office:value="0.988272124100551" calcext:value-type="float">
            <text:p>0.9882721241005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9" calcext:value-type="float">
            <text:p>9</text:p>
          </table:table-cell>
          <table:table-cell office:value-type="float" office:value="0.356418343334614" calcext:value-type="float">
            <text:p>0.356418343334614</text:p>
          </table:table-cell>
          <table:table-cell office:value-type="float" office:value="0.965277777777778" calcext:value-type="float">
            <text:p>0.965277777777778</text:p>
          </table:table-cell>
          <table:table-cell office:value-type="float" office:value="0.95827136587212" calcext:value-type="float">
            <text:p>0.95827136587212</text:p>
          </table:table-cell>
          <table:table-cell office:value-type="float" office:value="0.987325944870702" calcext:value-type="float">
            <text:p>0.9873259448707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11" calcext:value-type="float">
            <text:p>11</text:p>
          </table:table-cell>
          <table:table-cell office:value-type="float" office:value="0.423377510468518" calcext:value-type="float">
            <text:p>0.423377510468518</text:p>
          </table:table-cell>
          <table:table-cell office:value-type="float" office:value="0.918289930555556" calcext:value-type="float">
            <text:p>0.918289930555556</text:p>
          </table:table-cell>
          <table:table-cell office:value-type="float" office:value="0.888205840521971" calcext:value-type="float">
            <text:p>0.888205840521971</text:p>
          </table:table-cell>
          <table:table-cell office:value-type="float" office:value="0.995614035087719" calcext:value-type="float">
            <text:p>0.9956140350877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512974066597335" calcext:value-type="float">
            <text:p>0.512974066597335</text:p>
          </table:table-cell>
          <table:table-cell office:value-type="float" office:value="0.791605902777778" calcext:value-type="float">
            <text:p>0.791605902777778</text:p>
          </table:table-cell>
          <table:table-cell office:value-type="float" office:value="0.770308331551269" calcext:value-type="float">
            <text:p>0.770308331551269</text:p>
          </table:table-cell>
          <table:table-cell office:value-type="float" office:value="0.996031746031746" calcext:value-type="float">
            <text:p>0.9960317460317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5" calcext:value-type="float">
            <text:p>5</text:p>
          </table:table-cell>
          <table:table-cell office:value-type="float" office:value="0.185966458605974" calcext:value-type="float">
            <text:p>0.185966458605974</text:p>
          </table:table-cell>
          <table:table-cell office:value-type="float" office:value="0.987829861111111" calcext:value-type="float">
            <text:p>0.987829861111111</text:p>
          </table:table-cell>
          <table:table-cell office:value-type="float" office:value="0.982378734770493" calcext:value-type="float">
            <text:p>0.982378734770493</text:p>
          </table:table-cell>
          <table:table-cell office:value-type="float" office:value="0.998312757201646" calcext:value-type="float">
            <text:p>0.9983127572016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7" calcext:value-type="float">
            <text:p>7</text:p>
          </table:table-cell>
          <table:table-cell office:value-type="float" office:value="0.0942312033772873" calcext:value-type="float">
            <text:p>0.094231203377287</text:p>
          </table:table-cell>
          <table:table-cell office:value-type="float" office:value="0.994791666666667" calcext:value-type="float">
            <text:p>0.994791666666667</text:p>
          </table:table-cell>
          <table:table-cell table:number-columns-repeated="2" office:value-type="float" office:value="0.995495495495495" calcext:value-type="float">
            <text:p>0.9954954954954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9" calcext:value-type="float">
            <text:p>9</text:p>
          </table:table-cell>
          <table:table-cell office:value-type="float" office:value="0.155559815517432" calcext:value-type="float">
            <text:p>0.155559815517432</text:p>
          </table:table-cell>
          <table:table-cell office:value-type="float" office:value="0.989583333333333" calcext:value-type="float">
            <text:p>0.989583333333333</text:p>
          </table:table-cell>
          <table:table-cell office:value-type="float" office:value="0.987704506674696" calcext:value-type="float">
            <text:p>0.987704506674696</text:p>
          </table:table-cell>
          <table:table-cell office:value-type="float" office:value="0.995726495726496" calcext:value-type="float">
            <text:p>0.9957264957264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11" calcext:value-type="float">
            <text:p>11</text:p>
          </table:table-cell>
          <table:table-cell office:value-type="float" office:value="0.262741508978543" calcext:value-type="float">
            <text:p>0.262741508978543</text:p>
          </table:table-cell>
          <table:table-cell office:value-type="float" office:value="0.975052083333333" calcext:value-type="float">
            <text:p>0.975052083333333</text:p>
          </table:table-cell>
          <table:table-cell office:value-type="float" office:value="0.972825718315663" calcext:value-type="float">
            <text:p>0.972825718315663</text:p>
          </table:table-cell>
          <table:table-cell office:value-type="float" office:value="0.987011526485211" calcext:value-type="float">
            <text:p>0.9870115264852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221206705333212" calcext:value-type="float">
            <text:p>0.221206705333212</text:p>
          </table:table-cell>
          <table:table-cell office:value-type="float" office:value="0.984592013888889" calcext:value-type="float">
            <text:p>0.984592013888889</text:p>
          </table:table-cell>
          <table:table-cell office:value-type="float" office:value="0.979691775604062" calcext:value-type="float">
            <text:p>0.979691775604062</text:p>
          </table:table-cell>
          <table:table-cell office:value-type="float" office:value="0.996031746031746" calcext:value-type="float">
            <text:p>0.9960317460317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.0815844007451555" calcext:value-type="float">
            <text:p>0.081584400745156</text:p>
          </table:table-cell>
          <table:table-cell office:value-type="float" office:value="0.995347222222222" calcext:value-type="float">
            <text:p>0.995347222222222</text:p>
          </table:table-cell>
          <table:table-cell office:value-type="float" office:value="0.992479290257068" calcext:value-type="float">
            <text:p>0.992479290257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0793820050728085" calcext:value-type="float">
            <text:p>0.079382005072809</text:p>
          </table:table-cell>
          <table:table-cell office:value-type="float" office:value="0.994791666666667" calcext:value-type="float">
            <text:p>0.994791666666667</text:p>
          </table:table-cell>
          <table:table-cell office:value-type="float" office:value="0.99250936329588" calcext:value-type="float">
            <text:p>0.99250936329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227008596688572" calcext:value-type="float">
            <text:p>0.227008596688572</text:p>
          </table:table-cell>
          <table:table-cell office:value-type="float" office:value="0.981996527777778" calcext:value-type="float">
            <text:p>0.981996527777778</text:p>
          </table:table-cell>
          <table:table-cell office:value-type="float" office:value="0.98413467142333" calcext:value-type="float">
            <text:p>0.98413467142333</text:p>
          </table:table-cell>
          <table:table-cell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0.135739062114321" calcext:value-type="float">
            <text:p>0.135739062114321</text:p>
          </table:table-cell>
          <table:table-cell office:value-type="float" office:value="0.989583333333333" calcext:value-type="float">
            <text:p>0.989583333333333</text:p>
          </table:table-cell>
          <table:table-cell office:value-type="float" office:value="0.983823529411764" calcext:value-type="float">
            <text:p>0.983823529411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0.158820256107822" calcext:value-type="float">
            <text:p>0.158820256107822</text:p>
          </table:table-cell>
          <table:table-cell office:value-type="float" office:value="0.990789930555555" calcext:value-type="float">
            <text:p>0.990789930555555</text:p>
          </table:table-cell>
          <table:table-cell office:value-type="float" office:value="0.990080706442578" calcext:value-type="float">
            <text:p>0.990080706442578</text:p>
          </table:table-cell>
          <table:table-cell office:value-type="float" office:value="0.995261110197819" calcext:value-type="float">
            <text:p>0.9952611101978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0.0873811198195565" calcext:value-type="float">
            <text:p>0.087381119819557</text:p>
          </table:table-cell>
          <table:table-cell office:value-type="float" office:value="0.992361111111111" calcext:value-type="float">
            <text:p>0.992361111111111</text:p>
          </table:table-cell>
          <table:table-cell office:value-type="float" office:value="0.987363255066286" calcext:value-type="float">
            <text:p>0.987363255066286</text:p>
          </table:table-cell>
          <table:table-cell office:value-type="float" office:value="0.99997256515775" calcext:value-type="float">
            <text:p>0.999972565157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 office:value-type="float" office:value="7" calcext:value-type="float">
            <text:p>7</text:p>
          </table:table-cell>
          <table:table-cell office:value-type="float" office:value="0.0929434809883984" calcext:value-type="float">
            <text:p>0.092943480988398</text:p>
          </table:table-cell>
          <table:table-cell office:value-type="float" office:value="0.993758680555556" calcext:value-type="float">
            <text:p>0.993758680555556</text:p>
          </table:table-cell>
          <table:table-cell office:value-type="float" office:value="0.99291456000963" calcext:value-type="float">
            <text:p>0.99291456000963</text:p>
          </table:table-cell>
          <table:table-cell office:value-type="float" office:value="0.996212832550861" calcext:value-type="float">
            <text:p>0.9962128325508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 office:value-type="float" office:value="9" calcext:value-type="float">
            <text:p>9</text:p>
          </table:table-cell>
          <table:table-cell office:value-type="float" office:value="0.166330953703013" calcext:value-type="float">
            <text:p>0.166330953703013</text:p>
          </table:table-cell>
          <table:table-cell office:value-type="float" office:value="0.988029513888889" calcext:value-type="float">
            <text:p>0.988029513888889</text:p>
          </table:table-cell>
          <table:table-cell office:value-type="float" office:value="0.98493481379597" calcext:value-type="float">
            <text:p>0.98493481379597</text:p>
          </table:table-cell>
          <table:table-cell office:value-type="float" office:value="0.995518217893218" calcext:value-type="float">
            <text:p>0.9955182178932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 office:value-type="float" office:value="11" calcext:value-type="float">
            <text:p>11</text:p>
          </table:table-cell>
          <table:table-cell office:value-type="float" office:value="0.339919808264373" calcext:value-type="float">
            <text:p>0.33991980826437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70826869543895" calcext:value-type="float">
            <text:p>0.970826869543895</text:p>
          </table:table-cell>
          <table:table-cell office:value-type="float" office:value="0.979143196161268" calcext:value-type="float">
            <text:p>0.979143196161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00-00-00</text:date>, <text:time style:data-style-name="N2" text:time-value="13:12:36.188314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35:16.504399376</meta:creation-date>
    <dc:date>2019-04-24T14:05:45.662228811</dc:date>
    <meta:editing-duration>PT2H41M3S</meta:editing-duration>
    <meta:editing-cycles>21</meta:editing-cycles>
    <meta:generator>LibreOffice/6.0.7.3$Linux_X86_64 LibreOffice_project/00m0$Build-3</meta:generator>
    <meta:document-statistic meta:table-count="9" meta:cell-count="7630" meta:object-count="0"/>
  </office:meta>
</office:document-meta>
</file>